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P2" style:family="paragraph" style:parent-style-name="Standard">
      <style:paragraph-properties fo:break-before="auto" fo:line-height="115%" fo:margin-bottom="0cm" style:writing-mode="lr-tb"/>
    </style:style>
    <style:style style:name="P3" style:family="paragraph" style:parent-style-name="Standard">
      <style:paragraph-properties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>
      <style:text-properties fo:color="#0000ff" style:text-underline-style="solid" style:text-underline-color="font-color"/>
    </style:style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  <style:style style:name="T5_427" style:family="text"/>
    <style:style style:name="T5_428" style:family="text"/>
    <style:style style:name="T5_429" style:family="text"/>
    <style:style style:name="T5_430" style:family="text"/>
    <style:style style:name="T5_431" style:family="text"/>
    <style:style style:name="T5_432" style:family="text"/>
    <style:style style:name="T5_433" style:family="text"/>
    <style:style style:name="T5_434" style:family="text"/>
    <style:style style:name="T5_435" style:family="text"/>
    <style:style style:name="T5_436" style:family="text"/>
    <style:style style:name="T5_437" style:family="text"/>
    <style:style style:name="T5_438" style:family="text"/>
    <style:style style:name="T5_439" style:family="text"/>
    <style:style style:name="T5_440" style:family="text"/>
    <style:style style:name="T5_441" style:family="text"/>
    <style:style style:name="T5_442" style:family="text"/>
    <style:style style:name="T5_443" style:family="text"/>
    <style:style style:name="T5_444" style:family="text"/>
    <style:style style:name="T5_445" style:family="text"/>
    <style:style style:name="T5_446" style:family="text"/>
    <style:style style:name="T5_447" style:family="text"/>
    <style:style style:name="T5_448" style:family="text"/>
    <style:style style:name="T5_449" style:family="text"/>
    <style:style style:name="T5_450" style:family="text"/>
    <style:style style:name="T5_451" style:family="text"/>
    <style:style style:name="T5_452" style:family="text"/>
    <style:style style:name="T5_453" style:family="text"/>
    <style:style style:name="T5_454" style:family="text"/>
    <style:style style:name="T5_455" style:family="text"/>
    <style:style style:name="T5_456" style:family="text"/>
    <style:style style:name="T5_457" style:family="text"/>
    <style:style style:name="T5_458" style:family="text"/>
    <style:style style:name="T5_459" style:family="text"/>
    <style:style style:name="T5_460" style:family="text"/>
    <style:style style:name="T5_461" style:family="text"/>
    <style:style style:name="T5_462" style:family="text"/>
    <style:style style:name="T5_463" style:family="text"/>
    <style:style style:name="T5_464" style:family="text"/>
    <style:style style:name="T5_465" style:family="text"/>
    <style:style style:name="T5_466" style:family="text"/>
    <style:style style:name="T5_467" style:family="text"/>
    <style:style style:name="T5_468" style:family="text"/>
    <style:style style:name="T5_469" style:family="text"/>
    <style:style style:name="T5_470" style:family="text"/>
    <style:style style:name="T5_471" style:family="text"/>
    <style:style style:name="T5_472" style:family="text"/>
    <style:style style:name="T5_473" style:family="text"/>
    <style:style style:name="T5_474" style:family="text"/>
    <style:style style:name="T5_475" style:family="text"/>
    <style:style style:name="T5_476" style:family="text"/>
    <style:style style:name="T5_477" style:family="text"/>
    <style:style style:name="T5_478" style:family="text"/>
    <style:style style:name="T5_479" style:family="text"/>
    <style:style style:name="T5_480" style:family="text"/>
    <style:style style:name="T5_481" style:family="text"/>
    <style:style style:name="T5_482" style:family="text"/>
    <style:style style:name="T5_483" style:family="text"/>
    <style:style style:name="T5_484" style:family="text"/>
    <style:style style:name="T5_485" style:family="text"/>
    <style:style style:name="T5_486" style:family="text"/>
    <style:style style:name="T5_487" style:family="text"/>
    <style:style style:name="T5_488" style:family="text"/>
    <style:style style:name="T5_489" style:family="text"/>
    <style:style style:name="T5_490" style:family="text"/>
    <style:style style:name="T5_491" style:family="text"/>
    <style:style style:name="T5_492" style:family="text"/>
    <style:style style:name="T5_493" style:family="text"/>
    <style:style style:name="T5_494" style:family="text"/>
    <style:style style:name="T5_495" style:family="text"/>
    <style:style style:name="T5_496" style:family="text"/>
    <style:style style:name="T5_497" style:family="text"/>
    <style:style style:name="T5_498" style:family="text"/>
    <style:style style:name="T5_499" style:family="text"/>
    <style:style style:name="T5_500" style:family="text"/>
    <style:style style:name="T5_501" style:family="text"/>
    <style:style style:name="T5_502" style:family="text"/>
    <style:style style:name="T5_503" style:family="text"/>
    <style:style style:name="T5_504" style:family="text"/>
    <style:style style:name="T5_505" style:family="text"/>
    <style:style style:name="T5_506" style:family="text"/>
    <style:style style:name="T5_507" style:family="text"/>
    <style:style style:name="T5_508" style:family="text"/>
    <style:style style:name="T5_509" style:family="text"/>
    <style:style style:name="T5_510" style:family="text"/>
    <style:style style:name="T5_511" style:family="text"/>
    <style:style style:name="T5_512" style:family="text"/>
    <style:style style:name="T5_513" style:family="text">
      <style:text-properties fo:color="#0000ff" style:text-underline-style="solid" style:text-underline-color="font-color"/>
    </style:style>
    <style:style style:name="T5_514" style:family="text"/>
    <style:style style:name="T5_515" style:family="text"/>
    <style:style style:name="T5_516" style:family="text"/>
    <style:style style:name="T5_517" style:family="text"/>
    <style:style style:name="T5_518" style:family="text"/>
    <style:style style:name="T5_519" style:family="text"/>
    <style:style style:name="T5_520" style:family="text"/>
    <style:style style:name="T5_521" style:family="text"/>
    <style:style style:name="T5_522" style:family="text"/>
    <style:style style:name="T5_523" style:family="text"/>
    <style:style style:name="T5_524" style:family="text"/>
    <style:style style:name="T5_525" style:family="text"/>
    <style:style style:name="T5_526" style:family="text"/>
    <style:style style:name="T5_527" style:family="text"/>
    <style:style style:name="T5_528" style:family="text"/>
    <style:style style:name="T5_529" style:family="text"/>
    <style:style style:name="T5_530" style:family="text"/>
    <style:style style:name="T5_531" style:family="text"/>
    <style:style style:name="T5_532" style:family="text"/>
    <style:style style:name="T5_533" style:family="text"/>
    <style:style style:name="T5_534" style:family="text"/>
    <style:style style:name="T5_535" style:family="text"/>
    <style:style style:name="T5_536" style:family="text"/>
    <style:style style:name="T5_537" style:family="text"/>
    <style:style style:name="T5_538" style:family="text"/>
    <style:style style:name="T5_539" style:family="text"/>
    <style:style style:name="T5_540" style:family="text"/>
    <style:style style:name="T5_541" style:family="text"/>
    <style:style style:name="T5_542" style:family="text"/>
    <style:style style:name="T5_543" style:family="text"/>
    <style:style style:name="T5_544" style:family="text"/>
    <style:style style:name="T5_545" style:family="text"/>
    <style:style style:name="T5_546" style:family="text"/>
    <style:style style:name="T5_547" style:family="text"/>
    <style:style style:name="T5_548" style:family="text"/>
    <style:style style:name="T5_549" style:family="text"/>
    <style:style style:name="T5_550" style:family="text"/>
    <style:style style:name="T5_551" style:family="text"/>
    <style:style style:name="T5_552" style:family="text"/>
    <style:style style:name="T5_553" style:family="text"/>
    <style:style style:name="T5_554" style:family="text"/>
    <style:style style:name="T5_555" style:family="text"/>
    <style:style style:name="T5_556" style:family="text"/>
    <style:style style:name="T5_557" style:family="text"/>
    <style:style style:name="T5_558" style:family="text"/>
    <style:style style:name="T5_559" style:family="text"/>
    <style:style style:name="T5_560" style:family="text"/>
    <style:style style:name="T5_561" style:family="text"/>
    <style:style style:name="T5_562" style:family="text"/>
    <style:style style:name="T5_563" style:family="text"/>
    <style:style style:name="T5_564" style:family="text"/>
    <style:style style:name="T5_565" style:family="text"/>
    <style:style style:name="T5_566" style:family="text"/>
    <style:style style:name="T5_567" style:family="text"/>
    <style:style style:name="T5_568" style:family="text"/>
    <style:style style:name="T5_569" style:family="text"/>
    <style:style style:name="T5_570" style:family="text"/>
    <style:style style:name="T5_571" style:family="text"/>
    <style:style style:name="T5_572" style:family="text"/>
    <style:style style:name="T5_573" style:family="text"/>
    <style:style style:name="T5_574" style:family="text"/>
    <style:style style:name="T5_575" style:family="text"/>
    <style:style style:name="T5_576" style:family="text"/>
    <style:style style:name="T5_577" style:family="text"/>
    <style:style style:name="T5_578" style:family="text"/>
    <style:style style:name="T5_579" style:family="text"/>
    <style:style style:name="T5_580" style:family="text"/>
    <style:style style:name="T5_581" style:family="text"/>
    <style:style style:name="T5_582" style:family="text"/>
    <style:style style:name="T5_583" style:family="text"/>
    <style:style style:name="T5_584" style:family="text"/>
    <style:style style:name="T5_585" style:family="text"/>
    <style:style style:name="T5_586" style:family="text"/>
    <style:style style:name="T5_587" style:family="text"/>
    <style:style style:name="T5_588" style:family="text"/>
    <style:style style:name="T5_589" style:family="text"/>
    <style:style style:name="T5_590" style:family="text"/>
    <style:style style:name="T5_591" style:family="text"/>
    <style:style style:name="T5_592" style:family="text"/>
    <style:style style:name="T5_593" style:family="text"/>
    <style:style style:name="T5_594" style:family="text"/>
    <style:style style:name="T5_595" style:family="text"/>
    <style:style style:name="T5_596" style:family="text"/>
    <style:style style:name="T5_597" style:family="text"/>
    <style:style style:name="T5_598" style:family="text"/>
    <style:style style:name="T5_599" style:family="text"/>
    <style:style style:name="T5_600" style:family="text"/>
    <style:style style:name="T5_601" style:family="text"/>
    <style:style style:name="T5_602" style:family="text"/>
    <style:style style:name="T5_603" style:family="text"/>
    <style:style style:name="T5_604" style:family="text"/>
    <style:style style:name="T5_605" style:family="text"/>
    <style:style style:name="T5_606" style:family="text"/>
    <style:style style:name="T5_607" style:family="text"/>
    <style:style style:name="T5_608" style:family="text"/>
    <style:style style:name="T5_609" style:family="text"/>
    <style:style style:name="T5_610" style:family="text"/>
    <style:style style:name="T5_611" style:family="text"/>
    <style:style style:name="T5_612" style:family="text"/>
    <style:style style:name="T5_613" style:family="text"/>
    <style:style style:name="T5_614" style:family="text"/>
    <style:style style:name="T5_615" style:family="text"/>
    <style:style style:name="T5_616" style:family="text"/>
    <style:style style:name="T5_617" style:family="text"/>
    <style:style style:name="T5_618" style:family="text"/>
    <style:style style:name="T5_619" style:family="text"/>
    <style:style style:name="T5_620" style:family="text"/>
    <style:style style:name="T5_621" style:family="text"/>
    <style:style style:name="T5_622" style:family="text"/>
    <style:style style:name="T5_623" style:family="text"/>
    <style:style style:name="T5_624" style:family="text"/>
    <style:style style:name="T5_625" style:family="text"/>
    <style:style style:name="T5_626" style:family="text"/>
    <style:style style:name="T5_627" style:family="text"/>
    <style:style style:name="T5_628" style:family="text"/>
    <style:style style:name="T5_629" style:family="text"/>
    <style:style style:name="T5_630" style:family="text"/>
    <style:style style:name="T5_631" style:family="text"/>
    <style:style style:name="T5_632" style:family="text"/>
    <style:style style:name="T5_633" style:family="text"/>
    <style:style style:name="T5_634" style:family="text"/>
    <style:style style:name="T5_635" style:family="text"/>
    <style:style style:name="T5_636" style:family="text"/>
    <style:style style:name="T5_637" style:family="text"/>
    <style:style style:name="T5_638" style:family="text"/>
    <style:style style:name="T5_639" style:family="text"/>
    <style:style style:name="T5_640" style:family="text"/>
    <style:style style:name="T5_641" style:family="text"/>
    <style:style style:name="T5_642" style:family="text"/>
    <style:style style:name="T5_643" style:family="text"/>
    <style:style style:name="T5_644" style:family="text"/>
    <style:style style:name="T5_645" style:family="text"/>
    <style:style style:name="T5_646" style:family="text"/>
    <style:style style:name="T5_647" style:family="text"/>
    <style:style style:name="T5_648" style:family="text"/>
    <style:style style:name="T5_649" style:family="text"/>
    <style:style style:name="T5_650" style:family="text"/>
    <style:style style:name="T5_651" style:family="text"/>
    <style:style style:name="T5_652" style:family="text"/>
    <style:style style:name="T5_653" style:family="text"/>
    <style:style style:name="T5_654" style:family="text"/>
    <style:style style:name="T5_655" style:family="text"/>
    <style:style style:name="T5_656" style:family="text"/>
    <style:style style:name="T5_657" style:family="text"/>
    <style:style style:name="T5_658" style:family="text"/>
    <style:style style:name="T5_659" style:family="text"/>
    <style:style style:name="T5_660" style:family="text"/>
    <style:style style:name="T5_661" style:family="text"/>
    <style:style style:name="T5_662" style:family="text"/>
    <style:style style:name="T5_663" style:family="text"/>
    <style:style style:name="T5_664" style:family="text"/>
    <style:style style:name="T5_665" style:family="text"/>
    <style:style style:name="T5_666" style:family="text"/>
    <style:style style:name="T5_667" style:family="text"/>
    <style:style style:name="T5_668" style:family="text"/>
    <style:style style:name="T5_669" style:family="text"/>
    <style:style style:name="T5_670" style:family="text"/>
    <style:style style:name="T5_671" style:family="text"/>
    <style:style style:name="T5_672" style:family="text"/>
    <style:style style:name="T5_673" style:family="text"/>
    <style:style style:name="T5_674" style:family="text"/>
    <style:style style:name="T5_675" style:family="text"/>
    <style:style style:name="T5_676" style:family="text"/>
    <style:style style:name="T5_677" style:family="text"/>
    <style:style style:name="T5_678" style:family="text"/>
    <style:style style:name="T5_679" style:family="text"/>
    <style:style style:name="T5_680" style:family="text"/>
    <style:style style:name="T5_681" style:family="text"/>
    <style:style style:name="T5_682" style:family="text"/>
    <style:style style:name="T5_683" style:family="text"/>
    <style:style style:name="T5_684" style:family="text"/>
    <style:style style:name="T5_685" style:family="text"/>
    <style:style style:name="T5_686" style:family="text"/>
    <style:style style:name="T5_687" style:family="text"/>
    <style:style style:name="T5_688" style:family="text"/>
    <style:style style:name="T5_689" style:family="text"/>
    <style:style style:name="T5_690" style:family="text"/>
    <style:style style:name="T5_691" style:family="text"/>
    <style:style style:name="T5_692" style:family="text"/>
    <style:style style:name="T5_693" style:family="text"/>
    <style:style style:name="T5_694" style:family="text"/>
    <style:style style:name="T5_695" style:family="text"/>
    <style:style style:name="T5_696" style:family="text"/>
    <style:style style:name="T5_697" style:family="text"/>
    <style:style style:name="T5_698" style:family="text"/>
    <style:style style:name="T5_699" style:family="text"/>
    <style:style style:name="T5_700" style:family="text"/>
    <style:style style:name="T5_701" style:family="text"/>
    <style:style style:name="T5_702" style:family="text"/>
    <style:style style:name="T5_703" style:family="text"/>
    <style:style style:name="T5_704" style:family="text"/>
    <style:style style:name="T5_705" style:family="text"/>
    <style:style style:name="T5_706" style:family="text"/>
    <style:style style:name="T5_707" style:family="text"/>
    <style:style style:name="T5_708" style:family="text"/>
    <style:style style:name="T5_709" style:family="text"/>
    <style:style style:name="T5_710" style:family="text"/>
    <style:style style:name="T5_711" style:family="text"/>
    <style:style style:name="T5_712" style:family="text"/>
    <style:style style:name="T5_713" style:family="text"/>
    <style:style style:name="T5_714" style:family="text"/>
    <style:style style:name="T5_715" style:family="text"/>
    <style:style style:name="T5_716" style:family="text"/>
    <style:style style:name="T5_717" style:family="text"/>
    <style:style style:name="T5_718" style:family="text"/>
    <style:style style:name="T5_719" style:family="text"/>
    <style:style style:name="T5_720" style:family="text"/>
    <style:style style:name="T5_721" style:family="text"/>
    <style:style style:name="T5_722" style:family="text"/>
    <style:style style:name="T5_723" style:family="text"/>
    <style:style style:name="T5_724" style:family="text"/>
    <style:style style:name="T5_725" style:family="text"/>
    <style:style style:name="T5_726" style:family="text"/>
    <style:style style:name="T5_727" style:family="text"/>
    <style:style style:name="T5_728" style:family="text"/>
    <style:style style:name="T5_729" style:family="text"/>
    <style:style style:name="T5_730" style:family="text"/>
    <style:style style:name="T5_731" style:family="text"/>
    <style:style style:name="T5_732" style:family="text"/>
    <style:style style:name="T5_733" style:family="text"/>
    <style:style style:name="T5_734" style:family="text"/>
    <style:style style:name="T5_735" style:family="text"/>
    <style:style style:name="T5_736" style:family="text"/>
    <style:style style:name="T5_737" style:family="text"/>
    <style:style style:name="T5_738" style:family="text"/>
    <style:style style:name="T5_739" style:family="text"/>
    <style:style style:name="T5_740" style:family="text"/>
    <style:style style:name="T5_741" style:family="text"/>
    <style:style style:name="T5_742" style:family="text"/>
    <style:style style:name="T5_743" style:family="text"/>
    <style:style style:name="T5_744" style:family="text"/>
    <style:style style:name="T5_745" style:family="text"/>
    <style:style style:name="T5_746" style:family="text"/>
    <style:style style:name="T5_747" style:family="text"/>
    <style:style style:name="T5_748" style:family="text"/>
    <style:style style:name="T5_749" style:family="text"/>
    <style:style style:name="T5_750" style:family="text"/>
    <style:style style:name="T5_751" style:family="text"/>
    <style:style style:name="T5_752" style:family="text"/>
    <style:style style:name="T5_753" style:family="text"/>
    <style:style style:name="T5_754" style:family="text"/>
    <style:style style:name="T5_755" style:family="text"/>
    <style:style style:name="T5_756" style:family="text"/>
    <style:style style:name="T5_757" style:family="text"/>
    <style:style style:name="T5_758" style:family="text"/>
    <style:style style:name="T5_759" style:family="text"/>
    <style:style style:name="T5_760" style:family="text"/>
    <style:style style:name="T5_761" style:family="text"/>
    <style:style style:name="T5_762" style:family="text"/>
    <style:style style:name="T5_763" style:family="text"/>
    <style:style style:name="T5_764" style:family="text"/>
    <style:style style:name="T5_765" style:family="text"/>
    <style:style style:name="T5_766" style:family="text"/>
    <style:style style:name="T5_767" style:family="text"/>
    <style:style style:name="T5_768" style:family="text"/>
    <style:style style:name="T5_769" style:family="text"/>
    <style:style style:name="T5_770" style:family="text"/>
    <style:style style:name="T5_771" style:family="text"/>
    <style:style style:name="T5_772" style:family="text"/>
    <style:style style:name="T5_773" style:family="text"/>
    <style:style style:name="T5_774" style:family="text"/>
    <style:style style:name="T5_775" style:family="text"/>
    <style:style style:name="T5_776" style:family="text"/>
    <style:style style:name="T5_777" style:family="text"/>
    <style:style style:name="T5_778" style:family="text"/>
    <style:style style:name="T5_779" style:family="text"/>
    <style:style style:name="T5_780" style:family="text"/>
    <style:style style:name="T5_781" style:family="text"/>
    <style:style style:name="T5_782" style:family="text"/>
    <style:style style:name="T5_783" style:family="text"/>
    <style:style style:name="T5_784" style:family="text"/>
    <style:style style:name="T5_785" style:family="text"/>
    <style:style style:name="T5_786" style:family="text"/>
    <style:style style:name="T5_787" style:family="text"/>
    <style:style style:name="T5_788" style:family="text"/>
    <style:style style:name="T5_789" style:family="text"/>
    <style:style style:name="T5_790" style:family="text"/>
    <style:style style:name="T5_791" style:family="text"/>
    <style:style style:name="T5_792" style:family="text"/>
    <style:style style:name="T5_793" style:family="text"/>
    <style:style style:name="T5_794" style:family="text"/>
    <style:style style:name="T5_795" style:family="text"/>
    <style:style style:name="T5_796" style:family="text"/>
    <style:style style:name="T5_797" style:family="text"/>
    <style:style style:name="T5_798" style:family="text"/>
    <style:style style:name="T5_799" style:family="text"/>
    <style:style style:name="T5_800" style:family="text"/>
    <style:style style:name="T5_801" style:family="text"/>
    <style:style style:name="T5_802" style:family="text"/>
    <style:style style:name="T5_803" style:family="text"/>
    <style:style style:name="T5_804" style:family="text"/>
    <style:style style:name="T5_805" style:family="text"/>
    <style:style style:name="T5_806" style:family="text"/>
    <style:style style:name="T5_807" style:family="text"/>
    <style:style style:name="T5_808" style:family="text"/>
    <style:style style:name="T5_809" style:family="text"/>
    <style:style style:name="T5_810" style:family="text"/>
    <style:style style:name="T5_811" style:family="text"/>
    <style:style style:name="T5_812" style:family="text"/>
    <style:style style:name="T5_813" style:family="text"/>
    <style:style style:name="T5_814" style:family="text"/>
    <style:style style:name="T5_815" style:family="text"/>
    <style:style style:name="T5_816" style:family="text"/>
    <style:style style:name="T5_817" style:family="text"/>
    <style:style style:name="T5_818" style:family="text"/>
    <style:style style:name="T5_819" style:family="text"/>
    <style:style style:name="T5_820" style:family="text"/>
    <style:style style:name="T5_821" style:family="text"/>
    <style:style style:name="T5_822" style:family="text"/>
    <style:style style:name="T5_823" style:family="text"/>
    <style:style style:name="T5_824" style:family="text"/>
    <style:style style:name="T5_825" style:family="text"/>
    <style:style style:name="T5_826" style:family="text"/>
    <style:style style:name="T5_827" style:family="text"/>
    <style:style style:name="T5_828" style:family="text"/>
    <style:style style:name="T5_829" style:family="text"/>
    <style:style style:name="T5_830" style:family="text"/>
    <style:style style:name="T5_831" style:family="text"/>
    <style:style style:name="T5_832" style:family="text"/>
    <style:style style:name="T5_833" style:family="text"/>
    <style:style style:name="T5_834" style:family="text"/>
    <style:style style:name="T5_835" style:family="text"/>
    <style:style style:name="T5_836" style:family="text"/>
    <style:style style:name="T5_837" style:family="text"/>
    <style:style style:name="T5_838" style:family="text"/>
    <style:style style:name="T5_839" style:family="text"/>
    <style:style style:name="T5_840" style:family="text"/>
    <style:style style:name="T5_841" style:family="text"/>
    <style:style style:name="T5_842" style:family="text"/>
    <style:style style:name="T5_843" style:family="text"/>
    <style:style style:name="T5_844" style:family="text"/>
    <style:style style:name="T5_845" style:family="text"/>
    <style:style style:name="T5_846" style:family="text"/>
    <style:style style:name="T5_847" style:family="text"/>
    <style:style style:name="T5_848" style:family="text"/>
    <style:style style:name="T5_849" style:family="text"/>
    <style:style style:name="T5_850" style:family="text"/>
    <style:style style:name="T5_851" style:family="text"/>
    <style:style style:name="T5_852" style:family="text"/>
    <style:style style:name="T5_853" style:family="text"/>
    <style:style style:name="T5_854" style:family="text"/>
    <style:style style:name="T5_855" style:family="text"/>
    <style:style style:name="T5_856" style:family="text"/>
    <style:style style:name="T5_857" style:family="text"/>
    <style:style style:name="T5_858" style:family="text"/>
    <style:style style:name="T5_859" style:family="text"/>
    <style:style style:name="T5_860" style:family="text"/>
    <style:style style:name="T5_861" style:family="text"/>
    <style:style style:name="T5_862" style:family="text"/>
    <style:style style:name="T5_863" style:family="text"/>
    <style:style style:name="T5_864" style:family="text"/>
    <style:style style:name="T5_865" style:family="text"/>
    <style:style style:name="T5_866" style:family="text"/>
    <style:style style:name="T5_867" style:family="text"/>
    <style:style style:name="T5_868" style:family="text"/>
    <style:style style:name="T5_869" style:family="text"/>
    <style:style style:name="T5_870" style:family="text"/>
    <style:style style:name="T5_871" style:family="text"/>
    <style:style style:name="T5_872" style:family="text"/>
    <style:style style:name="T5_873" style:family="text"/>
    <style:style style:name="T5_874" style:family="text"/>
    <style:style style:name="T5_875" style:family="text"/>
    <style:style style:name="T5_876" style:family="text"/>
    <style:style style:name="T5_877" style:family="text"/>
    <style:style style:name="T5_878" style:family="text"/>
    <style:style style:name="T5_879" style:family="text"/>
    <style:style style:name="T5_880" style:family="text"/>
    <style:style style:name="T5_881" style:family="text"/>
    <style:style style:name="T5_882" style:family="text"/>
    <style:style style:name="T5_883" style:family="text"/>
    <style:style style:name="T5_884" style:family="text"/>
    <style:style style:name="T5_885" style:family="text"/>
    <style:style style:name="T5_886" style:family="text"/>
    <style:style style:name="T5_887" style:family="text"/>
    <style:style style:name="T5_888" style:family="text"/>
    <style:style style:name="T5_889" style:family="text"/>
    <style:style style:name="T5_890" style:family="text"/>
    <style:style style:name="T5_891" style:family="text"/>
    <style:style style:name="T5_892" style:family="text"/>
    <style:style style:name="T5_893" style:family="text"/>
    <style:style style:name="T5_894" style:family="text"/>
    <style:style style:name="T5_895" style:family="text"/>
    <style:style style:name="T5_896" style:family="text"/>
    <style:style style:name="T5_897" style:family="text"/>
    <style:style style:name="T5_898" style:family="text"/>
    <style:style style:name="T5_899" style:family="text"/>
    <style:style style:name="T5_900" style:family="text"/>
    <style:style style:name="T5_901" style:family="text"/>
    <style:style style:name="T5_902" style:family="text"/>
    <style:style style:name="T5_903" style:family="text"/>
    <style:style style:name="T5_904" style:family="text"/>
    <style:style style:name="T5_905" style:family="text"/>
    <style:style style:name="T5_906" style:family="text"/>
    <style:style style:name="T5_907" style:family="text"/>
    <style:style style:name="T5_908" style:family="text"/>
    <style:style style:name="T5_909" style:family="text"/>
    <style:style style:name="T5_910" style:family="text"/>
    <style:style style:name="T5_911" style:family="text"/>
    <style:style style:name="T5_912" style:family="text"/>
    <style:style style:name="T5_913" style:family="text"/>
    <style:style style:name="T5_914" style:family="text"/>
    <style:style style:name="T5_915" style:family="text"/>
    <style:style style:name="T5_916" style:family="text"/>
    <style:style style:name="T5_917" style:family="text"/>
    <style:style style:name="T5_918" style:family="text"/>
    <style:style style:name="T5_919" style:family="text"/>
    <style:style style:name="T5_920" style:family="text"/>
    <style:style style:name="T5_921" style:family="text"/>
    <style:style style:name="T5_922" style:family="text"/>
    <style:style style:name="T5_923" style:family="text"/>
    <style:style style:name="T5_924" style:family="text"/>
    <style:style style:name="T5_925" style:family="text"/>
    <style:style style:name="T5_926" style:family="text"/>
    <style:style style:name="T5_927" style:family="text"/>
    <style:style style:name="T5_928" style:family="text"/>
    <style:style style:name="T5_929" style:family="text"/>
    <style:style style:name="T5_930" style:family="text"/>
    <style:style style:name="T5_931" style:family="text"/>
    <style:style style:name="T5_932" style:family="text"/>
    <style:style style:name="T5_933" style:family="text"/>
    <style:style style:name="T5_934" style:family="text"/>
    <style:style style:name="T5_935" style:family="text"/>
    <style:style style:name="T5_936" style:family="text"/>
    <style:style style:name="T5_937" style:family="text"/>
    <style:style style:name="T5_938" style:family="text"/>
    <style:style style:name="T5_939" style:family="text"/>
    <style:style style:name="T5_940" style:family="text"/>
    <style:style style:name="T5_941" style:family="text"/>
    <style:style style:name="T5_942" style:family="text"/>
    <style:style style:name="T5_943" style:family="text"/>
    <style:style style:name="T5_944" style:family="text"/>
    <style:style style:name="T5_945" style:family="text"/>
    <style:style style:name="T5_946" style:family="text"/>
    <style:style style:name="T5_947" style:family="text"/>
    <style:style style:name="T5_948" style:family="text"/>
    <style:style style:name="T5_949" style:family="text"/>
    <style:style style:name="T5_950" style:family="text"/>
    <style:style style:name="T5_951" style:family="text"/>
    <style:style style:name="T5_952" style:family="text"/>
    <style:style style:name="T5_953" style:family="text"/>
    <style:style style:name="T5_954" style:family="text"/>
    <style:style style:name="T5_955" style:family="text"/>
    <style:style style:name="T5_956" style:family="text"/>
    <style:style style:name="T5_957" style:family="text"/>
    <style:style style:name="T5_958" style:family="text"/>
    <style:style style:name="T5_959" style:family="text"/>
    <style:style style:name="T5_960" style:family="text"/>
    <style:style style:name="T5_961" style:family="text"/>
    <style:style style:name="T5_962" style:family="text"/>
    <style:style style:name="T5_963" style:family="text"/>
    <style:style style:name="T5_964" style:family="text"/>
    <style:style style:name="T5_965" style:family="text"/>
    <style:style style:name="T5_966" style:family="text"/>
    <style:style style:name="T5_967" style:family="text"/>
    <style:style style:name="T5_968" style:family="text"/>
    <style:style style:name="T5_969" style:family="text"/>
    <style:style style:name="T5_970" style:family="text"/>
    <style:style style:name="T5_971" style:family="text"/>
    <style:style style:name="T5_972" style:family="text"/>
    <style:style style:name="T5_973" style:family="text"/>
    <style:style style:name="T5_974" style:family="text"/>
    <style:style style:name="T5_975" style:family="text"/>
    <style:style style:name="T5_976" style:family="text"/>
    <style:style style:name="T5_977" style:family="text"/>
    <style:style style:name="T5_978" style:family="text"/>
    <style:style style:name="T5_979" style:family="text"/>
    <style:style style:name="T5_980" style:family="text"/>
    <style:style style:name="T5_981" style:family="text"/>
    <style:style style:name="T5_982" style:family="text"/>
    <style:style style:name="T5_983" style:family="text"/>
    <style:style style:name="T5_984" style:family="text"/>
    <style:style style:name="T5_985" style:family="text"/>
    <style:style style:name="T5_986" style:family="text"/>
    <style:style style:name="T5_987" style:family="text"/>
    <style:style style:name="T5_988" style:family="text"/>
    <style:style style:name="T5_989" style:family="text"/>
    <style:style style:name="T5_990" style:family="text"/>
    <style:style style:name="T5_991" style:family="text"/>
    <style:style style:name="T5_992" style:family="text"/>
    <style:style style:name="T5_993" style:family="text"/>
    <style:style style:name="T5_994" style:family="text"/>
    <style:style style:name="T5_995" style:family="text"/>
    <style:style style:name="T5_996" style:family="text"/>
    <style:style style:name="T5_997" style:family="text"/>
    <style:style style:name="T5_998" style:family="text"/>
    <style:style style:name="T5_999" style:family="text"/>
    <style:style style:name="T5_1000" style:family="text"/>
    <style:style style:name="T5_1001" style:family="text"/>
    <style:style style:name="T5_1002" style:family="text"/>
    <style:style style:name="T5_1003" style:family="text"/>
    <style:style style:name="T5_1004" style:family="text"/>
    <style:style style:name="T5_1005" style:family="text"/>
    <style:style style:name="T5_1006" style:family="text"/>
    <style:style style:name="T5_1007" style:family="text"/>
    <style:style style:name="T5_1008" style:family="text"/>
    <style:style style:name="T5_1009" style:family="text"/>
    <style:style style:name="T5_1010" style:family="text"/>
    <style:style style:name="T5_1011" style:family="text"/>
    <style:style style:name="T5_1012" style:family="text"/>
    <style:style style:name="T5_1013" style:family="text"/>
    <style:style style:name="T5_1014" style:family="text"/>
    <style:style style:name="T5_1015" style:family="text"/>
    <style:style style:name="T5_1016" style:family="text"/>
    <style:style style:name="T5_1017" style:family="text"/>
    <style:style style:name="T5_1018" style:family="text"/>
    <style:style style:name="T5_1019" style:family="text"/>
    <style:style style:name="T5_1020" style:family="text"/>
    <style:style style:name="T5_1021" style:family="text"/>
    <style:style style:name="T5_1022" style:family="text"/>
    <style:style style:name="T5_1023" style:family="text"/>
    <style:style style:name="T5_1024" style:family="text"/>
    <style:style style:name="T5_1025" style:family="text"/>
    <style:style style:name="T5_1026" style:family="text"/>
    <style:style style:name="T5_1027" style:family="text"/>
    <style:style style:name="T5_1028" style:family="text"/>
    <style:style style:name="T5_1029" style:family="text"/>
    <style:style style:name="T5_1030" style:family="text"/>
    <style:style style:name="T5_1031" style:family="text"/>
    <style:style style:name="T5_1032" style:family="text"/>
    <style:style style:name="T5_1033" style:family="text"/>
    <style:style style:name="T5_1034" style:family="text"/>
    <style:style style:name="T5_1035" style:family="text"/>
    <style:style style:name="T5_1036" style:family="text"/>
    <style:style style:name="T5_1037" style:family="text"/>
    <style:style style:name="T5_1038" style:family="text"/>
    <style:style style:name="T5_1039" style:family="text"/>
    <style:style style:name="T5_1040" style:family="text"/>
    <style:style style:name="T5_1041" style:family="text"/>
    <style:style style:name="T5_1042" style:family="text"/>
    <style:style style:name="T5_1043" style:family="text"/>
    <style:style style:name="T5_1044" style:family="text"/>
    <style:style style:name="T5_1045" style:family="text"/>
    <style:style style:name="T5_1046" style:family="text"/>
    <style:style style:name="T5_1047" style:family="text"/>
    <style:style style:name="T5_1048" style:family="text"/>
    <style:style style:name="T5_1049" style:family="text"/>
    <style:style style:name="T5_1050" style:family="text"/>
    <style:style style:name="T5_1051" style:family="text"/>
    <style:style style:name="T5_1052" style:family="text"/>
    <style:style style:name="T5_1053" style:family="text"/>
    <style:style style:name="T5_1054" style:family="text"/>
    <style:style style:name="T5_1055" style:family="text"/>
    <style:style style:name="T5_1056" style:family="text"/>
    <style:style style:name="T5_1057" style:family="text"/>
    <style:style style:name="T5_1058" style:family="text"/>
    <style:style style:name="T5_1059" style:family="text"/>
    <style:style style:name="T5_1060" style:family="text"/>
    <style:style style:name="T5_1061" style:family="text"/>
    <style:style style:name="T5_1062" style:family="text"/>
    <style:style style:name="T5_1063" style:family="text"/>
    <style:style style:name="T5_1064" style:family="text"/>
    <style:style style:name="T5_1065" style:family="text"/>
    <style:style style:name="T5_1066" style:family="text"/>
    <style:style style:name="T5_1067" style:family="text"/>
    <style:style style:name="T5_1068" style:family="text"/>
    <style:style style:name="T5_1069" style:family="text"/>
    <style:style style:name="T5_1070" style:family="text"/>
    <style:style style:name="T5_1071" style:family="text"/>
    <style:style style:name="T5_1072" style:family="text"/>
    <style:style style:name="T5_1073" style:family="text"/>
    <style:style style:name="T5_1074" style:family="text"/>
    <style:style style:name="T5_1075" style:family="text"/>
    <style:style style:name="T5_1076" style:family="text"/>
    <style:style style:name="T5_1077" style:family="text"/>
    <style:style style:name="T5_1078" style:family="text"/>
    <style:style style:name="T5_1079" style:family="text"/>
    <style:style style:name="T5_1080" style:family="text"/>
    <style:style style:name="T5_1081" style:family="text"/>
    <style:style style:name="T5_1082" style:family="text"/>
    <style:style style:name="T5_1083" style:family="text"/>
    <style:style style:name="T5_1084" style:family="text"/>
    <style:style style:name="T5_1085" style:family="text"/>
    <style:style style:name="T5_1086" style:family="text"/>
    <style:style style:name="T5_1087" style:family="text"/>
    <style:style style:name="T5_1088" style:family="text"/>
    <style:style style:name="T5_1089" style:family="text"/>
    <style:style style:name="T5_1090" style:family="text"/>
    <style:style style:name="T5_1091" style:family="text"/>
    <style:style style:name="T5_1092" style:family="text"/>
    <style:style style:name="T5_1093" style:family="text"/>
    <style:style style:name="T5_1094" style:family="text"/>
    <style:style style:name="T5_1095" style:family="text"/>
    <style:style style:name="T5_1096" style:family="text"/>
    <style:style style:name="T5_1097" style:family="text"/>
    <style:style style:name="T5_1098" style:family="text"/>
    <style:style style:name="T5_1099" style:family="text"/>
    <style:style style:name="T5_1100" style:family="text"/>
    <style:style style:name="T5_1101" style:family="text"/>
    <style:style style:name="T5_1102" style:family="text"/>
    <style:style style:name="T5_1103" style:family="text"/>
    <style:style style:name="T5_1104" style:family="text"/>
    <style:style style:name="T5_1105" style:family="text"/>
    <style:style style:name="T5_1106" style:family="text"/>
    <style:style style:name="T5_1107" style:family="text"/>
    <style:style style:name="T5_1108" style:family="text"/>
    <style:style style:name="T5_1109" style:family="text"/>
    <style:style style:name="T5_1110" style:family="text"/>
    <style:style style:name="T5_1111" style:family="text"/>
    <style:style style:name="T5_1112" style:family="text"/>
    <style:style style:name="T5_1113" style:family="text"/>
    <style:style style:name="T5_1114" style:family="text"/>
    <style:style style:name="T5_1115" style:family="text"/>
    <style:style style:name="T5_1116" style:family="text"/>
    <style:style style:name="T5_1117" style:family="text"/>
    <style:style style:name="T5_1118" style:family="text"/>
    <style:style style:name="T5_1119" style:family="text"/>
    <style:style style:name="T5_1120" style:family="text"/>
    <style:style style:name="T5_1121" style:family="text"/>
    <style:style style:name="T5_1122" style:family="text"/>
    <style:style style:name="T5_1123" style:family="text"/>
    <style:style style:name="T5_1124" style:family="text"/>
    <style:style style:name="T5_1125" style:family="text"/>
    <style:style style:name="T5_1126" style:family="text"/>
    <style:style style:name="T5_1127" style:family="text"/>
    <style:style style:name="T5_1128" style:family="text"/>
    <style:style style:name="T5_1129" style:family="text"/>
    <style:style style:name="T5_1130" style:family="text"/>
    <style:style style:name="T5_1131" style:family="text"/>
    <style:style style:name="T5_1132" style:family="text"/>
    <style:style style:name="T5_1133" style:family="text"/>
    <style:style style:name="T5_1134" style:family="text"/>
    <style:style style:name="T5_1135" style:family="text"/>
    <style:style style:name="T5_1136" style:family="text"/>
    <style:style style:name="T5_1137" style:family="text"/>
    <style:style style:name="T5_1138" style:family="text"/>
    <style:style style:name="T5_1139" style:family="text"/>
    <style:style style:name="T5_1140" style:family="text"/>
    <style:style style:name="T5_1141" style:family="text"/>
    <style:style style:name="T5_1142" style:family="text"/>
    <style:style style:name="T5_1143" style:family="text"/>
    <style:style style:name="T5_1144" style:family="text"/>
    <style:style style:name="T5_1145" style:family="text"/>
    <style:style style:name="T5_1146" style:family="text"/>
    <style:style style:name="T5_1147" style:family="text"/>
    <style:style style:name="T5_1148" style:family="text"/>
    <style:style style:name="T5_1149" style:family="text"/>
    <style:style style:name="T5_1150" style:family="text"/>
    <style:style style:name="T5_1151" style:family="text"/>
    <style:style style:name="T5_1152" style:family="text"/>
    <style:style style:name="T5_1153" style:family="text"/>
    <style:style style:name="T5_1154" style:family="text"/>
    <style:style style:name="T5_1155" style:family="text"/>
    <style:style style:name="T5_1156" style:family="text"/>
    <style:style style:name="T5_1157" style:family="text"/>
    <style:style style:name="T5_1158" style:family="text"/>
    <style:style style:name="T5_1159" style:family="text"/>
    <style:style style:name="T5_1160" style:family="text"/>
    <style:style style:name="T5_1161" style:family="text"/>
    <style:style style:name="T5_1162" style:family="text"/>
    <style:style style:name="T5_1163" style:family="text"/>
    <style:style style:name="T5_1164" style:family="text"/>
    <style:style style:name="T5_1165" style:family="text"/>
    <style:style style:name="T5_1166" style:family="text"/>
    <style:style style:name="T5_1167" style:family="text"/>
    <style:style style:name="T5_1168" style:family="text"/>
    <style:style style:name="T5_1169" style:family="text"/>
    <style:style style:name="T5_1170" style:family="text"/>
    <style:style style:name="T5_1171" style:family="text"/>
    <style:style style:name="T5_1172" style:family="text"/>
    <style:style style:name="T5_1173" style:family="text"/>
    <style:style style:name="T5_1174" style:family="text"/>
    <style:style style:name="T5_1175" style:family="text"/>
    <style:style style:name="T5_1176" style:family="text"/>
    <style:style style:name="T5_1177" style:family="text"/>
    <style:style style:name="T5_1178" style:family="text"/>
    <style:style style:name="T5_1179" style:family="text"/>
    <style:style style:name="T5_1180" style:family="text"/>
    <style:style style:name="T5_1181" style:family="text"/>
    <style:style style:name="T5_1182" style:family="text"/>
    <style:style style:name="T5_1183" style:family="text"/>
    <style:style style:name="T5_1184" style:family="text"/>
    <style:style style:name="T5_1185" style:family="text"/>
    <style:style style:name="T5_1186" style:family="text"/>
    <style:style style:name="T5_1187" style:family="text"/>
    <style:style style:name="T5_1188" style:family="text"/>
    <style:style style:name="T5_1189" style:family="text"/>
    <style:style style:name="T5_1190" style:family="text"/>
    <style:style style:name="T5_1191" style:family="text"/>
    <style:style style:name="T5_1192" style:family="text"/>
    <style:style style:name="T5_1193" style:family="text"/>
    <style:style style:name="T5_1194" style:family="text"/>
    <style:style style:name="T5_1195" style:family="text"/>
    <style:style style:name="T5_1196" style:family="text"/>
    <style:style style:name="T5_1197" style:family="text"/>
    <style:style style:name="T5_1198" style:family="text"/>
    <style:style style:name="T5_1199" style:family="text"/>
    <style:style style:name="T5_1200" style:family="text"/>
    <style:style style:name="T5_1201" style:family="text"/>
    <style:style style:name="T5_1202" style:family="text"/>
    <style:style style:name="T5_1203" style:family="text"/>
    <style:style style:name="T5_1204" style:family="text"/>
    <style:style style:name="T5_1205" style:family="text"/>
    <style:style style:name="T5_1206" style:family="text"/>
    <style:style style:name="T5_1207" style:family="text"/>
    <style:style style:name="T5_1208" style:family="text"/>
    <style:style style:name="T5_1209" style:family="text"/>
    <style:style style:name="T5_1210" style:family="text"/>
    <style:style style:name="T5_1211" style:family="text"/>
    <style:style style:name="T5_1212" style:family="text"/>
    <style:style style:name="T5_1213" style:family="text"/>
    <style:style style:name="T5_1214" style:family="text"/>
    <style:style style:name="T5_1215" style:family="text"/>
    <style:style style:name="T5_1216" style:family="text"/>
    <style:style style:name="T5_1217" style:family="text"/>
    <style:style style:name="T5_1218" style:family="text"/>
    <style:style style:name="T5_1219" style:family="text"/>
    <style:style style:name="T5_1220" style:family="text"/>
    <style:style style:name="T5_1221" style:family="text"/>
    <style:style style:name="T5_1222" style:family="text"/>
    <style:style style:name="T5_1223" style:family="text"/>
    <style:style style:name="T5_1224" style:family="text"/>
    <style:style style:name="T5_1225" style:family="text"/>
    <style:style style:name="T5_1226" style:family="text"/>
    <style:style style:name="T5_1227" style:family="text"/>
    <style:style style:name="T5_1228" style:family="text"/>
    <style:style style:name="T5_1229" style:family="text"/>
    <style:style style:name="T5_1230" style:family="text"/>
    <style:style style:name="T5_1231" style:family="text"/>
    <style:style style:name="T5_1232" style:family="text"/>
    <style:style style:name="T5_1233" style:family="text"/>
    <style:style style:name="T5_1234" style:family="text"/>
    <style:style style:name="T5_1235" style:family="text"/>
    <style:style style:name="T5_1236" style:family="text"/>
    <style:style style:name="T5_1237" style:family="text"/>
    <style:style style:name="T5_1238" style:family="text"/>
    <style:style style:name="T5_1239" style:family="text"/>
    <style:style style:name="T5_1240" style:family="text"/>
    <style:style style:name="T5_1241" style:family="text"/>
    <style:style style:name="T5_1242" style:family="text"/>
    <style:style style:name="T5_1243" style:family="text"/>
    <style:style style:name="T5_1244" style:family="text"/>
    <style:style style:name="T5_1245" style:family="text"/>
    <style:style style:name="T5_1246" style:family="text"/>
    <style:style style:name="T5_1247" style:family="text"/>
    <style:style style:name="T5_1248" style:family="text"/>
    <style:style style:name="T5_1249" style:family="text"/>
    <style:style style:name="T5_1250" style:family="text"/>
    <style:style style:name="T5_1251" style:family="text"/>
    <style:style style:name="T5_1252" style:family="text"/>
    <style:style style:name="T5_1253" style:family="text"/>
    <style:style style:name="T5_1254" style:family="text"/>
    <style:style style:name="T5_1255" style:family="text"/>
    <style:style style:name="T5_1256" style:family="text"/>
    <style:style style:name="T5_1257" style:family="text"/>
    <style:style style:name="T5_1258" style:family="text"/>
    <style:style style:name="T5_1259" style:family="text"/>
    <style:style style:name="T5_1260" style:family="text"/>
    <style:style style:name="T5_1261" style:family="text"/>
    <style:style style:name="T5_1262" style:family="text"/>
    <style:style style:name="T5_1263" style:family="text"/>
    <style:style style:name="T5_1264" style:family="text"/>
    <style:style style:name="T5_1265" style:family="text"/>
    <style:style style:name="T5_1266" style:family="text"/>
    <style:style style:name="T5_1267" style:family="text"/>
    <style:style style:name="T5_1268" style:family="text"/>
    <style:style style:name="T5_1269" style:family="text"/>
    <style:style style:name="T5_1270" style:family="text"/>
    <style:style style:name="T5_1271" style:family="text"/>
    <style:style style:name="T5_1272" style:family="text"/>
    <style:style style:name="T5_1273" style:family="text"/>
    <style:style style:name="T5_1274" style:family="text"/>
    <style:style style:name="T5_1275" style:family="text"/>
    <style:style style:name="T5_1276" style:family="text"/>
    <style:style style:name="T5_1277" style:family="text"/>
    <style:style style:name="T5_1278" style:family="text"/>
    <style:style style:name="T5_1279" style:family="text"/>
    <style:style style:name="T5_1280" style:family="text"/>
    <style:style style:name="T5_1281" style:family="text"/>
    <style:style style:name="T5_1282" style:family="text"/>
    <style:style style:name="T5_1283" style:family="text"/>
    <style:style style:name="T5_1284" style:family="text"/>
    <style:style style:name="T5_1285" style:family="text"/>
    <style:style style:name="T5_1286" style:family="text"/>
    <style:style style:name="T5_1287" style:family="text"/>
    <style:style style:name="T5_1288" style:family="text"/>
    <style:style style:name="T5_1289" style:family="text"/>
    <style:style style:name="T5_1290" style:family="text"/>
    <style:style style:name="T5_1291" style:family="text"/>
    <style:style style:name="T5_1292" style:family="text"/>
    <style:style style:name="T5_1293" style:family="text"/>
    <style:style style:name="T5_1294" style:family="text"/>
    <style:style style:name="T5_1295" style:family="text"/>
    <style:style style:name="T5_1296" style:family="text"/>
    <style:style style:name="T5_1297" style:family="text"/>
    <style:style style:name="T5_1298" style:family="text"/>
    <style:style style:name="T5_1299" style:family="text"/>
    <style:style style:name="T5_1300" style:family="text"/>
    <style:style style:name="T5_1301" style:family="text"/>
    <style:style style:name="T5_1302" style:family="text"/>
    <style:style style:name="T5_1303" style:family="text"/>
    <style:style style:name="T5_1304" style:family="text"/>
    <style:style style:name="T5_1305" style:family="text"/>
    <style:style style:name="T5_1306" style:family="text"/>
    <style:style style:name="T5_1307" style:family="text"/>
    <style:style style:name="T5_1308" style:family="text"/>
    <style:style style:name="T5_1309" style:family="text"/>
    <style:style style:name="T5_1310" style:family="text"/>
    <style:style style:name="T5_1311" style:family="text"/>
    <style:style style:name="T5_1312" style:family="text"/>
    <style:style style:name="T5_1313" style:family="text"/>
    <style:style style:name="T5_1314" style:family="text"/>
    <style:style style:name="T5_1315" style:family="text"/>
    <style:style style:name="T5_1316" style:family="text"/>
    <style:style style:name="T5_1317" style:family="text"/>
    <style:style style:name="T5_1318" style:family="text"/>
    <style:style style:name="T5_1319" style:family="text"/>
    <style:style style:name="T5_1320" style:family="text"/>
    <style:style style:name="T5_1321" style:family="text"/>
    <style:style style:name="T5_1322" style:family="text"/>
    <style:style style:name="T5_1323" style:family="text"/>
    <style:style style:name="T5_1324" style:family="text"/>
    <style:style style:name="T5_1325" style:family="text"/>
    <style:style style:name="T5_1326" style:family="text"/>
    <style:style style:name="T5_1327" style:family="text"/>
    <style:style style:name="T5_1328" style:family="text"/>
    <style:style style:name="T5_1329" style:family="text"/>
    <style:style style:name="T5_1330" style:family="text"/>
    <style:style style:name="T5_1331" style:family="text"/>
    <style:style style:name="T5_1332" style:family="text"/>
    <style:style style:name="T5_1333" style:family="text"/>
    <style:style style:name="T5_1334" style:family="text"/>
    <style:style style:name="T5_1335" style:family="text"/>
    <style:style style:name="T5_1336" style:family="text"/>
    <style:style style:name="T5_1337" style:family="text"/>
    <style:style style:name="T5_1338" style:family="text"/>
    <style:style style:name="T5_1339" style:family="text"/>
    <style:style style:name="T5_1340" style:family="text"/>
    <style:style style:name="T5_1341" style:family="text"/>
    <style:style style:name="T5_1342" style:family="text"/>
    <style:style style:name="T5_1343" style:family="text"/>
    <style:style style:name="T5_1344" style:family="text"/>
    <style:style style:name="T5_1345" style:family="text"/>
    <style:style style:name="T5_1346" style:family="text"/>
    <style:style style:name="T5_1347" style:family="text"/>
    <style:style style:name="T5_1348" style:family="text"/>
    <style:style style:name="T5_1349" style:family="text"/>
    <style:style style:name="T5_1350" style:family="text"/>
    <style:style style:name="T5_1351" style:family="text"/>
    <style:style style:name="T5_1352" style:family="text"/>
    <style:style style:name="T5_1353" style:family="text"/>
    <style:style style:name="T5_1354" style:family="text"/>
    <style:style style:name="T5_1355" style:family="text"/>
    <style:style style:name="T5_1356" style:family="text"/>
    <style:style style:name="T5_1357" style:family="text"/>
    <style:style style:name="T5_1358" style:family="text"/>
    <style:style style:name="T5_1359" style:family="text"/>
    <style:style style:name="T5_1360" style:family="text"/>
    <style:style style:name="T5_1361" style:family="text"/>
    <style:style style:name="T5_1362" style:family="text"/>
    <style:style style:name="T5_1363" style:family="text"/>
    <style:style style:name="T5_1364" style:family="text"/>
    <style:style style:name="T5_1365" style:family="text"/>
    <style:style style:name="T5_1366" style:family="text"/>
    <style:style style:name="T5_1367" style:family="text"/>
    <style:style style:name="T5_1368" style:family="text"/>
    <style:style style:name="T5_1369" style:family="text"/>
    <style:style style:name="T5_1370" style:family="text"/>
    <style:style style:name="T5_1371" style:family="text"/>
    <style:style style:name="T5_1372" style:family="text"/>
    <style:style style:name="T5_1373" style:family="text"/>
    <style:style style:name="T5_1374" style:family="text"/>
    <style:style style:name="T5_1375" style:family="text"/>
    <style:style style:name="T5_1376" style:family="text"/>
    <style:style style:name="T5_1377" style:family="text"/>
    <style:style style:name="T5_1378" style:family="text"/>
    <style:style style:name="T5_1379" style:family="text"/>
    <style:style style:name="T5_1380" style:family="text"/>
    <style:style style:name="T5_1381" style:family="text"/>
    <style:style style:name="T5_1382" style:family="text"/>
    <style:style style:name="T5_1383" style:family="text"/>
    <style:style style:name="T5_1384" style:family="text"/>
    <style:style style:name="T5_1385" style:family="text"/>
    <style:style style:name="T5_1386" style:family="text"/>
    <style:style style:name="T5_1387" style:family="text"/>
    <style:style style:name="T5_1388" style:family="text"/>
    <style:style style:name="T5_1389" style:family="text"/>
    <style:style style:name="T5_1390" style:family="text"/>
    <style:style style:name="T5_1391" style:family="text"/>
    <style:style style:name="T5_1392" style:family="text"/>
    <style:style style:name="T5_1393" style:family="text"/>
    <style:style style:name="T5_1394" style:family="text"/>
    <style:style style:name="T5_1395" style:family="text"/>
    <style:style style:name="T5_1396" style:family="text"/>
    <style:style style:name="T5_1397" style:family="text"/>
    <style:style style:name="T5_1398" style:family="text"/>
    <style:style style:name="T5_1399" style:family="text"/>
    <style:style style:name="T5_1400" style:family="text"/>
    <style:style style:name="T5_1401" style:family="text"/>
    <style:style style:name="T5_1402" style:family="text"/>
    <style:style style:name="T5_1403" style:family="text"/>
    <style:style style:name="T5_1404" style:family="text"/>
    <style:style style:name="T5_1405" style:family="text"/>
    <style:style style:name="T5_1406" style:family="text"/>
    <style:style style:name="T5_1407" style:family="text"/>
    <style:style style:name="T5_1408" style:family="text"/>
    <style:style style:name="T5_1409" style:family="text"/>
    <style:style style:name="T5_1410" style:family="text"/>
    <style:style style:name="T5_1411" style:family="text"/>
    <style:style style:name="T5_1412" style:family="text"/>
    <style:style style:name="T5_1413" style:family="text"/>
    <style:style style:name="T5_1414" style:family="text"/>
    <style:style style:name="T5_1415" style:family="text"/>
    <style:style style:name="T5_1416" style:family="text"/>
    <style:style style:name="T5_1417" style:family="text"/>
    <style:style style:name="T5_1418" style:family="text"/>
    <style:style style:name="T5_1419" style:family="text"/>
    <style:style style:name="T5_1420" style:family="text"/>
    <style:style style:name="T5_1421" style:family="text"/>
    <style:style style:name="T5_1422" style:family="text"/>
    <style:style style:name="T5_1423" style:family="text"/>
    <style:style style:name="T5_1424" style:family="text"/>
    <style:style style:name="T5_1425" style:family="text"/>
    <style:style style:name="T5_1426" style:family="text"/>
    <style:style style:name="T5_1427" style:family="text"/>
    <style:style style:name="T5_1428" style:family="text"/>
    <style:style style:name="T5_1429" style:family="text"/>
    <style:style style:name="T5_1430" style:family="text"/>
    <style:style style:name="T5_1431" style:family="text"/>
    <style:style style:name="T5_1432" style:family="text"/>
    <style:style style:name="T5_1433" style:family="text"/>
    <style:style style:name="T5_1434" style:family="text"/>
    <style:style style:name="T5_1435" style:family="text"/>
    <style:style style:name="T5_1436" style:family="text"/>
    <style:style style:name="T5_1437" style:family="text"/>
    <style:style style:name="T5_1438" style:family="text"/>
    <style:style style:name="T5_1439" style:family="text"/>
    <style:style style:name="T5_1440" style:family="text"/>
    <style:style style:name="T5_1441" style:family="text"/>
    <style:style style:name="T5_1442" style:family="text"/>
    <style:style style:name="T5_1443" style:family="text"/>
    <style:style style:name="T5_1444" style:family="text"/>
    <style:style style:name="T5_1445" style:family="text"/>
    <style:style style:name="T5_1446" style:family="text"/>
    <style:style style:name="T5_1447" style:family="text"/>
    <style:style style:name="T5_1448" style:family="text"/>
    <style:style style:name="T5_1449" style:family="text"/>
    <style:style style:name="T5_1450" style:family="text"/>
    <style:style style:name="T5_1451" style:family="text"/>
    <style:style style:name="T5_1452" style:family="text"/>
    <style:style style:name="T5_1453" style:family="text"/>
    <style:style style:name="T5_1454" style:family="text"/>
    <style:style style:name="T5_1455" style:family="text"/>
    <style:style style:name="T5_1456" style:family="text"/>
    <style:style style:name="T5_1457" style:family="text"/>
    <style:style style:name="T5_1458" style:family="text"/>
    <style:style style:name="T5_1459" style:family="text"/>
    <style:style style:name="T5_1460" style:family="text"/>
    <style:style style:name="T5_1461" style:family="text"/>
    <style:style style:name="T5_1462" style:family="text"/>
    <style:style style:name="T5_1463" style:family="text"/>
    <style:style style:name="T5_1464" style:family="text"/>
    <style:style style:name="T5_1465" style:family="text"/>
    <style:style style:name="T5_1466" style:family="text"/>
    <style:style style:name="T5_1467" style:family="text"/>
    <style:style style:name="T5_1468" style:family="text"/>
    <style:style style:name="T5_1469" style:family="text"/>
    <style:style style:name="T5_1470" style:family="text"/>
    <style:style style:name="T5_1471" style:family="text"/>
    <style:style style:name="T5_1472" style:family="text"/>
    <style:style style:name="T5_1473" style:family="text"/>
    <style:style style:name="T5_1474" style:family="text"/>
    <style:style style:name="T5_1475" style:family="text"/>
    <style:style style:name="T5_1476" style:family="text"/>
    <style:style style:name="T5_1477" style:family="text"/>
    <style:style style:name="T5_1478" style:family="text"/>
    <style:style style:name="T5_1479" style:family="text"/>
    <style:style style:name="T5_1480" style:family="text"/>
    <style:style style:name="T5_1481" style:family="text"/>
    <style:style style:name="T5_1482" style:family="text"/>
    <style:style style:name="T5_1483" style:family="text"/>
    <style:style style:name="T5_1484" style:family="text"/>
    <style:style style:name="T5_1485" style:family="text"/>
    <style:style style:name="T5_1486" style:family="text"/>
    <style:style style:name="T5_1487" style:family="text"/>
    <style:style style:name="T5_1488" style:family="text"/>
    <style:style style:name="T5_1489" style:family="text"/>
    <style:style style:name="T5_1490" style:family="text"/>
    <style:style style:name="T5_1491" style:family="text"/>
    <style:style style:name="T5_1492" style:family="text"/>
    <style:style style:name="T5_1493" style:family="text"/>
    <style:style style:name="T5_1494" style:family="text"/>
    <style:style style:name="T5_1495" style:family="text"/>
    <style:style style:name="T5_1496" style:family="text"/>
    <style:style style:name="T5_1497" style:family="text"/>
    <style:style style:name="T5_1498" style:family="text"/>
    <style:style style:name="T5_1499" style:family="text"/>
    <style:style style:name="T5_1500" style:family="text"/>
    <style:style style:name="T5_1501" style:family="text"/>
    <style:style style:name="T5_1502" style:family="text"/>
    <style:style style:name="T5_1503" style:family="text"/>
    <style:style style:name="T5_1504" style:family="text"/>
    <style:style style:name="T5_1505" style:family="text"/>
    <style:style style:name="T5_1506" style:family="text"/>
    <style:style style:name="T5_1507" style:family="text"/>
    <style:style style:name="T5_1508" style:family="text"/>
    <style:style style:name="T5_1509" style:family="text"/>
    <style:style style:name="T5_1510" style:family="text"/>
    <style:style style:name="T5_1511" style:family="text"/>
    <style:style style:name="T5_1512" style:family="text"/>
    <style:style style:name="T5_1513" style:family="text"/>
    <style:style style:name="T5_1514" style:family="text"/>
    <style:style style:name="T5_1515" style:family="text"/>
    <style:style style:name="T5_1516" style:family="text"/>
    <style:style style:name="T5_1517" style:family="text"/>
    <style:style style:name="T5_1518" style:family="text"/>
    <style:style style:name="T5_1519" style:family="text"/>
    <style:style style:name="T5_1520" style:family="text"/>
    <style:style style:name="T5_1521" style:family="text"/>
    <style:style style:name="T5_1522" style:family="text"/>
    <style:style style:name="T5_1523" style:family="text"/>
    <style:style style:name="T5_1524" style:family="text"/>
    <style:style style:name="T5_1525" style:family="text"/>
    <style:style style:name="T5_1526" style:family="text"/>
    <style:style style:name="T5_1527" style:family="text"/>
    <style:style style:name="T5_1528" style:family="text"/>
    <style:style style:name="T5_1529" style:family="text"/>
    <style:style style:name="T5_1530" style:family="text"/>
    <style:style style:name="T5_1531" style:family="text"/>
    <style:style style:name="T5_1532" style:family="text"/>
    <style:style style:name="T5_1533" style:family="text"/>
    <style:style style:name="T5_1534" style:family="text"/>
    <style:style style:name="T5_1535" style:family="text"/>
    <style:style style:name="T5_1536" style:family="text"/>
    <style:style style:name="T5_1537" style:family="text"/>
    <style:style style:name="T5_1538" style:family="text"/>
    <style:style style:name="T5_1539" style:family="text"/>
    <style:style style:name="T5_1540" style:family="text"/>
    <style:style style:name="T5_1541" style:family="text"/>
    <style:style style:name="T5_1542" style:family="text"/>
    <style:style style:name="T5_1543" style:family="text"/>
    <style:style style:name="T5_1544" style:family="text"/>
    <style:style style:name="T5_1545" style:family="text"/>
    <style:style style:name="T5_1546" style:family="text"/>
    <style:style style:name="T5_1547" style:family="text"/>
    <style:style style:name="T5_1548" style:family="text"/>
    <style:style style:name="T5_1549" style:family="text"/>
    <style:style style:name="T5_1550" style:family="text"/>
    <style:style style:name="T5_1551" style:family="text"/>
    <style:style style:name="T5_1552" style:family="text"/>
    <style:style style:name="T5_1553" style:family="text"/>
    <style:style style:name="T5_1554" style:family="text"/>
    <style:style style:name="T5_1555" style:family="text"/>
    <style:style style:name="T5_1556" style:family="text"/>
    <style:style style:name="T5_1557" style:family="text"/>
    <style:style style:name="T5_1558" style:family="text"/>
    <style:style style:name="T5_1559" style:family="text"/>
    <style:style style:name="T5_1560" style:family="text"/>
    <style:style style:name="T5_1561" style:family="text"/>
    <style:style style:name="T5_1562" style:family="text"/>
    <style:style style:name="T5_1563" style:family="text"/>
    <style:style style:name="T5_1564" style:family="text"/>
    <style:style style:name="T5_1565" style:family="text"/>
    <style:style style:name="T5_1566" style:family="text"/>
    <style:style style:name="T5_1567" style:family="text"/>
    <style:style style:name="T5_1568" style:family="text"/>
    <style:style style:name="T5_1569" style:family="text"/>
    <style:style style:name="T5_1570" style:family="text"/>
    <style:style style:name="T5_1571" style:family="text"/>
    <style:style style:name="T5_1572" style:family="text"/>
    <style:style style:name="T5_1573" style:family="text"/>
    <style:style style:name="T5_1574" style:family="text"/>
    <style:style style:name="T5_1575" style:family="text"/>
    <style:style style:name="T5_1576" style:family="text"/>
    <style:style style:name="T5_1577" style:family="text"/>
    <style:style style:name="T5_1578" style:family="text"/>
    <style:style style:name="T5_1579" style:family="text"/>
    <style:style style:name="T5_1580" style:family="text"/>
    <style:style style:name="T5_1581" style:family="text"/>
    <style:style style:name="T5_1582" style:family="text"/>
    <style:style style:name="T5_1583" style:family="text"/>
    <style:style style:name="T5_1584" style:family="text"/>
    <style:style style:name="T5_1585" style:family="text"/>
    <style:style style:name="T5_1586" style:family="text"/>
    <style:style style:name="T5_1587" style:family="text"/>
    <style:style style:name="T5_1588" style:family="text"/>
    <style:style style:name="T5_1589" style:family="text"/>
    <style:style style:name="T5_1590" style:family="text"/>
    <style:style style:name="T5_1591" style:family="text"/>
    <style:style style:name="T5_1592" style:family="text"/>
    <style:style style:name="T5_1593" style:family="text"/>
    <style:style style:name="T5_1594" style:family="text"/>
    <style:style style:name="T5_1595" style:family="text"/>
    <style:style style:name="T5_1596" style:family="text"/>
    <style:style style:name="T5_1597" style:family="text"/>
    <style:style style:name="T5_1598" style:family="text"/>
    <style:style style:name="T5_1599" style:family="text"/>
    <style:style style:name="T5_1600" style:family="text"/>
    <style:style style:name="T5_1601" style:family="text"/>
    <style:style style:name="T5_1602" style:family="text"/>
    <style:style style:name="T5_1603" style:family="text"/>
    <style:style style:name="T5_1604" style:family="text"/>
    <style:style style:name="T5_1605" style:family="text"/>
    <style:style style:name="T5_1606" style:family="text"/>
    <style:style style:name="T5_1607" style:family="text"/>
    <style:style style:name="T5_1608" style:family="text"/>
    <style:style style:name="T5_1609" style:family="text"/>
    <style:style style:name="T5_1610" style:family="text"/>
    <style:style style:name="T5_1611" style:family="text"/>
    <style:style style:name="T5_1612" style:family="text"/>
    <style:style style:name="T5_1613" style:family="text"/>
    <style:style style:name="T5_1614" style:family="text"/>
    <style:style style:name="T5_1615" style:family="text"/>
    <style:style style:name="T5_1616" style:family="text"/>
    <style:style style:name="T5_1617" style:family="text"/>
    <style:style style:name="T5_1618" style:family="text"/>
    <style:style style:name="T5_1619" style:family="text"/>
    <style:style style:name="T5_1620" style:family="text"/>
    <style:style style:name="T5_1621" style:family="text"/>
    <style:style style:name="T5_1622" style:family="text"/>
    <style:style style:name="T5_1623" style:family="text"/>
    <style:style style:name="T5_1624" style:family="text"/>
    <style:style style:name="T5_1625" style:family="text"/>
    <style:style style:name="T5_1626" style:family="text"/>
    <style:style style:name="T5_1627" style:family="text"/>
    <style:style style:name="T5_1628" style:family="text"/>
    <style:style style:name="T5_1629" style:family="text"/>
    <style:style style:name="T5_1630" style:family="text"/>
    <style:style style:name="T5_1631" style:family="text"/>
    <style:style style:name="T5_1632" style:family="text"/>
    <style:style style:name="T5_1633" style:family="text"/>
    <style:style style:name="T5_1634" style:family="text"/>
    <style:style style:name="T5_1635" style:family="text"/>
    <style:style style:name="T5_1636" style:family="text"/>
    <style:style style:name="T5_1637" style:family="text"/>
    <style:style style:name="T5_1638" style:family="text"/>
    <style:style style:name="T5_1639" style:family="text"/>
    <style:style style:name="T5_1640" style:family="text"/>
    <style:style style:name="T5_1641" style:family="text"/>
    <style:style style:name="T5_1642" style:family="text"/>
    <style:style style:name="T5_1643" style:family="text"/>
    <style:style style:name="T5_1644" style:family="text"/>
    <style:style style:name="T5_1645" style:family="text"/>
    <style:style style:name="T5_1646" style:family="text"/>
    <style:style style:name="T5_1647" style:family="text"/>
    <style:style style:name="T5_1648" style:family="text"/>
    <style:style style:name="T5_1649" style:family="text"/>
    <style:style style:name="T5_1650" style:family="text"/>
    <style:style style:name="T5_1651" style:family="text"/>
    <style:style style:name="T5_1652" style:family="text"/>
    <style:style style:name="T5_1653" style:family="text"/>
    <style:style style:name="T5_1654" style:family="text"/>
    <style:style style:name="T5_1655" style:family="text"/>
    <style:style style:name="T5_1656" style:family="text"/>
    <style:style style:name="T5_1657" style:family="text"/>
    <style:style style:name="T5_1658" style:family="text"/>
    <style:style style:name="T5_1659" style:family="text"/>
    <style:style style:name="T5_1660" style:family="text"/>
    <style:style style:name="T5_1661" style:family="text"/>
    <style:style style:name="T5_1662" style:family="text"/>
    <style:style style:name="T5_1663" style:family="text"/>
    <style:style style:name="T5_1664" style:family="text"/>
    <style:style style:name="T5_1665" style:family="text"/>
    <style:style style:name="T5_1666" style:family="text"/>
    <style:style style:name="T5_1667" style:family="text"/>
    <style:style style:name="T5_1668" style:family="text"/>
    <style:style style:name="T5_1669" style:family="text"/>
    <style:style style:name="T5_1670" style:family="text"/>
    <style:style style:name="T5_1671" style:family="text"/>
    <style:style style:name="T5_1672" style:family="text"/>
    <style:style style:name="T5_1673" style:family="text"/>
    <style:style style:name="T5_1674" style:family="text"/>
    <style:style style:name="T5_1675" style:family="text"/>
    <style:style style:name="T5_1676" style:family="text"/>
    <style:style style:name="T5_1677" style:family="text"/>
    <style:style style:name="T5_1678" style:family="text"/>
    <style:style style:name="T5_1679" style:family="text"/>
    <style:style style:name="T5_1680" style:family="text"/>
    <style:style style:name="T5_1681" style:family="text"/>
    <style:style style:name="T5_1682" style:family="text"/>
    <style:style style:name="T5_1683" style:family="text"/>
    <style:style style:name="T5_1684" style:family="text"/>
    <style:style style:name="T5_1685" style:family="text"/>
    <style:style style:name="T5_1686" style:family="text"/>
    <style:style style:name="T5_1687" style:family="text"/>
    <style:style style:name="T5_1688" style:family="text"/>
    <style:style style:name="T5_1689" style:family="text"/>
    <style:style style:name="T5_1690" style:family="text"/>
    <style:style style:name="T5_1691" style:family="text"/>
    <style:style style:name="T5_1692" style:family="text"/>
    <style:style style:name="T5_1693" style:family="text"/>
    <style:style style:name="T5_1694" style:family="text"/>
    <style:style style:name="T5_1695" style:family="text"/>
    <style:style style:name="T5_1696" style:family="text"/>
    <style:style style:name="T5_1697" style:family="text"/>
    <style:style style:name="T5_1698" style:family="text"/>
    <style:style style:name="T5_1699" style:family="text"/>
    <style:style style:name="T5_1700" style:family="text"/>
    <style:style style:name="T5_1701" style:family="text"/>
    <style:style style:name="T5_1702" style:family="text"/>
    <style:style style:name="T5_1703" style:family="text"/>
    <style:style style:name="T5_1704" style:family="text"/>
    <style:style style:name="T5_1705" style:family="text"/>
    <style:style style:name="T5_1706" style:family="text"/>
    <style:style style:name="T5_1707" style:family="text"/>
    <style:style style:name="T5_1708" style:family="text"/>
    <style:style style:name="T5_1709" style:family="text"/>
    <style:style style:name="T5_1710" style:family="text"/>
    <style:style style:name="T5_1711" style:family="text"/>
    <style:style style:name="T5_1712" style:family="text"/>
    <style:style style:name="T5_1713" style:family="text"/>
    <style:style style:name="T5_1714" style:family="text"/>
    <style:style style:name="T5_1715" style:family="text"/>
    <style:style style:name="T5_1716" style:family="text"/>
    <style:style style:name="T5_1717" style:family="text"/>
    <style:style style:name="T5_1718" style:family="text"/>
    <style:style style:name="T5_1719" style:family="text"/>
    <style:style style:name="T5_1720" style:family="text"/>
    <style:style style:name="T5_1721" style:family="text"/>
    <style:style style:name="T5_1722" style:family="text"/>
    <style:style style:name="T5_1723" style:family="text"/>
    <style:style style:name="T5_1724" style:family="text"/>
    <style:style style:name="T5_1725" style:family="text"/>
    <style:style style:name="T5_1726" style:family="text"/>
    <style:style style:name="T5_1727" style:family="text"/>
    <style:style style:name="T5_1728" style:family="text"/>
    <style:style style:name="T5_1729" style:family="text"/>
    <style:style style:name="T5_1730" style:family="text"/>
    <style:style style:name="T5_1731" style:family="text"/>
    <style:style style:name="T5_1732" style:family="text"/>
    <style:style style:name="T5_1733" style:family="text"/>
    <style:style style:name="T5_1734" style:family="text"/>
    <style:style style:name="T5_1735" style:family="text"/>
    <style:style style:name="T5_1736" style:family="text"/>
    <style:style style:name="T5_1737" style:family="text"/>
    <style:style style:name="T5_1738" style:family="text"/>
    <style:style style:name="T5_1739" style:family="text"/>
    <style:style style:name="T5_1740" style:family="text"/>
    <style:style style:name="T5_1741" style:family="text"/>
    <style:style style:name="T5_1742" style:family="text"/>
    <style:style style:name="T5_1743" style:family="text"/>
    <style:style style:name="T5_1744" style:family="text"/>
    <style:style style:name="T5_1745" style:family="text"/>
    <style:style style:name="T5_1746" style:family="text"/>
    <style:style style:name="T5_1747" style:family="text"/>
    <style:style style:name="T5_1748" style:family="text"/>
    <style:style style:name="T5_1749" style:family="text"/>
    <style:style style:name="T5_1750" style:family="text"/>
    <style:style style:name="T5_1751" style:family="text"/>
    <style:style style:name="T5_1752" style:family="text"/>
    <style:style style:name="T5_1753" style:family="text"/>
    <style:style style:name="T5_1754" style:family="text"/>
    <style:style style:name="T5_1755" style:family="text"/>
    <style:style style:name="T5_1756" style:family="text"/>
    <style:style style:name="T5_1757" style:family="text"/>
    <style:style style:name="T5_1758" style:family="text"/>
    <style:style style:name="T5_1759" style:family="text"/>
    <style:style style:name="T5_1760" style:family="text"/>
    <style:style style:name="T5_1761" style:family="text"/>
    <style:style style:name="T5_1762" style:family="text"/>
    <style:style style:name="T5_1763" style:family="text"/>
    <style:style style:name="T5_1764" style:family="text"/>
    <style:style style:name="T5_1765" style:family="text"/>
    <style:style style:name="T5_1766" style:family="text"/>
    <style:style style:name="T5_1767" style:family="text"/>
    <style:style style:name="T5_1768" style:family="text"/>
    <style:style style:name="T5_1769" style:family="text"/>
    <style:style style:name="T5_1770" style:family="text"/>
    <style:style style:name="T5_1771" style:family="text"/>
    <style:style style:name="T5_1772" style:family="text"/>
    <style:style style:name="T5_1773" style:family="text"/>
    <style:style style:name="T5_1774" style:family="text"/>
    <style:style style:name="T5_1775" style:family="text"/>
    <style:style style:name="T5_1776" style:family="text"/>
    <style:style style:name="T5_1777" style:family="text"/>
    <style:style style:name="T5_1778" style:family="text"/>
    <style:style style:name="T5_1779" style:family="text"/>
    <style:style style:name="T5_1780" style:family="text"/>
    <style:style style:name="T5_1781" style:family="text"/>
    <style:style style:name="T5_1782" style:family="text"/>
    <style:style style:name="T5_1783" style:family="text"/>
    <style:style style:name="T5_1784" style:family="text"/>
    <style:style style:name="T5_1785" style:family="text"/>
    <style:style style:name="T5_1786" style:family="text"/>
    <style:style style:name="T5_1787" style:family="text"/>
    <style:style style:name="T5_1788" style:family="text"/>
    <style:style style:name="T5_1789" style:family="text"/>
    <style:style style:name="T5_1790" style:family="text"/>
    <style:style style:name="T5_1791" style:family="text"/>
    <style:style style:name="T5_1792" style:family="text"/>
    <style:style style:name="T5_1793" style:family="text"/>
    <style:style style:name="T5_1794" style:family="text"/>
    <style:style style:name="T5_1795" style:family="text"/>
    <style:style style:name="T5_1796" style:family="text"/>
    <style:style style:name="T5_1797" style:family="text"/>
    <style:style style:name="T5_1798" style:family="text"/>
    <style:style style:name="T5_1799" style:family="text"/>
    <style:style style:name="T5_1800" style:family="text"/>
    <style:style style:name="T5_1801" style:family="text"/>
    <style:style style:name="T5_1802" style:family="text"/>
    <style:style style:name="T5_1803" style:family="text"/>
    <style:style style:name="T5_1804" style:family="text"/>
    <style:style style:name="T5_1805" style:family="text"/>
    <style:style style:name="T5_1806" style:family="text"/>
    <style:style style:name="T5_1807" style:family="text"/>
    <style:style style:name="T5_1808" style:family="text"/>
    <style:style style:name="T5_1809" style:family="text"/>
    <style:style style:name="T5_1810" style:family="text"/>
    <style:style style:name="T5_1811" style:family="text"/>
    <style:style style:name="T5_1812" style:family="text"/>
    <style:style style:name="T5_1813" style:family="text"/>
    <style:style style:name="T5_1814" style:family="text"/>
    <style:style style:name="T5_1815" style:family="text"/>
    <style:style style:name="T5_1816" style:family="text"/>
    <style:style style:name="T5_1817" style:family="text"/>
    <style:style style:name="T5_1818" style:family="text"/>
    <style:style style:name="T5_1819" style:family="text"/>
    <style:style style:name="T5_1820" style:family="text"/>
    <style:style style:name="T5_1821" style:family="text"/>
    <style:style style:name="T5_1822" style:family="text"/>
    <style:style style:name="T5_1823" style:family="text"/>
    <style:style style:name="T5_1824" style:family="text"/>
    <style:style style:name="T5_1825" style:family="text"/>
    <style:style style:name="T5_1826" style:family="text"/>
    <style:style style:name="T5_1827" style:family="text"/>
    <style:style style:name="T5_1828" style:family="text"/>
    <style:style style:name="T5_1829" style:family="text"/>
    <style:style style:name="T5_1830" style:family="text"/>
    <style:style style:name="T5_1831" style:family="text"/>
    <style:style style:name="T5_1832" style:family="text"/>
    <style:style style:name="T5_1833" style:family="text"/>
    <style:style style:name="T5_1834" style:family="text"/>
    <style:style style:name="T5_1835" style:family="text"/>
    <style:style style:name="T5_1836" style:family="text"/>
    <style:style style:name="T5_1837" style:family="text"/>
    <style:style style:name="T5_1838" style:family="text"/>
    <style:style style:name="T5_1839" style:family="text"/>
    <style:style style:name="T5_1840" style:family="text"/>
    <style:style style:name="T5_1841" style:family="text"/>
    <style:style style:name="T5_1842" style:family="text"/>
    <style:style style:name="T5_1843" style:family="text"/>
    <style:style style:name="T5_1844" style:family="text"/>
    <style:style style:name="T5_1845" style:family="text"/>
    <style:style style:name="T5_1846" style:family="text"/>
    <style:style style:name="T5_1847" style:family="text"/>
    <style:style style:name="T5_1848" style:family="text"/>
    <style:style style:name="T5_1849" style:family="text"/>
    <style:style style:name="T5_1850" style:family="text"/>
    <style:style style:name="T5_1851" style:family="text"/>
    <style:style style:name="T5_1852" style:family="text"/>
    <style:style style:name="T5_1853" style:family="text"/>
    <style:style style:name="T5_1854" style:family="text"/>
    <style:style style:name="T5_1855" style:family="text"/>
    <style:style style:name="T5_1856" style:family="text"/>
    <style:style style:name="T5_1857" style:family="text"/>
    <style:style style:name="T5_1858" style:family="text"/>
    <style:style style:name="T5_1859" style:family="text"/>
    <style:style style:name="T5_1860" style:family="text"/>
    <style:style style:name="T5_1861" style:family="text"/>
    <style:style style:name="T5_1862" style:family="text"/>
    <style:style style:name="T5_1863" style:family="text"/>
    <style:style style:name="T5_1864" style:family="text"/>
    <style:style style:name="T5_1865" style:family="text"/>
    <style:style style:name="T5_1866" style:family="text"/>
    <style:style style:name="T5_1867" style:family="text"/>
    <style:style style:name="T5_1868" style:family="text"/>
    <style:style style:name="T5_1869" style:family="text"/>
    <style:style style:name="T5_1870" style:family="text"/>
    <style:style style:name="T5_1871" style:family="text"/>
    <style:style style:name="T5_1872" style:family="text"/>
    <style:style style:name="T5_1873" style:family="text"/>
    <style:style style:name="T5_1874" style:family="text"/>
    <style:style style:name="T5_1875" style:family="text"/>
    <style:style style:name="T5_1876" style:family="text"/>
    <style:style style:name="T5_1877" style:family="text"/>
    <style:style style:name="T5_1878" style:family="text"/>
    <style:style style:name="T5_1879" style:family="text"/>
    <style:style style:name="T5_1880" style:family="text"/>
    <style:style style:name="T5_1881" style:family="text"/>
    <style:style style:name="T5_1882" style:family="text"/>
    <style:style style:name="T5_1883" style:family="text"/>
    <style:style style:name="T5_1884" style:family="text"/>
    <style:style style:name="T5_1885" style:family="text"/>
    <style:style style:name="T5_1886" style:family="text"/>
    <style:style style:name="T5_1887" style:family="text"/>
    <style:style style:name="T5_1888" style:family="text"/>
    <style:style style:name="T5_1889" style:family="text"/>
    <style:style style:name="T5_1890" style:family="text"/>
    <style:style style:name="T5_1891" style:family="text"/>
    <style:style style:name="T5_1892" style:family="text"/>
    <style:style style:name="T5_1893" style:family="text"/>
    <style:style style:name="T5_1894" style:family="text"/>
    <style:style style:name="T5_1895" style:family="text"/>
    <style:style style:name="T5_1896" style:family="text"/>
    <style:style style:name="T5_1897" style:family="text"/>
    <style:style style:name="T5_1898" style:family="text"/>
    <style:style style:name="T5_1899" style:family="text"/>
    <style:style style:name="T5_1900" style:family="text"/>
    <style:style style:name="T5_1901" style:family="text"/>
    <style:style style:name="T5_1902" style:family="text"/>
    <style:style style:name="T5_1903" style:family="text"/>
    <style:style style:name="T5_1904" style:family="text"/>
    <style:style style:name="T5_1905" style:family="text"/>
    <style:style style:name="T5_1906" style:family="text"/>
    <style:style style:name="T5_1907" style:family="text"/>
    <style:style style:name="T5_1908" style:family="text"/>
    <style:style style:name="T5_1909" style:family="text"/>
    <style:style style:name="T5_1910" style:family="text"/>
    <style:style style:name="T5_1911" style:family="text"/>
    <style:style style:name="T5_1912" style:family="text"/>
    <style:style style:name="T5_1913" style:family="text"/>
    <style:style style:name="T5_1914" style:family="text"/>
    <style:style style:name="T5_1915" style:family="text"/>
    <style:style style:name="T5_1916" style:family="text"/>
    <style:style style:name="T5_1917" style:family="text"/>
    <style:style style:name="T5_1918" style:family="text"/>
    <style:style style:name="T5_1919" style:family="text"/>
    <style:style style:name="T5_1920" style:family="text"/>
    <style:style style:name="T5_1921" style:family="text"/>
    <style:style style:name="T5_1922" style:family="text"/>
    <style:style style:name="T5_1923" style:family="text"/>
    <style:style style:name="T5_1924" style:family="text"/>
    <style:style style:name="T5_1925" style:family="text"/>
    <style:style style:name="T5_1926" style:family="text"/>
    <style:style style:name="T5_1927" style:family="text"/>
    <style:style style:name="T5_1928" style:family="text"/>
    <style:style style:name="T5_1929" style:family="text"/>
    <style:style style:name="T5_1930" style:family="text"/>
    <style:style style:name="T5_1931" style:family="text"/>
    <style:style style:name="T5_1932" style:family="text"/>
    <style:style style:name="T5_1933" style:family="text"/>
    <style:style style:name="T5_1934" style:family="text"/>
    <style:style style:name="T5_1935" style:family="text"/>
    <style:style style:name="T5_1936" style:family="text"/>
    <style:style style:name="T5_1937" style:family="text"/>
    <style:style style:name="T5_1938" style:family="text"/>
    <style:style style:name="T5_1939" style:family="text"/>
    <style:style style:name="T5_1940" style:family="text"/>
    <style:style style:name="T5_1941" style:family="text"/>
    <style:style style:name="T5_1942" style:family="text"/>
    <style:style style:name="T5_1943" style:family="text"/>
    <style:style style:name="T5_1944" style:family="text"/>
    <style:style style:name="T5_1945" style:family="text"/>
    <style:style style:name="T5_1946" style:family="text"/>
    <style:style style:name="T5_1947" style:family="text"/>
    <style:style style:name="T5_1948" style:family="text"/>
    <style:style style:name="T5_1949" style:family="text"/>
    <style:style style:name="T5_1950" style:family="text"/>
    <style:style style:name="T5_1951" style:family="text"/>
    <style:style style:name="T5_1952" style:family="text"/>
    <style:style style:name="T5_1953" style:family="text"/>
    <style:style style:name="T5_1954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>
      <style:text-properties fo:color="#0000ff" style:text-underline-style="solid" style:text-underline-color="font-color"/>
    </style:style>
    <style:style style:name="T7_5" style:family="text"/>
    <style:style style:name="T7_6" style:family="text"/>
    <style:style style:name="T7_7" style:family="text">
      <style:text-properties fo:color="#0000ff" style:text-underline-style="solid" style:text-underline-color="font-color"/>
    </style:style>
    <style:style style:name="T7_8" style:family="text"/>
    <style:style style:name="T7_9" style:family="text"/>
    <style:style style:name="T7_10" style:family="text">
      <style:text-properties fo:color="#0000ff" style:text-underline-style="solid" style:text-underline-color="font-color"/>
    </style:style>
    <style:style style:name="T7_11" style:family="text"/>
    <style:style style:name="T7_12" style:family="text"/>
    <style:style style:name="T7_13" style:family="text">
      <style:text-properties fo:color="#0000ff" style:text-underline-style="solid" style:text-underline-color="font-color"/>
    </style:style>
    <style:style style:name="T7_14" style:family="text"/>
    <style:style style:name="T7_15" style:family="text"/>
    <style:style style:name="T7_16" style:family="text">
      <style:text-properties fo:color="#0000ff" style:text-underline-style="solid" style:text-underline-color="font-color"/>
    </style:style>
    <style:style style:name="P8" style:family="paragraph" style:parent-style-name="Standard">
      <style:paragraph-properties fo:break-before="auto" fo:line-height="115%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>
      <style:text-properties fo:color="#0000ff" style:text-underline-style="solid" style:text-underline-color="font-color"/>
    </style:style>
    <style:style style:name="T8_5" style:family="text"/>
    <style:style style:name="T8_6" style:family="text"/>
    <style:style style:name="T8_7" style:family="text">
      <style:text-properties fo:color="#0000ff" style:text-underline-style="solid" style:text-underline-color="font-color"/>
    </style:style>
    <style:style style:name="T8_8" style:family="text"/>
    <style:style style:name="T8_9" style:family="text"/>
    <style:style style:name="T8_10" style:family="text">
      <style:text-properties fo:color="#0000ff" style:text-underline-style="solid" style:text-underline-color="font-color"/>
    </style:style>
    <style:style style:name="T8_11" style:family="text"/>
    <style:style style:name="T8_12" style:family="text"/>
    <style:style style:name="T8_13" style:family="text">
      <style:text-properties fo:color="#0000ff" style:text-underline-style="solid" style:text-underline-color="font-color"/>
    </style:style>
    <style:style style:name="T8_14" style:family="text"/>
    <style:style style:name="T8_15" style:family="text"/>
    <style:style style:name="T8_16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Tak</text:span><text:span text:style-name="T1_2"><text:s/></text:span><text:span text:style-name="T1_3">się</text:span><text:span text:style-name="T1_4"><text:s/></text:span><text:span text:style-name="T1_5">złożyło</text:span><text:span text:style-name="T1_6">,<text:s/></text:span><text:span text:style-name="T1_7">iż</text:span><text:span text:style-name="T1_8"><text:s/></text:span><text:span text:style-name="T1_9">jest</text:span><text:span text:style-name="T1_10"><text:s/></text:span><text:span text:style-name="T1_11">to</text:span><text:span text:style-name="T1_12"><text:s/></text:span><text:span text:style-name="T1_13">dziesiąta</text:span><text:span text:style-name="T1_14"><text:s/></text:span><text:span text:style-name="T1_15">część</text:span><text:span text:style-name="T1_16"><text:s/></text:span><text:span text:style-name="T1_17">serii</text:span><text:span text:style-name="T1_18"><text:s/></text:span><text:span text:style-name="T1_19">o</text:span><text:span text:style-name="T1_20"><text:s/></text:span><text:span text:style-name="T1_21">grach</text:span><text:span text:style-name="T1_22"><text:s/></text:span><text:span text:style-name="T1_23">przedpotopowych</text:span><text:span text:style-name="T1_24">.<text:s/></text:span><text:span text:style-name="T1_25">Dlatego</text:span><text:span text:style-name="T1_26"><text:s/></text:span><text:span text:style-name="T1_27">też</text:span><text:span text:style-name="T1_28"><text:s/></text:span><text:span text:style-name="T1_29">pora</text:span><text:span text:style-name="T1_30"><text:s/></text:span><text:span text:style-name="T1_31">na</text:span><text:span text:style-name="T1_32"><text:s/></text:span><text:span text:style-name="T1_33">coś</text:span><text:span text:style-name="T1_34"><text:s/></text:span><text:span text:style-name="T1_35">specjalnego</text:span><text:span text:style-name="T1_36"><text:s/>–<text:s/></text:span><text:span text:style-name="T1_37">tylko</text:span><text:span text:style-name="T1_38"><text:s/></text:span><text:span text:style-name="T1_39">jedna</text:span><text:span text:style-name="T1_40"><text:s/></text:span><text:span text:style-name="T1_41">gra</text:span><text:span text:style-name="T1_42">,<text:s/></text:span><text:span text:style-name="T1_43">ale</text:span><text:span text:style-name="T1_44"><text:s/></text:span><text:span text:style-name="T1_45">za</text:span><text:span text:style-name="T1_46"><text:s/></text:span><text:span text:style-name="T1_47">to</text:span><text:span text:style-name="T1_48"><text:s/></text:span><text:span text:style-name="T1_49">jaka</text:span><text:span text:style-name="T1_50">!</text:span></text:p>
      <text:p text:style-name="P2"/>
      <text:p text:style-name="P3"><text:span text:style-name="T3_1">1.<text:s/></text:span><text:span text:style-name="T3_2">Cannon</text:span><text:span text:style-name="T3_3"><text:s/></text:span><text:span text:style-name="T3_4">Fodder</text:span></text:p>
      <text:p text:style-name="P4"/>
      <text:p text:style-name="P5"><text:span text:style-name="T5_1">Ten</text:span><text:span text:style-name="T5_2"><text:s/></text:span><text:span text:style-name="T5_3">tytuł</text:span><text:span text:style-name="T5_4"><text:s/></text:span><text:span text:style-name="T5_5">miałem</text:span><text:span text:style-name="T5_6"><text:s/></text:span><text:span text:style-name="T5_7">zamiar</text:span><text:span text:style-name="T5_8"><text:s/></text:span><text:span text:style-name="T5_9">opisać</text:span><text:span text:style-name="T5_10"><text:s/></text:span><text:span text:style-name="T5_11">od</text:span><text:span text:style-name="T5_12"><text:s/></text:span><text:span text:style-name="T5_13">dawna</text:span><text:span text:style-name="T5_14">.<text:s/></text:span><text:span text:style-name="T5_15">W</text:span><text:span text:style-name="T5_16"><text:s/></text:span><text:span text:style-name="T5_17">sumie</text:span><text:span text:style-name="T5_18"><text:s/></text:span><text:span text:style-name="T5_19">to</text:span><text:span text:style-name="T5_20"><text:s/></text:span><text:span text:style-name="T5_21">od</text:span><text:span text:style-name="T5_22"><text:s/></text:span><text:span text:style-name="T5_23">pierwszej</text:span><text:span text:style-name="T5_24"><text:s/></text:span><text:span text:style-name="T5_25">części</text:span><text:span text:style-name="T5_26"><text:s/></text:span><text:span text:style-name="T5_27">serii</text:span><text:span text:style-name="T5_28"><text:s/></text:span><text:span text:style-name="T5_29">chodził</text:span><text:span text:style-name="T5_30"><text:s/></text:span><text:span text:style-name="T5_31">mi</text:span><text:span text:style-name="T5_32"><text:s/></text:span><text:span text:style-name="T5_33">po</text:span><text:span text:style-name="T5_34"><text:s/></text:span><text:span text:style-name="T5_35">głowie</text:span><text:span text:style-name="T5_36">,<text:s/></text:span><text:span text:style-name="T5_37">jednak</text:span><text:span text:style-name="T5_38"><text:s/></text:span><text:span text:style-name="T5_39">w</text:span><text:span text:style-name="T5_40"><text:s/></text:span><text:span text:style-name="T5_41">końcu</text:span><text:span text:style-name="T5_42"><text:s/></text:span><text:span text:style-name="T5_43">postanowiłem</text:span><text:span text:style-name="T5_44"><text:s/></text:span><text:span text:style-name="T5_45">zachować</text:span><text:span text:style-name="T5_46"><text:s/></text:span><text:span text:style-name="T5_47">go</text:span><text:span text:style-name="T5_48"><text:s/></text:span><text:span text:style-name="T5_49">na</text:span><text:span text:style-name="T5_50"><text:s/></text:span><text:span text:style-name="T5_51">jakiś</text:span><text:span text:style-name="T5_52"><text:s/></text:span><text:span text:style-name="T5_53">okrągły</text:span><text:span text:style-name="T5_54"><text:s/></text:span><text:span text:style-name="T5_55">numer</text:span><text:span text:style-name="T5_56">.<text:s/></text:span><text:span text:style-name="T5_57">Ten</text:span><text:span text:style-name="T5_58"><text:s/></text:span><text:span text:style-name="T5_59">czas</text:span><text:span text:style-name="T5_60"><text:s/></text:span><text:span text:style-name="T5_61">w</text:span><text:span text:style-name="T5_62"><text:s/></text:span><text:span text:style-name="T5_63">końcu</text:span><text:span text:style-name="T5_64"><text:s/></text:span><text:span text:style-name="T5_65">nadszedł</text:span><text:span text:style-name="T5_66">,<text:s/></text:span><text:span text:style-name="T5_67">dlatego</text:span><text:span text:style-name="T5_68"><text:s/></text:span><text:span text:style-name="T5_69">z</text:span><text:span text:style-name="T5_70"><text:s/></text:span><text:span text:style-name="T5_71">ogromną</text:span><text:span text:style-name="T5_72"><text:s/></text:span><text:span text:style-name="T5_73">przyjemnością</text:span><text:span text:style-name="T5_74"><text:s/></text:span><text:span text:style-name="T5_75">i</text:span><text:span text:style-name="T5_76"><text:s/></text:span><text:span text:style-name="T5_77">jeszcze</text:span><text:span text:style-name="T5_78"><text:s/></text:span><text:span text:style-name="T5_79">większą</text:span><text:span text:style-name="T5_80"><text:s/></text:span><text:span text:style-name="T5_81">nostalgią</text:span><text:span text:style-name="T5_82"><text:s/></text:span><text:span text:style-name="T5_83">przypominam</text:span><text:span text:style-name="T5_84"><text:s/></text:span><text:span text:style-name="T5_85">wielki</text:span><text:span text:style-name="T5_86"><text:s/></text:span><text:span text:style-name="T5_87">hit</text:span><text:span text:style-name="T5_88">,<text:s/></text:span><text:span text:style-name="T5_89">który</text:span><text:span text:style-name="T5_90"><text:s/></text:span><text:span text:style-name="T5_91">w</text:span><text:span text:style-name="T5_92"><text:s/>1993<text:s/></text:span><text:span text:style-name="T5_93">roku</text:span><text:span text:style-name="T5_94"><text:s/></text:span><text:span text:style-name="T5_95">stworzył</text:span><text:span text:style-name="T5_96"><text:s/></text:span><text:span text:style-name="T5_97">Sensible</text:span><text:span text:style-name="T5_98"><text:s/></text:span><text:span text:style-name="T5_99">Software</text:span><text:span text:style-name="T5_100">.<text:s/>„</text:span><text:span text:style-name="T5_101">Cannon</text:span><text:span text:style-name="T5_102"><text:s/></text:span><text:span text:style-name="T5_103">Fodder</text:span><text:span text:style-name="T5_104">”,<text:s/></text:span><text:span text:style-name="T5_105">gdyż</text:span><text:span text:style-name="T5_106"><text:s/></text:span><text:span text:style-name="T5_107">to</text:span><text:span text:style-name="T5_108"><text:s/></text:span><text:span text:style-name="T5_109">o</text:span><text:span text:style-name="T5_110"><text:s/></text:span><text:span text:style-name="T5_111">nim</text:span><text:span text:style-name="T5_112"><text:s/></text:span><text:span text:style-name="T5_113">tu</text:span><text:span text:style-name="T5_114"><text:s/></text:span><text:span text:style-name="T5_115">mowa</text:span><text:span text:style-name="T5_116">,<text:s/></text:span><text:span text:style-name="T5_117">wydany</text:span><text:span text:style-name="T5_118"><text:s/></text:span><text:span text:style-name="T5_119">na</text:span><text:span text:style-name="T5_120"><text:s/></text:span><text:span text:style-name="T5_121">Amigę</text:span><text:span text:style-name="T5_122"><text:s/></text:span><text:span text:style-name="T5_123">przez</text:span><text:span text:style-name="T5_124"><text:s/></text:span><text:span text:style-name="T5_125">Virgin</text:span><text:span text:style-name="T5_126"><text:s/></text:span><text:span text:style-name="T5_127">Interactive</text:span><text:span text:style-name="T5_128"><text:s/></text:span><text:span text:style-name="T5_129">cieszył</text:span><text:span text:style-name="T5_130"><text:s/></text:span><text:span text:style-name="T5_131">się</text:span><text:span text:style-name="T5_132"><text:s/></text:span><text:span text:style-name="T5_133">niesamowitą</text:span><text:span text:style-name="T5_134"><text:s/></text:span><text:span text:style-name="T5_135">popularnością</text:span><text:span text:style-name="T5_136"><text:s/></text:span><text:span text:style-name="T5_137">i</text:span><text:span text:style-name="T5_138"><text:s/></text:span><text:span text:style-name="T5_139">wkrótce</text:span><text:span text:style-name="T5_140"><text:s/></text:span><text:span text:style-name="T5_141">również</text:span><text:span text:style-name="T5_142"><text:s/></text:span><text:span text:style-name="T5_143">użytkownicy</text:span><text:span text:style-name="T5_144"><text:s/></text:span><text:span text:style-name="T5_145">innego</text:span><text:span text:style-name="T5_146"><text:s/></text:span><text:span text:style-name="T5_147">sprzętu</text:span><text:span text:style-name="T5_148"><text:s/></text:span><text:span text:style-name="T5_149">dostali</text:span><text:span text:style-name="T5_150"><text:s/></text:span><text:span text:style-name="T5_151">do</text:span><text:span text:style-name="T5_152"><text:s/></text:span><text:span text:style-name="T5_153">rąk</text:span><text:span text:style-name="T5_154"><text:s/></text:span><text:span text:style-name="T5_155">swoje</text:span><text:span text:style-name="T5_156"><text:s/></text:span><text:span text:style-name="T5_157">wersje</text:span><text:span text:style-name="T5_158">.<text:s/></text:span><text:span text:style-name="T5_159">O</text:span><text:span text:style-name="T5_160"><text:s/></text:span><text:span text:style-name="T5_161">jej</text:span><text:span text:style-name="T5_162"><text:s/></text:span><text:span text:style-name="T5_163">jakości</text:span><text:span text:style-name="T5_164"><text:s/></text:span><text:span text:style-name="T5_165">jasno</text:span><text:span text:style-name="T5_166"><text:s/></text:span><text:span text:style-name="T5_167">świadczy</text:span><text:span text:style-name="T5_168"><text:s/></text:span><text:span text:style-name="T5_169">fakt</text:span><text:span text:style-name="T5_170">,<text:s/></text:span><text:span text:style-name="T5_171">iż</text:span><text:span text:style-name="T5_172"><text:s/></text:span><text:span text:style-name="T5_173">jeden</text:span><text:span text:style-name="T5_174"><text:s/></text:span><text:span text:style-name="T5_175">z</text:span><text:span text:style-name="T5_176"><text:s/></text:span><text:span text:style-name="T5_177">najbardziej</text:span><text:span text:style-name="T5_178"><text:s/></text:span><text:span text:style-name="T5_179">znanych</text:span><text:span text:style-name="T5_180"><text:s/></text:span><text:span text:style-name="T5_181">magazynów</text:span><text:span text:style-name="T5_182"><text:s/></text:span><text:span text:style-name="T5_183">zajmujących</text:span><text:span text:style-name="T5_184"><text:s/></text:span><text:span text:style-name="T5_185">się</text:span><text:span text:style-name="T5_186"><text:s/></text:span><text:span text:style-name="T5_187">grami</text:span><text:span text:style-name="T5_188">,<text:s/>„</text:span><text:span text:style-name="T5_189">Amiga</text:span><text:span text:style-name="T5_190"><text:s/></text:span><text:span text:style-name="T5_191">Action</text:span><text:span text:style-name="T5_192">”,<text:s/></text:span><text:span text:style-name="T5_193">bezprecedensowo</text:span><text:span text:style-name="T5_194"><text:s/></text:span><text:span text:style-name="T5_195">ocenił</text:span><text:span text:style-name="T5_196"><text:s/></text:span><text:span text:style-name="T5_197">ją</text:span><text:span text:style-name="T5_198"><text:s/></text:span><text:span text:style-name="T5_199">jako</text:span><text:span text:style-name="T5_200"><text:s/>„</text:span><text:span text:style-name="T5_201">najlepszą</text:span><text:span text:style-name="T5_202"><text:s/></text:span><text:span text:style-name="T5_203">grę</text:span><text:span text:style-name="T5_204"><text:s/></text:span><text:span text:style-name="T5_205">roku</text:span><text:span text:style-name="T5_206">”.<text:s/></text:span><text:span text:style-name="T5_207">Zapytacie</text:span><text:span text:style-name="T5_208">,<text:s/></text:span><text:span text:style-name="T5_209">skąd</text:span><text:span text:style-name="T5_210"><text:s/></text:span><text:span text:style-name="T5_211">taka</text:span><text:span text:style-name="T5_212"><text:s/></text:span><text:span text:style-name="T5_213">popularność</text:span><text:span text:style-name="T5_214"><text:s/></text:span><text:span text:style-name="T5_215">tej</text:span><text:span text:style-name="T5_216"><text:s/></text:span><text:span text:style-name="T5_217">gry</text:span><text:span text:style-name="T5_218">?<text:s/></text:span><text:span text:style-name="T5_219">W</text:span><text:span text:style-name="T5_220"><text:s/></text:span><text:span text:style-name="T5_221">końcu</text:span><text:span text:style-name="T5_222"><text:s/></text:span><text:span text:style-name="T5_223">podobnych</text:span><text:span text:style-name="T5_224"><text:s/></text:span><text:span text:style-name="T5_225">do</text:span><text:span text:style-name="T5_226"><text:s/></text:span><text:span text:style-name="T5_227">niej</text:span><text:span text:style-name="T5_228"><text:s/></text:span><text:span text:style-name="T5_229">było</text:span><text:span text:style-name="T5_230"><text:s/></text:span><text:span text:style-name="T5_231">wiele</text:span><text:span text:style-name="T5_232"><text:s/>–<text:s/></text:span><text:span text:style-name="T5_233">ot</text:span><text:span text:style-name="T5_234">,<text:s/></text:span><text:span text:style-name="T5_235">chodziło</text:span><text:span text:style-name="T5_236"><text:s/></text:span><text:span text:style-name="T5_237">się</text:span><text:span text:style-name="T5_238"><text:s/></text:span><text:span text:style-name="T5_239">różnokolorowymi</text:span><text:span text:style-name="T5_240"><text:s/></text:span><text:span text:style-name="T5_241">pamperkami</text:span><text:span text:style-name="T5_242"><text:s/></text:span><text:span text:style-name="T5_243">po</text:span><text:span text:style-name="T5_244"><text:s/></text:span><text:span text:style-name="T5_245">mapie</text:span><text:span text:style-name="T5_246">,<text:s/></text:span><text:span text:style-name="T5_247">strzelało</text:span><text:span text:style-name="T5_248"><text:s/></text:span><text:span text:style-name="T5_249">do</text:span><text:span text:style-name="T5_250"><text:s/></text:span><text:span text:style-name="T5_251">wszystkiego</text:span><text:span text:style-name="T5_252">,<text:s/></text:span><text:span text:style-name="T5_253">co</text:span><text:span text:style-name="T5_254"><text:s/></text:span><text:span text:style-name="T5_255">się</text:span><text:span text:style-name="T5_256"><text:s/></text:span><text:span text:style-name="T5_257">rusza</text:span><text:span text:style-name="T5_258"><text:s/></text:span><text:span text:style-name="T5_259">i</text:span><text:span text:style-name="T5_260"><text:s/></text:span><text:span text:style-name="T5_261">czyniło</text:span><text:span text:style-name="T5_262"><text:s/></text:span><text:span text:style-name="T5_263">ogólną</text:span><text:span text:style-name="T5_264"><text:s/></text:span><text:span text:style-name="T5_265">demolkę</text:span><text:span text:style-name="T5_266">.<text:s/></text:span><text:span text:style-name="T5_267">Dlaczego</text:span><text:span text:style-name="T5_268"><text:s/></text:span><text:span text:style-name="T5_269">więc</text:span><text:span text:style-name="T5_270"><text:s/></text:span><text:span text:style-name="T5_271">właśnie</text:span><text:span text:style-name="T5_272"><text:s/>„</text:span><text:span text:style-name="T5_273">Cannon</text:span><text:span text:style-name="T5_274"><text:s/></text:span><text:span text:style-name="T5_275">Fodder</text:span><text:span text:style-name="T5_276">”<text:s/></text:span><text:span text:style-name="T5_277">wybił</text:span><text:span text:style-name="T5_278"><text:s/></text:span><text:span text:style-name="T5_279">się</text:span><text:span text:style-name="T5_280"><text:s/></text:span><text:span text:style-name="T5_281">ponad</text:span><text:span text:style-name="T5_282"><text:s/></text:span><text:span text:style-name="T5_283">przeciętność</text:span><text:span text:style-name="T5_284"><text:s/></text:span><text:span text:style-name="T5_285">i</text:span><text:span text:style-name="T5_286"><text:s/></text:span><text:span text:style-name="T5_287">zyskał</text:span><text:span text:style-name="T5_288"><text:s/></text:span><text:span text:style-name="T5_289">sobie</text:span><text:span text:style-name="T5_290"><text:s/></text:span><text:span text:style-name="T5_291">miłość</text:span><text:span text:style-name="T5_292"><text:s/></text:span><text:span text:style-name="T5_293">graczy</text:span><text:span text:style-name="T5_294">?<text:s/></text:span><text:span text:style-name="T5_295">Cóż</text:span><text:span text:style-name="T5_296">,<text:s/></text:span><text:span text:style-name="T5_297">wydaje</text:span><text:span text:style-name="T5_298"><text:s/></text:span><text:span text:style-name="T5_299">mi</text:span><text:span text:style-name="T5_300"><text:s/></text:span><text:span text:style-name="T5_301">się</text:span><text:span text:style-name="T5_302">,<text:s/></text:span><text:span text:style-name="T5_303">iż</text:span><text:span text:style-name="T5_304"><text:s/></text:span><text:span text:style-name="T5_305">głównie</text:span><text:span text:style-name="T5_306"><text:s/></text:span><text:span text:style-name="T5_307">odpowiada</text:span><text:span text:style-name="T5_308"><text:s/></text:span><text:span text:style-name="T5_309">za</text:span><text:span text:style-name="T5_310"><text:s/></text:span><text:span text:style-name="T5_311">to</text:span><text:span text:style-name="T5_312"><text:s/></text:span><text:span text:style-name="T5_313">fakt</text:span><text:span text:style-name="T5_314">,<text:s/></text:span><text:span text:style-name="T5_315">iż</text:span><text:span text:style-name="T5_316"><text:s/></text:span><text:span text:style-name="T5_317">twórcy</text:span><text:span text:style-name="T5_318"><text:s/></text:span><text:span text:style-name="T5_319">gry</text:span><text:span text:style-name="T5_320"><text:s/></text:span><text:span text:style-name="T5_321">nie</text:span><text:span text:style-name="T5_322"><text:s/></text:span><text:span text:style-name="T5_323">starali</text:span><text:span text:style-name="T5_324"><text:s/></text:span><text:span text:style-name="T5_325">się</text:span><text:span text:style-name="T5_326"><text:s/></text:span><text:span text:style-name="T5_327">uczynić</text:span><text:span text:style-name="T5_328"><text:s/></text:span><text:span text:style-name="T5_329">jej</text:span><text:span text:style-name="T5_330"><text:s/></text:span><text:span text:style-name="T5_331">poważną</text:span><text:span text:style-name="T5_332"><text:s/></text:span><text:span text:style-name="T5_333">i</text:span><text:span text:style-name="T5_334"><text:s/></text:span><text:span text:style-name="T5_335">traktowali</text:span><text:span text:style-name="T5_336"><text:s/></text:span><text:span text:style-name="T5_337">skądinąd</text:span><text:span text:style-name="T5_338"><text:s/></text:span><text:span text:style-name="T5_339">poważny</text:span><text:span text:style-name="T5_340"><text:s/></text:span><text:span text:style-name="T5_341">temat</text:span><text:span text:style-name="T5_342"><text:s/></text:span><text:span text:style-name="T5_343">z</text:span><text:span text:style-name="T5_344"><text:s/></text:span><text:span text:style-name="T5_345">porządnym</text:span><text:span text:style-name="T5_346"><text:s/></text:span><text:span text:style-name="T5_347">przymrużeniem</text:span><text:span text:style-name="T5_348"><text:s/></text:span><text:span text:style-name="T5_349">oka</text:span><text:span text:style-name="T5_350">.<text:s/></text:span><text:span text:style-name="T5_351">Doskonałym</text:span><text:span text:style-name="T5_352"><text:s/></text:span><text:span text:style-name="T5_353">przykładem</text:span><text:span text:style-name="T5_354"><text:s/></text:span><text:span text:style-name="T5_355">jest</text:span><text:span text:style-name="T5_356"><text:s/></text:span><text:span text:style-name="T5_357">sam</text:span><text:span text:style-name="T5_358"><text:s/></text:span><text:span text:style-name="T5_359">tytuł</text:span><text:span text:style-name="T5_360">,<text:s/></text:span><text:span text:style-name="T5_361">który</text:span><text:span text:style-name="T5_362"><text:s/></text:span><text:span text:style-name="T5_363">po</text:span><text:span text:style-name="T5_364"><text:s/></text:span><text:span text:style-name="T5_365">polsku</text:span><text:span text:style-name="T5_366"><text:s/></text:span><text:span text:style-name="T5_367">brzmiałby</text:span><text:span text:style-name="T5_368"><text:s/>„</text:span><text:span text:style-name="T5_369">Mięso</text:span><text:span text:style-name="T5_370"><text:s/></text:span><text:span text:style-name="T5_371">Armatnie</text:span><text:span text:style-name="T5_372">”.<text:s/></text:span><text:span text:style-name="T5_373">Następnie</text:span><text:span text:style-name="T5_374"><text:s/></text:span><text:span text:style-name="T5_375">mamy</text:span><text:span text:style-name="T5_376"><text:s/></text:span><text:span text:style-name="T5_377">intro</text:span><text:span text:style-name="T5_378"><text:s/>–<text:s/></text:span><text:span text:style-name="T5_379">doskonały</text:span><text:span text:style-name="T5_380">,<text:s/>„</text:span><text:span text:style-name="T5_381">pochwalający</text:span><text:span text:style-name="T5_382">”<text:s/></text:span><text:span text:style-name="T5_383">wojnę</text:span><text:span text:style-name="T5_384"><text:s/></text:span><text:span text:style-name="T5_385"><text:a xlink:type="simple" xlink:href="https://www.youtube.com/watch?v=PiYuq6Ac3a0"><text:span text:style-name="T5_386">utwór</text:span></text:a></text:span><text:span text:style-name="T5_387"><text:s/></text:span><text:span text:style-name="T5_388">skomponowany</text:span><text:span text:style-name="T5_389"><text:s/></text:span><text:span text:style-name="T5_390">przez</text:span><text:span text:style-name="T5_391"><text:s/></text:span><text:span text:style-name="T5_392">Jona</text:span><text:span text:style-name="T5_393"><text:s/></text:span><text:span text:style-name="T5_394">Hare</text:span><text:span text:style-name="T5_395"><text:s/></text:span><text:span text:style-name="T5_396">nucił</text:span><text:span text:style-name="T5_397"><text:s/></text:span><text:span text:style-name="T5_398">chyba</text:span><text:span text:style-name="T5_399"><text:s/></text:span><text:span text:style-name="T5_400">każdy</text:span><text:span text:style-name="T5_401">,<text:s/></text:span><text:span text:style-name="T5_402">kto</text:span><text:span text:style-name="T5_403"><text:s/></text:span><text:span text:style-name="T5_404">kiedykolwiek</text:span><text:span text:style-name="T5_405"><text:s/></text:span><text:span text:style-name="T5_406">zagrał</text:span><text:span text:style-name="T5_407"><text:s/></text:span><text:span text:style-name="T5_408">w</text:span><text:span text:style-name="T5_409"><text:s/></text:span><text:span text:style-name="T5_410">Cannona</text:span><text:span text:style-name="T5_411">.<text:s/></text:span><text:span text:style-name="T5_412">Przy</text:span><text:span text:style-name="T5_413"><text:s/></text:span><text:span text:style-name="T5_414">jej</text:span><text:span text:style-name="T5_415"><text:s/></text:span><text:span text:style-name="T5_416">dźwiękach</text:span><text:span text:style-name="T5_417"><text:s/></text:span><text:span text:style-name="T5_418">na</text:span><text:span text:style-name="T5_419"><text:s/></text:span><text:span text:style-name="T5_420">ekranie</text:span><text:span text:style-name="T5_421"><text:s/></text:span><text:span text:style-name="T5_422">początkowym</text:span><text:span text:style-name="T5_423"><text:s/></text:span><text:span text:style-name="T5_424">pojawia</text:span><text:span text:style-name="T5_425"><text:s/></text:span><text:span text:style-name="T5_426">się</text:span><text:span text:style-name="T5_427"><text:s/></text:span><text:span text:style-name="T5_428">czerwony</text:span><text:span text:style-name="T5_429"><text:s/></text:span><text:span text:style-name="T5_430">mak</text:span><text:span text:style-name="T5_431">,<text:s/></text:span><text:span text:style-name="T5_432">po</text:span><text:span text:style-name="T5_433"><text:s/></text:span><text:span text:style-name="T5_434">czym</text:span><text:span text:style-name="T5_435"><text:s/></text:span><text:span text:style-name="T5_436">naszym</text:span><text:span text:style-name="T5_437"><text:s/></text:span><text:span text:style-name="T5_438">oczom</text:span><text:span text:style-name="T5_439"><text:s/></text:span><text:span text:style-name="T5_440">ukazuje</text:span><text:span text:style-name="T5_441"><text:s/></text:span><text:span text:style-name="T5_442">się</text:span><text:span text:style-name="T5_443"><text:s/></text:span><text:span text:style-name="T5_444">zbiór</text:span><text:span text:style-name="T5_445"><text:s/></text:span><text:span text:style-name="T5_446">zdjęć</text:span><text:span text:style-name="T5_447">,<text:s/></text:span><text:span text:style-name="T5_448">na</text:span><text:span text:style-name="T5_449"><text:s/></text:span><text:span text:style-name="T5_450">których</text:span><text:span text:style-name="T5_451"><text:s/></text:span><text:span text:style-name="T5_452">twórcy</text:span><text:span text:style-name="T5_453"><text:s/></text:span><text:span text:style-name="T5_454">gry</text:span><text:span text:style-name="T5_455"><text:s/></text:span><text:span text:style-name="T5_456">występują</text:span><text:span text:style-name="T5_457"><text:s/></text:span><text:span text:style-name="T5_458">w</text:span><text:span text:style-name="T5_459"><text:s/></text:span><text:span text:style-name="T5_460">mundurach</text:span><text:span text:style-name="T5_461"><text:s/>–<text:s/></text:span><text:span text:style-name="T5_462">trzeba</text:span><text:span text:style-name="T5_463"><text:s/></text:span><text:span text:style-name="T5_464">powiedzieć</text:span><text:span text:style-name="T5_465">,<text:s/></text:span><text:span text:style-name="T5_466">iż</text:span><text:span text:style-name="T5_467"><text:s/></text:span><text:span text:style-name="T5_468">niejeden</text:span><text:span text:style-name="T5_469"><text:s/></text:span><text:span text:style-name="T5_470">serial</text:span><text:span text:style-name="T5_471"><text:s/></text:span><text:span text:style-name="T5_472">wojenny</text:span><text:span text:style-name="T5_473"><text:s/></text:span><text:span text:style-name="T5_474">miał</text:span><text:span text:style-name="T5_475"><text:s/></text:span><text:span text:style-name="T5_476">gorszą</text:span><text:span text:style-name="T5_477"><text:s/></text:span><text:span text:style-name="T5_478">czołówkę</text:span><text:span text:style-name="T5_479">.<text:s/></text:span><text:span text:style-name="T5_480">Na</text:span><text:span text:style-name="T5_481"><text:s/></text:span><text:span text:style-name="T5_482">tym</text:span><text:span text:style-name="T5_483"><text:s/></text:span><text:span text:style-name="T5_484">nie</text:span><text:span text:style-name="T5_485"><text:s/></text:span><text:span text:style-name="T5_486">koniec</text:span><text:span text:style-name="T5_487"><text:s/>–<text:s/></text:span><text:span text:style-name="T5_488">wielu</text:span><text:span text:style-name="T5_489"><text:s/></text:span><text:span text:style-name="T5_490">oddanych</text:span><text:span text:style-name="T5_491"><text:s/></text:span><text:span text:style-name="T5_492">do</text:span><text:span text:style-name="T5_493"><text:s/></text:span><text:span text:style-name="T5_494">naszej</text:span><text:span text:style-name="T5_495"><text:s/></text:span><text:span text:style-name="T5_496">dyspozycji</text:span><text:span text:style-name="T5_497"><text:s/></text:span><text:span text:style-name="T5_498">żołnierzy</text:span><text:span text:style-name="T5_499"><text:s/></text:span><text:span text:style-name="T5_500">nazwanych</text:span><text:span text:style-name="T5_501"><text:s/></text:span><text:span text:style-name="T5_502">jest</text:span><text:span text:style-name="T5_503"><text:s/></text:span><text:span text:style-name="T5_504">po</text:span><text:span text:style-name="T5_505"><text:s/></text:span><text:span text:style-name="T5_506">swoich</text:span><text:span text:style-name="T5_507"><text:s/></text:span><text:span text:style-name="T5_508">stwórcach</text:span><text:span text:style-name="T5_509">.<text:s/></text:span><text:span text:style-name="T5_510">Również</text:span><text:span text:style-name="T5_511"><text:s/></text:span><text:span text:style-name="T5_512"><text:a xlink:type="simple" xlink:href="https://www.youtube.com/watch?v=yEka9dyOqrg"><text:span text:style-name="T5_513">intro</text:span></text:a></text:span><text:span text:style-name="T5_514"><text:s/></text:span><text:span text:style-name="T5_515">stworzone</text:span><text:span text:style-name="T5_516"><text:s/></text:span><text:span text:style-name="T5_517">dla</text:span><text:span text:style-name="T5_518"><text:s/></text:span><text:span text:style-name="T5_519">grających</text:span><text:span text:style-name="T5_520"><text:s/></text:span><text:span text:style-name="T5_521">na</text:span><text:span text:style-name="T5_522"><text:s/></text:span><text:span text:style-name="T5_523">PC</text:span><text:span text:style-name="T5_524"><text:s/></text:span><text:span text:style-name="T5_525">jasno</text:span><text:span text:style-name="T5_526"><text:s/></text:span><text:span text:style-name="T5_527">pokazywało</text:span><text:span text:style-name="T5_528">,<text:s/></text:span><text:span text:style-name="T5_529">iż</text:span><text:span text:style-name="T5_530"><text:s/></text:span><text:span text:style-name="T5_531">nie</text:span><text:span text:style-name="T5_532"><text:s/></text:span><text:span text:style-name="T5_533">można</text:span><text:span text:style-name="T5_534"><text:s/></text:span><text:span text:style-name="T5_535">traktować</text:span><text:span text:style-name="T5_536"><text:s/></text:span><text:span text:style-name="T5_537">tego</text:span><text:span text:style-name="T5_538"><text:s/></text:span><text:span text:style-name="T5_539">tytułu</text:span><text:span text:style-name="T5_540"><text:s/></text:span><text:span text:style-name="T5_541">zanadto</text:span><text:span text:style-name="T5_542"><text:s/></text:span><text:span text:style-name="T5_543">poważnie</text:span><text:span text:style-name="T5_544">.<text:s/></text:span><text:span text:style-name="T5_545">Jednak</text:span><text:span text:style-name="T5_546"><text:s/></text:span><text:span text:style-name="T5_547">nazbyt</text:span><text:span text:style-name="T5_548"><text:s/></text:span><text:span text:style-name="T5_549">się</text:span><text:span text:style-name="T5_550"><text:s/></text:span><text:span text:style-name="T5_551">rozpisałem</text:span><text:span text:style-name="T5_552">,<text:s/></text:span><text:span text:style-name="T5_553">czas</text:span><text:span text:style-name="T5_554"><text:s/></text:span><text:span text:style-name="T5_555">przejść</text:span><text:span text:style-name="T5_556"><text:s/></text:span><text:span text:style-name="T5_557">do</text:span><text:span text:style-name="T5_558"><text:s/></text:span><text:span text:style-name="T5_559">meritum</text:span><text:span text:style-name="T5_560"><text:s/>–<text:s/></text:span><text:span text:style-name="T5_561">po</text:span><text:span text:style-name="T5_562"><text:s/></text:span><text:span text:style-name="T5_563">zachwyceniu</text:span><text:span text:style-name="T5_564"><text:s/></text:span><text:span text:style-name="T5_565">się</text:span><text:span text:style-name="T5_566"><text:s/></text:span><text:span text:style-name="T5_567">początkiem</text:span><text:span text:style-name="T5_568"><text:s/></text:span><text:span text:style-name="T5_569">na</text:span><text:span text:style-name="T5_570"><text:s/></text:span><text:span text:style-name="T5_571">ekranie</text:span><text:span text:style-name="T5_572"><text:s/></text:span><text:span text:style-name="T5_573">pojawia</text:span><text:span text:style-name="T5_574"><text:s/></text:span><text:span text:style-name="T5_575">się</text:span><text:span text:style-name="T5_576"><text:s/></text:span><text:span text:style-name="T5_577">droga</text:span><text:span text:style-name="T5_578"><text:s/></text:span><text:span text:style-name="T5_579">wijąca</text:span><text:span text:style-name="T5_580"><text:s/></text:span><text:span text:style-name="T5_581">się</text:span><text:span text:style-name="T5_582"><text:s/></text:span><text:span text:style-name="T5_583">pośród</text:span><text:span text:style-name="T5_584"><text:s/></text:span><text:span text:style-name="T5_585">zielonych</text:span><text:span text:style-name="T5_586"><text:s/></text:span><text:span text:style-name="T5_587">wzgórz</text:span><text:span text:style-name="T5_588">.<text:s/></text:span><text:span text:style-name="T5_589">Tu</text:span><text:span text:style-name="T5_590"><text:s/></text:span><text:span text:style-name="T5_591">właśnie</text:span><text:span text:style-name="T5_592"><text:s/></text:span><text:span text:style-name="T5_593">widzimy</text:span><text:span text:style-name="T5_594">,<text:s/></text:span><text:span text:style-name="T5_595">ilu</text:span><text:span text:style-name="T5_596"><text:s/></text:span><text:span text:style-name="T5_597">żołnierzy</text:span><text:span text:style-name="T5_598"><text:s/></text:span><text:span text:style-name="T5_599">mamy</text:span><text:span text:style-name="T5_600"><text:s/></text:span><text:span text:style-name="T5_601">do</text:span><text:span text:style-name="T5_602"><text:s/></text:span><text:span text:style-name="T5_603">dyspozycji</text:span><text:span text:style-name="T5_604"><text:s/>–<text:s/></text:span><text:span text:style-name="T5_605">po</text:span><text:span text:style-name="T5_606"><text:s/></text:span><text:span text:style-name="T5_607">skończonej</text:span><text:span text:style-name="T5_608"><text:s/></text:span><text:span text:style-name="T5_609">misji</text:span><text:span text:style-name="T5_610"><text:s/></text:span><text:span text:style-name="T5_611">do</text:span><text:span text:style-name="T5_612"><text:s/></text:span><text:span text:style-name="T5_613">oczekującej</text:span><text:span text:style-name="T5_614"><text:s/></text:span><text:span text:style-name="T5_615">kolejki</text:span><text:span text:style-name="T5_616"><text:s/></text:span><text:span text:style-name="T5_617">dochodzą</text:span><text:span text:style-name="T5_618"><text:s/></text:span><text:span text:style-name="T5_619">nowi</text:span><text:span text:style-name="T5_620"><text:s/></text:span><text:span text:style-name="T5_621">rekruci</text:span><text:span text:style-name="T5_622"><text:s/>–<text:s/></text:span><text:span text:style-name="T5_623">tytułowe</text:span><text:span text:style-name="T5_624"><text:s/></text:span><text:span text:style-name="T5_625">mięso</text:span><text:span text:style-name="T5_626"><text:s/></text:span><text:span text:style-name="T5_627">armatnie</text:span><text:span text:style-name="T5_628">.<text:s/></text:span><text:span text:style-name="T5_629">Nad</text:span><text:span text:style-name="T5_630"><text:s/></text:span><text:span text:style-name="T5_631">wzgórzami</text:span><text:span text:style-name="T5_632"><text:s/></text:span><text:span text:style-name="T5_633">widać</text:span><text:span text:style-name="T5_634"><text:s/></text:span><text:span text:style-name="T5_635">zaś</text:span><text:span text:style-name="T5_636"><text:s/></text:span><text:span text:style-name="T5_637">sportowy</text:span><text:span text:style-name="T5_638"><text:s/></text:span><text:span text:style-name="T5_639">licznik</text:span><text:span text:style-name="T5_640">,<text:s/></text:span><text:span text:style-name="T5_641">na</text:span><text:span text:style-name="T5_642"><text:s/></text:span><text:span text:style-name="T5_643">którym</text:span><text:span text:style-name="T5_644"><text:s/></text:span><text:span text:style-name="T5_645">wyświetlane</text:span><text:span text:style-name="T5_646"><text:s/></text:span><text:span text:style-name="T5_647">będą</text:span><text:span text:style-name="T5_648"><text:s/></text:span><text:span text:style-name="T5_649">straty</text:span><text:span text:style-name="T5_650"><text:s/></text:span><text:span text:style-name="T5_651">przeciwnika</text:span><text:span text:style-name="T5_652"><text:s/></text:span><text:span text:style-name="T5_653">i</text:span><text:span text:style-name="T5_654"><text:s/></text:span><text:span text:style-name="T5_655">nasze</text:span><text:span text:style-name="T5_656">.<text:s/></text:span><text:span text:style-name="T5_657">Przyszedł</text:span><text:span text:style-name="T5_658"><text:s/></text:span><text:span text:style-name="T5_659">czas</text:span><text:span text:style-name="T5_660"><text:s/></text:span><text:span text:style-name="T5_661">na</text:span><text:span text:style-name="T5_662"><text:s/></text:span><text:span text:style-name="T5_663">właściwą</text:span><text:span text:style-name="T5_664"><text:s/></text:span><text:span text:style-name="T5_665">rozgrywkę</text:span><text:span text:style-name="T5_666"><text:s/>–<text:s/></text:span><text:span text:style-name="T5_667">w</text:span><text:span text:style-name="T5_668"><text:s/></text:span><text:span text:style-name="T5_669">misjach</text:span><text:span text:style-name="T5_670">,<text:s/></text:span><text:span text:style-name="T5_671">z</text:span><text:span text:style-name="T5_672"><text:s/></text:span><text:span text:style-name="T5_673">których</text:span><text:span text:style-name="T5_674"><text:s/></text:span><text:span text:style-name="T5_675">prawie</text:span><text:span text:style-name="T5_676"><text:s/></text:span><text:span text:style-name="T5_677">każda</text:span><text:span text:style-name="T5_678"><text:s/></text:span><text:span text:style-name="T5_679">dzieli</text:span><text:span text:style-name="T5_680"><text:s/></text:span><text:span text:style-name="T5_681">się</text:span><text:span text:style-name="T5_682"><text:s/></text:span><text:span text:style-name="T5_683">na</text:span><text:span text:style-name="T5_684"><text:s/></text:span><text:span text:style-name="T5_685">kilka</text:span><text:span text:style-name="T5_686"><text:s/></text:span><text:span text:style-name="T5_687">faz</text:span><text:span text:style-name="T5_688">,<text:s/></text:span><text:span text:style-name="T5_689">dysponujemy</text:span><text:span text:style-name="T5_690"><text:s/></text:span><text:span text:style-name="T5_691">odgórnie</text:span><text:span text:style-name="T5_692"><text:s/></text:span><text:span text:style-name="T5_693">narzuconą</text:span><text:span text:style-name="T5_694"><text:s/></text:span><text:span text:style-name="T5_695">liczbą</text:span><text:span text:style-name="T5_696"><text:s/></text:span><text:span text:style-name="T5_697">żołnierzy</text:span><text:span text:style-name="T5_698">.<text:s/></text:span><text:span text:style-name="T5_699">Początkowo</text:span><text:span text:style-name="T5_700"><text:s/></text:span><text:span text:style-name="T5_701">wyposażeni</text:span><text:span text:style-name="T5_702"><text:s/></text:span><text:span text:style-name="T5_703">są</text:span><text:span text:style-name="T5_704"><text:s/></text:span><text:span text:style-name="T5_705">jedynie</text:span><text:span text:style-name="T5_706"><text:s/></text:span><text:span text:style-name="T5_707">w</text:span><text:span text:style-name="T5_708"><text:s/></text:span><text:span text:style-name="T5_709">karabiny</text:span><text:span text:style-name="T5_710"><text:s/></text:span><text:span text:style-name="T5_711">maszynowe</text:span><text:span text:style-name="T5_712">,<text:s/></text:span><text:span text:style-name="T5_713">których</text:span><text:span text:style-name="T5_714"><text:s/></text:span><text:span text:style-name="T5_715">zasięg</text:span><text:span text:style-name="T5_716"><text:s/></text:span><text:span text:style-name="T5_717">i</text:span><text:span text:style-name="T5_718"><text:s/></text:span><text:span text:style-name="T5_719">szybkostrzelność</text:span><text:span text:style-name="T5_720"><text:s/></text:span><text:span text:style-name="T5_721">pozostawia</text:span><text:span text:style-name="T5_722"><text:s/></text:span><text:span text:style-name="T5_723">wiele</text:span><text:span text:style-name="T5_724"><text:s/></text:span><text:span text:style-name="T5_725">do</text:span><text:span text:style-name="T5_726"><text:s/></text:span><text:span text:style-name="T5_727">życzenia</text:span><text:span text:style-name="T5_728">.<text:s/></text:span><text:span text:style-name="T5_729">Jednak</text:span><text:span text:style-name="T5_730"><text:s/></text:span><text:span text:style-name="T5_731">im</text:span><text:span text:style-name="T5_732"><text:s/></text:span><text:span text:style-name="T5_733">więcej</text:span><text:span text:style-name="T5_734"><text:s/></text:span><text:span text:style-name="T5_735">misji</text:span><text:span text:style-name="T5_736"><text:s/></text:span><text:span text:style-name="T5_737">przeżyją</text:span><text:span text:style-name="T5_738">,<text:s/></text:span><text:span text:style-name="T5_739">tym</text:span><text:span text:style-name="T5_740"><text:s/></text:span><text:span text:style-name="T5_741">awansują</text:span><text:span text:style-name="T5_742"><text:s/></text:span><text:span text:style-name="T5_743">wyżej</text:span><text:span text:style-name="T5_744"><text:s/></text:span><text:span text:style-name="T5_745">i</text:span><text:span text:style-name="T5_746"><text:s/></text:span><text:span text:style-name="T5_747">ich</text:span><text:span text:style-name="T5_748"><text:s/></text:span><text:span text:style-name="T5_749">broń</text:span><text:span text:style-name="T5_750"><text:s/></text:span><text:span text:style-name="T5_751">staje</text:span><text:span text:style-name="T5_752"><text:s/></text:span><text:span text:style-name="T5_753">się</text:span><text:span text:style-name="T5_754"><text:s/></text:span><text:span text:style-name="T5_755">zdecydowanie</text:span><text:span text:style-name="T5_756"><text:s/></text:span><text:span text:style-name="T5_757">skuteczniejsza</text:span><text:span text:style-name="T5_758">.<text:s/></text:span><text:span text:style-name="T5_759">Ci</text:span><text:span text:style-name="T5_760"><text:s/></text:span><text:span text:style-name="T5_761">o</text:span><text:span text:style-name="T5_762"><text:s/></text:span><text:span text:style-name="T5_763">najwyższych</text:span><text:span text:style-name="T5_764"><text:s/></text:span><text:span text:style-name="T5_765">rangach</text:span><text:span text:style-name="T5_766"><text:s/></text:span><text:span text:style-name="T5_767">to</text:span><text:span text:style-name="T5_768"><text:s/></text:span><text:span text:style-name="T5_769">praktycznie</text:span><text:span text:style-name="T5_770"><text:s/></text:span><text:span text:style-name="T5_771">chodzące</text:span><text:span text:style-name="T5_772"><text:s/></text:span><text:span text:style-name="T5_773">CKM</text:span><text:span text:style-name="T5_774">-</text:span><text:span text:style-name="T5_775">y</text:span><text:span text:style-name="T5_776"><text:s/></text:span><text:span text:style-name="T5_777">na</text:span><text:span text:style-name="T5_778"><text:s/></text:span><text:span text:style-name="T5_779">sterydach</text:span><text:span text:style-name="T5_780">.<text:s text:c="2"/></text:span><text:span text:style-name="T5_781">Oprócz</text:span><text:span text:style-name="T5_782"><text:s/></text:span><text:span text:style-name="T5_783">broni</text:span><text:span text:style-name="T5_784"><text:s/></text:span><text:span text:style-name="T5_785">palnej</text:span><text:span text:style-name="T5_786"><text:s/></text:span><text:span text:style-name="T5_787">w</text:span><text:span text:style-name="T5_788"><text:s/></text:span><text:span text:style-name="T5_789">niektórych</text:span><text:span text:style-name="T5_790"><text:s/></text:span><text:span text:style-name="T5_791">misjach</text:span><text:span text:style-name="T5_792"><text:s/></text:span><text:span text:style-name="T5_793">dostajemy</text:span><text:span text:style-name="T5_794"><text:s/></text:span><text:span text:style-name="T5_795">lub</text:span><text:span text:style-name="T5_796"><text:s/></text:span><text:span text:style-name="T5_797">znajdujemy</text:span><text:span text:style-name="T5_798"><text:s/></text:span><text:span text:style-name="T5_799">granaty</text:span><text:span text:style-name="T5_800"><text:s/></text:span><text:span text:style-name="T5_801">oraz</text:span><text:span text:style-name="T5_802"><text:s/></text:span><text:span text:style-name="T5_803">pociski</text:span><text:span text:style-name="T5_804"><text:s/></text:span><text:span text:style-name="T5_805">do</text:span><text:span text:style-name="T5_806"><text:s/></text:span><text:span text:style-name="T5_807">bazooki</text:span><text:span text:style-name="T5_808">,<text:s/></text:span><text:span text:style-name="T5_809">przydatne</text:span><text:span text:style-name="T5_810"><text:s/></text:span><text:span text:style-name="T5_811">zarówno</text:span><text:span text:style-name="T5_812"><text:s/></text:span><text:span text:style-name="T5_813">w</text:span><text:span text:style-name="T5_814"><text:s/></text:span><text:span text:style-name="T5_815">pozbywaniu</text:span><text:span text:style-name="T5_816"><text:s/></text:span><text:span text:style-name="T5_817">się</text:span><text:span text:style-name="T5_818"><text:s/></text:span><text:span text:style-name="T5_819">siły</text:span><text:span text:style-name="T5_820"><text:s/></text:span><text:span text:style-name="T5_821">żywej</text:span><text:span text:style-name="T5_822">,<text:s/></text:span><text:span text:style-name="T5_823">jak</text:span><text:span text:style-name="T5_824"><text:s/></text:span><text:span text:style-name="T5_825">i</text:span><text:span text:style-name="T5_826"><text:s/></text:span><text:span text:style-name="T5_827">dewastowania</text:span><text:span text:style-name="T5_828"><text:s/></text:span><text:span text:style-name="T5_829">okolicznych</text:span><text:span text:style-name="T5_830"><text:s/></text:span><text:span text:style-name="T5_831">budynków</text:span><text:span text:style-name="T5_832">.<text:s/></text:span><text:span text:style-name="T5_833">A</text:span><text:span text:style-name="T5_834"><text:s/></text:span><text:span text:style-name="T5_835">choć</text:span><text:span text:style-name="T5_836"><text:s/></text:span><text:span text:style-name="T5_837">wysadzanie</text:span><text:span text:style-name="T5_838"><text:s/></text:span><text:span text:style-name="T5_839">przeciwników</text:span><text:span text:style-name="T5_840"><text:s/></text:span><text:span text:style-name="T5_841">w</text:span><text:span text:style-name="T5_842"><text:s/></text:span><text:span text:style-name="T5_843">powietrze</text:span><text:span text:style-name="T5_844"><text:s/></text:span><text:span text:style-name="T5_845">jest</text:span><text:span text:style-name="T5_846"><text:s/></text:span><text:span text:style-name="T5_847">wysoce</text:span><text:span text:style-name="T5_848"><text:s/></text:span><text:span text:style-name="T5_849">zabawne</text:span><text:span text:style-name="T5_850">,<text:s/></text:span><text:span text:style-name="T5_851">to</text:span><text:span text:style-name="T5_852"><text:s/></text:span><text:span text:style-name="T5_853">musimy</text:span><text:span text:style-name="T5_854"><text:s/></text:span><text:span text:style-name="T5_855">pamiętać</text:span><text:span text:style-name="T5_856"><text:s/></text:span><text:span text:style-name="T5_857">o</text:span><text:span text:style-name="T5_858"><text:s/></text:span><text:span text:style-name="T5_859">limicie</text:span><text:span text:style-name="T5_860"><text:s/></text:span><text:span text:style-name="T5_861">materiałów</text:span><text:span text:style-name="T5_862"><text:s/></text:span><text:span text:style-name="T5_863">wybuchowych</text:span><text:span text:style-name="T5_864"><text:s/>–<text:s/></text:span><text:span text:style-name="T5_865">więcej</text:span><text:span text:style-name="T5_866"><text:s/></text:span><text:span text:style-name="T5_867">nie</text:span><text:span text:style-name="T5_868"><text:s/></text:span><text:span text:style-name="T5_869">dostaniemy</text:span><text:span text:style-name="T5_870">,<text:s/></text:span><text:span text:style-name="T5_871">a</text:span><text:span text:style-name="T5_872"><text:s/></text:span><text:span text:style-name="T5_873">jeżeli</text:span><text:span text:style-name="T5_874"><text:s/></text:span><text:span text:style-name="T5_875">zabraknie</text:span><text:span text:style-name="T5_876"><text:s/></text:span><text:span text:style-name="T5_877">nam</text:span><text:span text:style-name="T5_878"><text:s/></text:span><text:span text:style-name="T5_879">ich</text:span><text:span text:style-name="T5_880"><text:s/></text:span><text:span text:style-name="T5_881">do</text:span><text:span text:style-name="T5_882"><text:s/></text:span><text:span text:style-name="T5_883">zniszczenia</text:span><text:span text:style-name="T5_884"><text:s/></text:span><text:span text:style-name="T5_885">któregoś</text:span><text:span text:style-name="T5_886"><text:s/></text:span><text:span text:style-name="T5_887">z</text:span><text:span text:style-name="T5_888"><text:s/></text:span><text:span text:style-name="T5_889">celów</text:span><text:span text:style-name="T5_890">,<text:s/></text:span><text:span text:style-name="T5_891">misja</text:span><text:span text:style-name="T5_892"><text:s/></text:span><text:span text:style-name="T5_893">zakończy</text:span><text:span text:style-name="T5_894"><text:s/></text:span><text:span text:style-name="T5_895">się</text:span><text:span text:style-name="T5_896"><text:s/></text:span><text:span text:style-name="T5_897">niepowodzeniem</text:span><text:span text:style-name="T5_898">.<text:s/></text:span><text:span text:style-name="T5_899">Czasami</text:span><text:span text:style-name="T5_900"><text:s/></text:span><text:span text:style-name="T5_901">dostajemy</text:span><text:span text:style-name="T5_902"><text:s/></text:span><text:span text:style-name="T5_903">jednak</text:span><text:span text:style-name="T5_904"><text:s/></text:span><text:span text:style-name="T5_905">zadania</text:span><text:span text:style-name="T5_906">,<text:s/></text:span><text:span text:style-name="T5_907">z</text:span><text:span text:style-name="T5_908"><text:s/></text:span><text:span text:style-name="T5_909">którymi</text:span><text:span text:style-name="T5_910"><text:s/></text:span><text:span text:style-name="T5_911">nasi</text:span><text:span text:style-name="T5_912"><text:s/></text:span><text:span text:style-name="T5_913">żołnierze</text:span><text:span text:style-name="T5_914"><text:s/></text:span><text:span text:style-name="T5_915">nie</text:span><text:span text:style-name="T5_916"><text:s/></text:span><text:span text:style-name="T5_917">są</text:span><text:span text:style-name="T5_918"><text:s/></text:span><text:span text:style-name="T5_919">w</text:span><text:span text:style-name="T5_920"><text:s/></text:span><text:span text:style-name="T5_921">stanie</text:span><text:span text:style-name="T5_922"><text:s/></text:span><text:span text:style-name="T5_923">poradzić</text:span><text:span text:style-name="T5_924"><text:s/></text:span><text:span text:style-name="T5_925">sobie</text:span><text:span text:style-name="T5_926"><text:s/></text:span><text:span text:style-name="T5_927">sami</text:span><text:span text:style-name="T5_928"><text:s/>–<text:s/></text:span><text:span text:style-name="T5_929">na</text:span><text:span text:style-name="T5_930"><text:s/></text:span><text:span text:style-name="T5_931">przykład</text:span><text:span text:style-name="T5_932"><text:s/></text:span><text:span text:style-name="T5_933">muszą</text:span><text:span text:style-name="T5_934"><text:s/></text:span><text:span text:style-name="T5_935">przepłynąć</text:span><text:span text:style-name="T5_936"><text:s/></text:span><text:span text:style-name="T5_937">rzekę</text:span><text:span text:style-name="T5_938"><text:s/></text:span><text:span text:style-name="T5_939">pod</text:span><text:span text:style-name="T5_940"><text:s/></text:span><text:span text:style-name="T5_941">ciężkim</text:span><text:span text:style-name="T5_942"><text:s/></text:span><text:span text:style-name="T5_943">ostrzałem</text:span><text:span text:style-name="T5_944"><text:s/>–<text:s/></text:span><text:span text:style-name="T5_945">jako</text:span><text:span text:style-name="T5_946"><text:s/></text:span><text:span text:style-name="T5_947">że</text:span><text:span text:style-name="T5_948"><text:s/></text:span><text:span text:style-name="T5_949">od</text:span><text:span text:style-name="T5_950"><text:s/></text:span><text:span text:style-name="T5_951">śmierci</text:span><text:span text:style-name="T5_952"><text:s/></text:span><text:span text:style-name="T5_953">wystarczy</text:span><text:span text:style-name="T5_954"><text:s/></text:span><text:span text:style-name="T5_955">jedno</text:span><text:span text:style-name="T5_956"><text:s/></text:span><text:span text:style-name="T5_957">trafienie</text:span><text:span text:style-name="T5_958">,<text:s/></text:span><text:span text:style-name="T5_959">to</text:span><text:span text:style-name="T5_960"><text:s/></text:span><text:span text:style-name="T5_961">możemy</text:span><text:span text:style-name="T5_962"><text:s/></text:span><text:span text:style-name="T5_963">szybko</text:span><text:span text:style-name="T5_964"><text:s/></text:span><text:span text:style-name="T5_965">znaleźć</text:span><text:span text:style-name="T5_966"><text:s/></text:span><text:span text:style-name="T5_967">się</text:span><text:span text:style-name="T5_968"><text:s/></text:span><text:span text:style-name="T5_969">w</text:span><text:span text:style-name="T5_970"><text:s/></text:span><text:span text:style-name="T5_971">sytuacji</text:span><text:span text:style-name="T5_972">,<text:s/></text:span><text:span text:style-name="T5_973">gdy</text:span><text:span text:style-name="T5_974"><text:s/></text:span><text:span text:style-name="T5_975">nasza</text:span><text:span text:style-name="T5_976"><text:s/></text:span><text:span text:style-name="T5_977">armia</text:span><text:span text:style-name="T5_978"><text:s/></text:span><text:span text:style-name="T5_979">zniknie</text:span><text:span text:style-name="T5_980">.<text:s/></text:span><text:span text:style-name="T5_981">Naturalnie</text:span><text:span text:style-name="T5_982"><text:s/></text:span><text:span text:style-name="T5_983">twórcy</text:span><text:span text:style-name="T5_984"><text:s/></text:span><text:span text:style-name="T5_985">postanowili</text:span><text:span text:style-name="T5_986"><text:s/></text:span><text:span text:style-name="T5_987">nam</text:span><text:span text:style-name="T5_988"><text:s/></text:span><text:span text:style-name="T5_989">nieco</text:span><text:span text:style-name="T5_990">…<text:s/></text:span><text:span text:style-name="T5_991">urozmaicić</text:span><text:span text:style-name="T5_992"><text:s/></text:span><text:span text:style-name="T5_993">życie</text:span><text:span text:style-name="T5_994">,<text:s/></text:span><text:span text:style-name="T5_995">dając</text:span><text:span text:style-name="T5_996"><text:s/></text:span><text:span text:style-name="T5_997">do</text:span><text:span text:style-name="T5_998"><text:s/></text:span><text:span text:style-name="T5_999">dyspozycji</text:span><text:span text:style-name="T5_1000"><text:s/></text:span><text:span text:style-name="T5_1001">rampę</text:span><text:span text:style-name="T5_1002"><text:s/></text:span><text:span text:style-name="T5_1003">i</text:span><text:span text:style-name="T5_1004"><text:s/></text:span><text:span text:style-name="T5_1005">samochód</text:span><text:span text:style-name="T5_1006"><text:s/></text:span><text:span text:style-name="T5_1007">pancerny</text:span><text:span text:style-name="T5_1008">,<text:s/></text:span><text:span text:style-name="T5_1009">by</text:span><text:span text:style-name="T5_1010"><text:s/></text:span><text:span text:style-name="T5_1011">przez</text:span><text:span text:style-name="T5_1012"><text:s/></text:span><text:span text:style-name="T5_1013">wspomnianą</text:span><text:span text:style-name="T5_1014"><text:s/></text:span><text:span text:style-name="T5_1015">rzekę</text:span><text:span text:style-name="T5_1016"><text:s/></text:span><text:span text:style-name="T5_1017">przeskoczyć</text:span><text:span text:style-name="T5_1018">.<text:s/></text:span><text:span text:style-name="T5_1019">Tak</text:span><text:span text:style-name="T5_1020">,<text:s/></text:span><text:span text:style-name="T5_1021">wiem</text:span><text:span text:style-name="T5_1022">.<text:s/></text:span><text:span text:style-name="T5_1023">Zero</text:span><text:span text:style-name="T5_1024"><text:s/></text:span><text:span text:style-name="T5_1025">logiki</text:span><text:span text:style-name="T5_1026">,<text:s/></text:span><text:span text:style-name="T5_1027">ale</text:span><text:span text:style-name="T5_1028"><text:s/></text:span><text:span text:style-name="T5_1029">to</text:span><text:span text:style-name="T5_1030"><text:s/></text:span><text:span text:style-name="T5_1031">w</text:span><text:span text:style-name="T5_1032"><text:s/></text:span><text:span text:style-name="T5_1033">końcu</text:span><text:span text:style-name="T5_1034"><text:s/>“</text:span><text:span text:style-name="T5_1035">Cannon</text:span><text:span text:style-name="T5_1036"><text:s/></text:span><text:span text:style-name="T5_1037">Fodder</text:span><text:span text:style-name="T5_1038">”.<text:s/></text:span><text:span text:style-name="T5_1039">Jednak</text:span><text:span text:style-name="T5_1040"><text:s/></text:span><text:span text:style-name="T5_1041">wracając</text:span><text:span text:style-name="T5_1042"><text:s/></text:span><text:span text:style-name="T5_1043">do</text:span><text:span text:style-name="T5_1044"><text:s/></text:span><text:span text:style-name="T5_1045">tematu</text:span><text:span text:style-name="T5_1046"><text:s/>–<text:s/></text:span><text:span text:style-name="T5_1047">zapewniam</text:span><text:span text:style-name="T5_1048"><text:s/></text:span><text:span text:style-name="T5_1049">Was</text:span><text:span text:style-name="T5_1050">,<text:s/></text:span><text:span text:style-name="T5_1051">że</text:span><text:span text:style-name="T5_1052"><text:s/></text:span><text:span text:style-name="T5_1053">gdy</text:span><text:span text:style-name="T5_1054"><text:s/></text:span><text:span text:style-name="T5_1055">po</text:span><text:span text:style-name="T5_1056"><text:s/></text:span><text:span text:style-name="T5_1057">raz</text:span><text:span text:style-name="T5_1058"><text:s/></text:span><text:span text:style-name="T5_1059">n</text:span><text:span text:style-name="T5_1060">-</text:span><text:span text:style-name="T5_1061">ty</text:span><text:span text:style-name="T5_1062"><text:s/></text:span><text:span text:style-name="T5_1063">źle</text:span><text:span text:style-name="T5_1064"><text:s/></text:span><text:span text:style-name="T5_1065">wymierzycie</text:span><text:span text:style-name="T5_1066"><text:s/></text:span><text:span text:style-name="T5_1067">skok</text:span><text:span text:style-name="T5_1068"><text:s/></text:span><text:span text:style-name="T5_1069">i</text:span><text:span text:style-name="T5_1070"><text:s/></text:span><text:span text:style-name="T5_1071">rozbijecie</text:span><text:span text:style-name="T5_1072"><text:s/></text:span><text:span text:style-name="T5_1073">się</text:span><text:span text:style-name="T5_1074"><text:s/></text:span><text:span text:style-name="T5_1075">wraz</text:span><text:span text:style-name="T5_1076"><text:s/></text:span><text:span text:style-name="T5_1077">z</text:span><text:span text:style-name="T5_1078"><text:s/></text:span><text:span text:style-name="T5_1079">całą</text:span><text:span text:style-name="T5_1080"><text:s/></text:span><text:span text:style-name="T5_1081">drużyną</text:span><text:span text:style-name="T5_1082"><text:s/></text:span><text:span text:style-name="T5_1083">na</text:span><text:span text:style-name="T5_1084"><text:s/></text:span><text:span text:style-name="T5_1085">drzewach</text:span><text:span text:style-name="T5_1086">,<text:s/></text:span><text:span text:style-name="T5_1087">to</text:span><text:span text:style-name="T5_1088"><text:s/></text:span><text:span text:style-name="T5_1089">wymyślicie</text:span><text:span text:style-name="T5_1090"><text:s/></text:span><text:span text:style-name="T5_1091">nowe</text:span><text:span text:style-name="T5_1092"><text:s/></text:span><text:span text:style-name="T5_1093">sposoby</text:span><text:span text:style-name="T5_1094"><text:s/></text:span><text:span text:style-name="T5_1095">wściekania</text:span><text:span text:style-name="T5_1096"><text:s/></text:span><text:span text:style-name="T5_1097">się</text:span><text:span text:style-name="T5_1098">,<text:s/></text:span><text:span text:style-name="T5_1099">tylko</text:span><text:span text:style-name="T5_1100"><text:s/></text:span><text:span text:style-name="T5_1101">po</text:span><text:span text:style-name="T5_1102"><text:s/></text:span><text:span text:style-name="T5_1103">to</text:span><text:span text:style-name="T5_1104">,<text:s/></text:span><text:span text:style-name="T5_1105">by</text:span><text:span text:style-name="T5_1106"><text:s/></text:span><text:span text:style-name="T5_1107">wypróbować</text:span><text:span text:style-name="T5_1108"><text:s/></text:span><text:span text:style-name="T5_1109">je</text:span><text:span text:style-name="T5_1110"><text:s/></text:span><text:span text:style-name="T5_1111">na</text:span><text:span text:style-name="T5_1112"><text:s/></text:span><text:span text:style-name="T5_1113">tej</text:span><text:span text:style-name="T5_1114"><text:s/></text:span><text:span text:style-name="T5_1115">grze</text:span><text:span text:style-name="T5_1116">.<text:s/></text:span><text:span text:style-name="T5_1117">Wspomnę</text:span><text:span text:style-name="T5_1118"><text:s/></text:span><text:span text:style-name="T5_1119">jeszcze</text:span><text:span text:style-name="T5_1120"><text:s/></text:span><text:span text:style-name="T5_1121">o</text:span><text:span text:style-name="T5_1122"><text:s/></text:span><text:span text:style-name="T5_1123">dwóch</text:span><text:span text:style-name="T5_1124"><text:s/></text:span><text:span text:style-name="T5_1125">rzeczach</text:span><text:span text:style-name="T5_1126"><text:s/></text:span><text:span text:style-name="T5_1127">dotyczących</text:span><text:span text:style-name="T5_1128"><text:s/></text:span><text:span text:style-name="T5_1129">samej</text:span><text:span text:style-name="T5_1130"><text:s/></text:span><text:span text:style-name="T5_1131">rozgrywki</text:span><text:span text:style-name="T5_1132"><text:s/>–<text:s/></text:span><text:span text:style-name="T5_1133">po</text:span><text:span text:style-name="T5_1134"><text:s/></text:span><text:span text:style-name="T5_1135">pierwsze</text:span><text:span text:style-name="T5_1136"><text:s/></text:span><text:span text:style-name="T5_1137">nie</text:span><text:span text:style-name="T5_1138"><text:s/></text:span><text:span text:style-name="T5_1139">spodziewajcie</text:span><text:span text:style-name="T5_1140"><text:s/></text:span><text:span text:style-name="T5_1141">się</text:span><text:span text:style-name="T5_1142"><text:s/></text:span><text:span text:style-name="T5_1143">różnorodności</text:span><text:span text:style-name="T5_1144"><text:s/></text:span><text:span text:style-name="T5_1145">w</text:span><text:span text:style-name="T5_1146"><text:s/></text:span><text:span text:style-name="T5_1147">misjach</text:span><text:span text:style-name="T5_1148">.<text:s/></text:span><text:span text:style-name="T5_1149">Najczęściej</text:span><text:span text:style-name="T5_1150"><text:s/></text:span><text:span text:style-name="T5_1151">macie</text:span><text:span text:style-name="T5_1152"><text:s/></text:span><text:span text:style-name="T5_1153">zabić</text:span><text:span text:style-name="T5_1154"><text:s/></text:span><text:span text:style-name="T5_1155">wszystkich</text:span><text:span text:style-name="T5_1156"><text:s/></text:span><text:span text:style-name="T5_1157">żołnierzy</text:span><text:span text:style-name="T5_1158">,<text:s/></text:span><text:span text:style-name="T5_1159">innym</text:span><text:span text:style-name="T5_1160"><text:s/></text:span><text:span text:style-name="T5_1161">razem</text:span><text:span text:style-name="T5_1162"><text:s/></text:span><text:span text:style-name="T5_1163">wysadzić</text:span><text:span text:style-name="T5_1164"><text:s/></text:span><text:span text:style-name="T5_1165">budynki</text:span><text:span text:style-name="T5_1166"><text:s/></text:span><text:span text:style-name="T5_1167">albo</text:span><text:span text:style-name="T5_1168"><text:s/></text:span><text:span text:style-name="T5_1169">Waszym</text:span><text:span text:style-name="T5_1170"><text:s/></text:span><text:span text:style-name="T5_1171">zadaniem</text:span><text:span text:style-name="T5_1172"><text:s/></text:span><text:span text:style-name="T5_1173">będzie</text:span><text:span text:style-name="T5_1174"><text:s/></text:span><text:span text:style-name="T5_1175">połączenie</text:span><text:span text:style-name="T5_1176"><text:s/></text:span><text:span text:style-name="T5_1177">obu</text:span><text:span text:style-name="T5_1178"><text:s/></text:span><text:span text:style-name="T5_1179">wymienionych</text:span><text:span text:style-name="T5_1180"><text:s/></text:span><text:span text:style-name="T5_1181">wcześniej</text:span><text:span text:style-name="T5_1182"><text:s/></text:span><text:span text:style-name="T5_1183">opcji</text:span><text:span text:style-name="T5_1184">.<text:s/></text:span><text:span text:style-name="T5_1185">Jeżeli</text:span><text:span text:style-name="T5_1186"><text:s/></text:span><text:span text:style-name="T5_1187">chodzi</text:span><text:span text:style-name="T5_1188"><text:s/></text:span><text:span text:style-name="T5_1189">o</text:span><text:span text:style-name="T5_1190"><text:s/></text:span><text:span text:style-name="T5_1191">zróżnicowanie</text:span><text:span text:style-name="T5_1192"><text:s/></text:span><text:span text:style-name="T5_1193">terenu</text:span><text:span text:style-name="T5_1194">,<text:s/></text:span><text:span text:style-name="T5_1195">to</text:span><text:span text:style-name="T5_1196"><text:s/></text:span><text:span text:style-name="T5_1197">nasze</text:span><text:span text:style-name="T5_1198"><text:s/></text:span><text:span text:style-name="T5_1199">boje</text:span><text:span text:style-name="T5_1200"><text:s/></text:span><text:span text:style-name="T5_1201">będziemy</text:span><text:span text:style-name="T5_1202"><text:s/></text:span><text:span text:style-name="T5_1203">toczyć</text:span><text:span text:style-name="T5_1204"><text:s/></text:span><text:span text:style-name="T5_1205">w</text:span><text:span text:style-name="T5_1206"><text:s/></text:span><text:span text:style-name="T5_1207">dżunglach</text:span><text:span text:style-name="T5_1208">,<text:s/></text:span><text:span text:style-name="T5_1209">na</text:span><text:span text:style-name="T5_1210"><text:s/></text:span><text:span text:style-name="T5_1211">pustyniach</text:span><text:span text:style-name="T5_1212"><text:s/></text:span><text:span text:style-name="T5_1213">i</text:span><text:span text:style-name="T5_1214"><text:s/></text:span><text:span text:style-name="T5_1215">za</text:span><text:span text:style-name="T5_1216"><text:s/></text:span><text:span text:style-name="T5_1217">kołem</text:span><text:span text:style-name="T5_1218"><text:s/></text:span><text:span text:style-name="T5_1219">polarnym</text:span><text:span text:style-name="T5_1220"><text:s/>–<text:s/></text:span><text:span text:style-name="T5_1221">dobry</text:span><text:span text:style-name="T5_1222"><text:s/></text:span><text:span text:style-name="T5_1223">ślizg</text:span><text:span text:style-name="T5_1224"><text:s/></text:span><text:span text:style-name="T5_1225">po</text:span><text:span text:style-name="T5_1226"><text:s/></text:span><text:span text:style-name="T5_1227">lodzie</text:span><text:span text:style-name="T5_1228"><text:s/></text:span><text:span text:style-name="T5_1229">potrafi</text:span><text:span text:style-name="T5_1230"><text:s/></text:span><text:span text:style-name="T5_1231">czasami</text:span><text:span text:style-name="T5_1232"><text:s/></text:span><text:span text:style-name="T5_1233">naprawdę</text:span><text:span text:style-name="T5_1234"><text:s/></text:span><text:span text:style-name="T5_1235">uratować</text:span><text:span text:style-name="T5_1236"><text:s/></text:span><text:span text:style-name="T5_1237">życie</text:span><text:span text:style-name="T5_1238">.<text:s/></text:span><text:span text:style-name="T5_1239">Druga</text:span><text:span text:style-name="T5_1240"><text:s/></text:span><text:span text:style-name="T5_1241">rzecz</text:span><text:span text:style-name="T5_1242"><text:s/>–<text:s/></text:span><text:span text:style-name="T5_1243">utrata</text:span><text:span text:style-name="T5_1244"><text:s/></text:span><text:span text:style-name="T5_1245">żołnierzy</text:span><text:span text:style-name="T5_1246"><text:s/></text:span><text:span text:style-name="T5_1247">boli</text:span><text:span text:style-name="T5_1248">,<text:s/></text:span><text:span text:style-name="T5_1249">szczególnie</text:span><text:span text:style-name="T5_1250"><text:s/></text:span><text:span text:style-name="T5_1251">gdy</text:span><text:span text:style-name="T5_1252"><text:s/></text:span><text:span text:style-name="T5_1253">szliście</text:span><text:span text:style-name="T5_1254"><text:s/></text:span><text:span text:style-name="T5_1255">na</text:span><text:span text:style-name="T5_1256"><text:s/></text:span><text:span text:style-name="T5_1257">misję</text:span><text:span text:style-name="T5_1258"><text:s/></text:span><text:span text:style-name="T5_1259">z</text:span><text:span text:style-name="T5_1260"><text:s/></text:span><text:span text:style-name="T5_1261">weteranem</text:span><text:span text:style-name="T5_1262">,<text:s/></text:span><text:span text:style-name="T5_1263">a</text:span><text:span text:style-name="T5_1264"><text:s/></text:span><text:span text:style-name="T5_1265">chwilę</text:span><text:span text:style-name="T5_1266"><text:s/></text:span><text:span text:style-name="T5_1267">poźniej</text:span><text:span text:style-name="T5_1268"><text:s/></text:span><text:span text:style-name="T5_1269">powtarzacie</text:span><text:span text:style-name="T5_1270"><text:s/></text:span><text:span text:style-name="T5_1271">ją</text:span><text:span text:style-name="T5_1272"><text:s/></text:span><text:span text:style-name="T5_1273">ze</text:span><text:span text:style-name="T5_1274"><text:s/></text:span><text:span text:style-name="T5_1275">składem</text:span><text:span text:style-name="T5_1276"><text:s/></text:span><text:span text:style-name="T5_1277">zielonych</text:span><text:span text:style-name="T5_1278"><text:s/></text:span><text:span text:style-name="T5_1279">niczym</text:span><text:span text:style-name="T5_1280"><text:s/></text:span><text:span text:style-name="T5_1281">szczypiorek</text:span><text:span text:style-name="T5_1282"><text:s/></text:span><text:span text:style-name="T5_1283">na</text:span><text:span text:style-name="T5_1284"><text:s/></text:span><text:span text:style-name="T5_1285">wiosnę</text:span><text:span text:style-name="T5_1286"><text:s/></text:span><text:span text:style-name="T5_1287">rekrutów</text:span><text:span text:style-name="T5_1288">.<text:s/></text:span><text:span text:style-name="T5_1289">Nie</text:span><text:span text:style-name="T5_1290"><text:s/></text:span><text:span text:style-name="T5_1291">muszę</text:span><text:span text:style-name="T5_1292"><text:s/></text:span><text:span text:style-name="T5_1293">chyba</text:span><text:span text:style-name="T5_1294"><text:s/></text:span><text:span text:style-name="T5_1295">mówić</text:span><text:span text:style-name="T5_1296">,<text:s/></text:span><text:span text:style-name="T5_1297">iż</text:span><text:span text:style-name="T5_1298"><text:s/></text:span><text:span text:style-name="T5_1299">jest</text:span><text:span text:style-name="T5_1300"><text:s/></text:span><text:span text:style-name="T5_1301">to</text:span><text:span text:style-name="T5_1302"><text:s/></text:span><text:span text:style-name="T5_1303">wtedy</text:span><text:span text:style-name="T5_1304"><text:s/></text:span><text:span text:style-name="T5_1305">zdecydowanie</text:span><text:span text:style-name="T5_1306"><text:s/></text:span><text:span text:style-name="T5_1307">trudniejsze</text:span><text:span text:style-name="T5_1308"><text:s/></text:span><text:span text:style-name="T5_1309">i</text:span><text:span text:style-name="T5_1310"><text:s/></text:span><text:span text:style-name="T5_1311">bardziej</text:span><text:span text:style-name="T5_1312"><text:s/></text:span><text:span text:style-name="T5_1313">frustrujące</text:span><text:span text:style-name="T5_1314"><text:s/></text:span><text:span text:style-name="T5_1315">zadanie</text:span><text:span text:style-name="T5_1316">…<text:s/></text:span><text:span text:style-name="T5_1317">Oczywiście</text:span><text:span text:style-name="T5_1318"><text:s/></text:span><text:span text:style-name="T5_1319">każdy</text:span><text:span text:style-name="T5_1320"><text:s/></text:span><text:span text:style-name="T5_1321">by</text:span><text:span text:style-name="T5_1322"><text:s/></text:span><text:span text:style-name="T5_1323">chciał</text:span><text:span text:style-name="T5_1324"><text:s/></text:span><text:span text:style-name="T5_1325">przejść</text:span><text:span text:style-name="T5_1326"><text:s/></text:span><text:span text:style-name="T5_1327">całą</text:span><text:span text:style-name="T5_1328"><text:s/></text:span><text:span text:style-name="T5_1329">grę</text:span><text:span text:style-name="T5_1330"><text:s/></text:span><text:span text:style-name="T5_1331">bez</text:span><text:span text:style-name="T5_1332"><text:s/></text:span><text:span text:style-name="T5_1333">straty</text:span><text:span text:style-name="T5_1334"><text:s/></text:span><text:span text:style-name="T5_1335">żadnego</text:span><text:span text:style-name="T5_1336"><text:s/></text:span><text:span text:style-name="T5_1337">żołnierza</text:span><text:span text:style-name="T5_1338"><text:s/></text:span><text:span text:style-name="T5_1339">i</text:span><text:span text:style-name="T5_1340"><text:s/></text:span><text:span text:style-name="T5_1341">jestem</text:span><text:span text:style-name="T5_1342"><text:s/></text:span><text:span text:style-name="T5_1343">prawie</text:span><text:span text:style-name="T5_1344"><text:s/></text:span><text:span text:style-name="T5_1345">pewny</text:span><text:span text:style-name="T5_1346">,<text:s/></text:span><text:span text:style-name="T5_1347">iż</text:span><text:span text:style-name="T5_1348"><text:s/></text:span><text:span text:style-name="T5_1349">są</text:span><text:span text:style-name="T5_1350"><text:s/></text:span><text:span text:style-name="T5_1351">tacy</text:span><text:span text:style-name="T5_1352">,<text:s/></text:span><text:span text:style-name="T5_1353">którym</text:span><text:span text:style-name="T5_1354"><text:s/></text:span><text:span text:style-name="T5_1355">udało</text:span><text:span text:style-name="T5_1356"><text:s/></text:span><text:span text:style-name="T5_1357">się</text:span><text:span text:style-name="T5_1358"><text:s/></text:span><text:span text:style-name="T5_1359">tego</text:span><text:span text:style-name="T5_1360"><text:s/></text:span><text:span text:style-name="T5_1361">dokonać</text:span><text:span text:style-name="T5_1362"><text:s/></text:span><text:span text:style-name="T5_1363">pomimo</text:span><text:span text:style-name="T5_1364"><text:s/></text:span><text:span text:style-name="T5_1365">hord</text:span><text:span text:style-name="T5_1366"><text:s/></text:span><text:span text:style-name="T5_1367">wrogów</text:span><text:span text:style-name="T5_1368">,<text:s/></text:span><text:span text:style-name="T5_1369">nieszczęśliwych</text:span><text:span text:style-name="T5_1370"><text:s/></text:span><text:span text:style-name="T5_1371">wypadków</text:span><text:span text:style-name="T5_1372"><text:s/></text:span><text:span text:style-name="T5_1373">czy</text:span><text:span text:style-name="T5_1374"><text:s/></text:span><text:span text:style-name="T5_1375">czających</text:span><text:span text:style-name="T5_1376"><text:s/></text:span><text:span text:style-name="T5_1377">się</text:span><text:span text:style-name="T5_1378"><text:s/></text:span><text:span text:style-name="T5_1379">na</text:span><text:span text:style-name="T5_1380"><text:s/></text:span><text:span text:style-name="T5_1381">placu</text:span><text:span text:style-name="T5_1382"><text:s/></text:span><text:span text:style-name="T5_1383">boju</text:span><text:span text:style-name="T5_1384"><text:s/></text:span><text:span text:style-name="T5_1385">pułapek</text:span><text:span text:style-name="T5_1386"><text:s/></text:span><text:span text:style-name="T5_1387">w</text:span><text:span text:style-name="T5_1388"><text:s/></text:span><text:span text:style-name="T5_1389">stylu</text:span><text:span text:style-name="T5_1390"><text:s/></text:span><text:span text:style-name="T5_1391">wyskakujących</text:span><text:span text:style-name="T5_1392"><text:s/></text:span><text:span text:style-name="T5_1393">kolców</text:span><text:span text:style-name="T5_1394"><text:s/></text:span><text:span text:style-name="T5_1395">czy</text:span><text:span text:style-name="T5_1396"><text:s/></text:span><text:span text:style-name="T5_1397">ruchomych</text:span><text:span text:style-name="T5_1398"><text:s/></text:span><text:span text:style-name="T5_1399">piasków</text:span><text:span text:style-name="T5_1400"><text:s/>(</text:span><text:span text:style-name="T5_1401">do</text:span><text:span text:style-name="T5_1402"><text:s/></text:span><text:span text:style-name="T5_1403">dziś</text:span><text:span text:style-name="T5_1404"><text:s/></text:span><text:span text:style-name="T5_1405">pamiętam</text:span><text:span text:style-name="T5_1406"><text:s/></text:span><text:span text:style-name="T5_1407">wiązankę</text:span><text:span text:style-name="T5_1408"><text:s/></text:span><text:span text:style-name="T5_1409">mojego</text:span><text:span text:style-name="T5_1410"><text:s/></text:span><text:span text:style-name="T5_1411">znajomego</text:span><text:span text:style-name="T5_1412">,<text:s/></text:span><text:span text:style-name="T5_1413">którą</text:span><text:span text:style-name="T5_1414"><text:s/></text:span><text:span text:style-name="T5_1415">rzucił</text:span><text:span text:style-name="T5_1416">,<text:s/></text:span><text:span text:style-name="T5_1417">gdy</text:span><text:span text:style-name="T5_1418"><text:s/></text:span><text:span text:style-name="T5_1419">jego</text:span><text:span text:style-name="T5_1420"><text:s/></text:span><text:span text:style-name="T5_1421">wypieszczony</text:span><text:span text:style-name="T5_1422"><text:s/></text:span><text:span text:style-name="T5_1423">heros</text:span><text:span text:style-name="T5_1424"><text:s/></text:span><text:span text:style-name="T5_1425">przez</text:span><text:span text:style-name="T5_1426"><text:s/></text:span><text:span text:style-name="T5_1427">złe</text:span><text:span text:style-name="T5_1428"><text:s/></text:span><text:span text:style-name="T5_1429">kliknięcie</text:span><text:span text:style-name="T5_1430"><text:s/></text:span><text:span text:style-name="T5_1431">myszką</text:span><text:span text:style-name="T5_1432"><text:s/></text:span><text:span text:style-name="T5_1433">został</text:span><text:span text:style-name="T5_1434"><text:s/></text:span><text:span text:style-name="T5_1435">przez</text:span><text:span text:style-name="T5_1436"><text:s/></text:span><text:span text:style-name="T5_1437">takowy</text:span><text:span text:style-name="T5_1438"><text:s/></text:span><text:span text:style-name="T5_1439">piasek</text:span><text:span text:style-name="T5_1440"><text:s/></text:span><text:span text:style-name="T5_1441">wciągnięty</text:span><text:span text:style-name="T5_1442"><text:s/>–<text:s/></text:span><text:span text:style-name="T5_1443">tego</text:span><text:span text:style-name="T5_1444"><text:s/></text:span><text:span text:style-name="T5_1445">się</text:span><text:span text:style-name="T5_1446"><text:s/></text:span><text:span text:style-name="T5_1447">po</text:span><text:span text:style-name="T5_1448"><text:s/></text:span><text:span text:style-name="T5_1449">prostu</text:span><text:span text:style-name="T5_1450"><text:s/></text:span><text:span text:style-name="T5_1451">nie</text:span><text:span text:style-name="T5_1452"><text:s/></text:span><text:span text:style-name="T5_1453">da</text:span><text:span text:style-name="T5_1454"><text:s/></text:span><text:span text:style-name="T5_1455">zapomnieć</text:span><text:span text:style-name="T5_1456">).<text:s/></text:span><text:span text:style-name="T5_1457">Jednak</text:span><text:span text:style-name="T5_1458"><text:s/></text:span><text:span text:style-name="T5_1459">przytłaczająca</text:span><text:span text:style-name="T5_1460"><text:s/></text:span><text:span text:style-name="T5_1461">większość</text:span><text:span text:style-name="T5_1462"><text:s/></text:span><text:span text:style-name="T5_1463">graczy</text:span><text:span text:style-name="T5_1464"><text:s/></text:span><text:span text:style-name="T5_1465">prędzej</text:span><text:span text:style-name="T5_1466"><text:s/></text:span><text:span text:style-name="T5_1467">czy</text:span><text:span text:style-name="T5_1468"><text:s/></text:span><text:span text:style-name="T5_1469">później</text:span><text:span text:style-name="T5_1470"><text:s/></text:span><text:span text:style-name="T5_1471">kogoś</text:span><text:span text:style-name="T5_1472"><text:s/></text:span><text:span text:style-name="T5_1473">straci</text:span><text:span text:style-name="T5_1474"><text:s/></text:span><text:span text:style-name="T5_1475">i</text:span><text:span text:style-name="T5_1476"><text:s/></text:span><text:span text:style-name="T5_1477">wtedy</text:span><text:span text:style-name="T5_1478">,<text:s/></text:span><text:span text:style-name="T5_1479">oprócz</text:span><text:span text:style-name="T5_1480"><text:s/></text:span><text:span text:style-name="T5_1481">imion</text:span><text:span text:style-name="T5_1482"><text:s/></text:span><text:span text:style-name="T5_1483">wymienionych</text:span><text:span text:style-name="T5_1484"><text:s/></text:span><text:span text:style-name="T5_1485">poległych</text:span><text:span text:style-name="T5_1486">,<text:s/></text:span><text:span text:style-name="T5_1487">ujrzymy</text:span><text:span text:style-name="T5_1488"><text:s/></text:span><text:span text:style-name="T5_1489">coś</text:span><text:span text:style-name="T5_1490"><text:s/></text:span><text:span text:style-name="T5_1491">jeszcze</text:span><text:span text:style-name="T5_1492">.<text:s/></text:span><text:span text:style-name="T5_1493">Pamiętacie</text:span><text:span text:style-name="T5_1494"><text:s/></text:span><text:span text:style-name="T5_1495">jeszcze</text:span><text:span text:style-name="T5_1496"><text:s/></text:span><text:span text:style-name="T5_1497">o</text:span><text:span text:style-name="T5_1498"><text:s/></text:span><text:span text:style-name="T5_1499">tych</text:span><text:span text:style-name="T5_1500"><text:s/></text:span><text:span text:style-name="T5_1501">wspomnianych</text:span><text:span text:style-name="T5_1502"><text:s/></text:span><text:span text:style-name="T5_1503">na</text:span><text:span text:style-name="T5_1504"><text:s/></text:span><text:span text:style-name="T5_1505">początku</text:span><text:span text:style-name="T5_1506"><text:s/></text:span><text:span text:style-name="T5_1507">zielonych</text:span><text:span text:style-name="T5_1508"><text:s/></text:span><text:span text:style-name="T5_1509">wzgórzach</text:span><text:span text:style-name="T5_1510">?<text:s/></text:span><text:span text:style-name="T5_1511">Otóż</text:span><text:span text:style-name="T5_1512"><text:s/></text:span><text:span text:style-name="T5_1513">za</text:span><text:span text:style-name="T5_1514"><text:s/></text:span><text:span text:style-name="T5_1515">każdym</text:span><text:span text:style-name="T5_1516"><text:s/></text:span><text:span text:style-name="T5_1517">razem</text:span><text:span text:style-name="T5_1518"><text:s/></text:span><text:span text:style-name="T5_1519">gdy</text:span><text:span text:style-name="T5_1520"><text:s/></text:span><text:span text:style-name="T5_1521">jeden</text:span><text:span text:style-name="T5_1522"><text:s/></text:span><text:span text:style-name="T5_1523">z</text:span><text:span text:style-name="T5_1524"><text:s/></text:span><text:span text:style-name="T5_1525">naszych</text:span><text:span text:style-name="T5_1526"><text:s/></text:span><text:span text:style-name="T5_1527">żołnierzy</text:span><text:span text:style-name="T5_1528"><text:s/></text:span><text:span text:style-name="T5_1529">polegnie</text:span><text:span text:style-name="T5_1530">,<text:s/></text:span><text:span text:style-name="T5_1531">pojawia</text:span><text:span text:style-name="T5_1532"><text:s/></text:span><text:span text:style-name="T5_1533">się</text:span><text:span text:style-name="T5_1534"><text:s/></text:span><text:span text:style-name="T5_1535">na</text:span><text:span text:style-name="T5_1536"><text:s/></text:span><text:span text:style-name="T5_1537">nich</text:span><text:span text:style-name="T5_1538"><text:s/></text:span><text:span text:style-name="T5_1539">kolejny</text:span><text:span text:style-name="T5_1540"><text:s/></text:span><text:span text:style-name="T5_1541">nagrobek</text:span><text:span text:style-name="T5_1542">.<text:s/></text:span><text:span text:style-name="T5_1543">Niby</text:span><text:span text:style-name="T5_1544"><text:s/></text:span><text:span text:style-name="T5_1545">nic</text:span><text:span text:style-name="T5_1546"><text:s/></text:span><text:span text:style-name="T5_1547">takiego</text:span><text:span text:style-name="T5_1548">,<text:s/></text:span><text:span text:style-name="T5_1549">ale</text:span><text:span text:style-name="T5_1550"><text:s/></text:span><text:span text:style-name="T5_1551">patrząc</text:span><text:span text:style-name="T5_1552"><text:s/></text:span><text:span text:style-name="T5_1553">na</text:span><text:span text:style-name="T5_1554"><text:s/></text:span><text:span text:style-name="T5_1555">ich</text:span><text:span text:style-name="T5_1556"><text:s/></text:span><text:span text:style-name="T5_1557">groby</text:span><text:span text:style-name="T5_1558">,<text:s/></text:span><text:span text:style-name="T5_1559">gracz</text:span><text:span text:style-name="T5_1560"><text:s/></text:span><text:span text:style-name="T5_1561">zaczyna</text:span><text:span text:style-name="T5_1562"><text:s/></text:span><text:span text:style-name="T5_1563">się</text:span><text:span text:style-name="T5_1564"><text:s/></text:span><text:span text:style-name="T5_1565">jakoś</text:span><text:span text:style-name="T5_1566"><text:s/></text:span><text:span text:style-name="T5_1567">bardziej</text:span><text:span text:style-name="T5_1568"><text:s/></text:span><text:span text:style-name="T5_1569">starać</text:span><text:span text:style-name="T5_1570">,<text:s/></text:span><text:span text:style-name="T5_1571">by</text:span><text:span text:style-name="T5_1572"><text:s/></text:span><text:span text:style-name="T5_1573">ich</text:span><text:span text:style-name="T5_1574"><text:s/></text:span><text:span text:style-name="T5_1575">nie</text:span><text:span text:style-name="T5_1576"><text:s/></text:span><text:span text:style-name="T5_1577">przybywało</text:span><text:span text:style-name="T5_1578"><text:s/>–<text:s/></text:span><text:span text:style-name="T5_1579">naprawdę</text:span><text:span text:style-name="T5_1580"><text:s/></text:span><text:span text:style-name="T5_1581">genialna</text:span><text:span text:style-name="T5_1582"><text:s/></text:span><text:span text:style-name="T5_1583">motywacja</text:span><text:span text:style-name="T5_1584">.<text:s/></text:span><text:span text:style-name="T5_1585">Oczywiście</text:span><text:span text:style-name="T5_1586"><text:s/></text:span><text:span text:style-name="T5_1587">gra</text:span><text:span text:style-name="T5_1588"><text:s/></text:span><text:span text:style-name="T5_1589">tak</text:span><text:span text:style-name="T5_1590"><text:s/></text:span><text:span text:style-name="T5_1591">wypełniona</text:span><text:span text:style-name="T5_1592"><text:s/></text:span><text:span text:style-name="T5_1593">przemocą</text:span><text:span text:style-name="T5_1594">,<text:s/></text:span><text:span text:style-name="T5_1595">jak</text:span><text:span text:style-name="T5_1596"><text:s/></text:span><text:span text:style-name="T5_1597">zabawne</text:span><text:span text:style-name="T5_1598"><text:s/></text:span><text:span text:style-name="T5_1599">by</text:span><text:span text:style-name="T5_1600"><text:s/></text:span><text:span text:style-name="T5_1601">jej</text:span><text:span text:style-name="T5_1602"><text:s/></text:span><text:span text:style-name="T5_1603">przedstawienie</text:span><text:span text:style-name="T5_1604"><text:s/></text:span><text:span text:style-name="T5_1605">nie</text:span><text:span text:style-name="T5_1606"><text:s/></text:span><text:span text:style-name="T5_1607">było</text:span><text:span text:style-name="T5_1608">,<text:s/></text:span><text:span text:style-name="T5_1609">musiała</text:span><text:span text:style-name="T5_1610"><text:s/></text:span><text:span text:style-name="T5_1611">spotkać</text:span><text:span text:style-name="T5_1612"><text:s/></text:span><text:span text:style-name="T5_1613">się</text:span><text:span text:style-name="T5_1614"><text:s/></text:span><text:span text:style-name="T5_1615">przynajmniej</text:span><text:span text:style-name="T5_1616"><text:s/></text:span><text:span text:style-name="T5_1617">z</text:span><text:span text:style-name="T5_1618"><text:s/></text:span><text:span text:style-name="T5_1619">kilkoma</text:span><text:span text:style-name="T5_1620"><text:s/></text:span><text:span text:style-name="T5_1621">niepochlebnymi</text:span><text:span text:style-name="T5_1622"><text:s/></text:span><text:span text:style-name="T5_1623">opiniami</text:span><text:span text:style-name="T5_1624"><text:s/></text:span><text:span text:style-name="T5_1625">lub</text:span><text:span text:style-name="T5_1626"><text:s/></text:span><text:span text:style-name="T5_1627">nawet</text:span><text:span text:style-name="T5_1628"><text:s/></text:span><text:span text:style-name="T5_1629">wzbudzić</text:span><text:span text:style-name="T5_1630"><text:s/></text:span><text:span text:style-name="T5_1631">pewne</text:span><text:span text:style-name="T5_1632"><text:s/></text:span><text:span text:style-name="T5_1633">kontrowersje</text:span><text:span text:style-name="T5_1634">.<text:s/></text:span><text:span text:style-name="T5_1635">W</text:span><text:span text:style-name="T5_1636"><text:s/></text:span><text:span text:style-name="T5_1637">przypadku</text:span><text:span text:style-name="T5_1638"><text:s/>„</text:span><text:span text:style-name="T5_1639">Cannon</text:span><text:span text:style-name="T5_1640"><text:s/></text:span><text:span text:style-name="T5_1641">Fodder</text:span><text:span text:style-name="T5_1642">”<text:s/></text:span><text:span text:style-name="T5_1643">poszło</text:span><text:span text:style-name="T5_1644"><text:s/></text:span><text:span text:style-name="T5_1645">o</text:span><text:span text:style-name="T5_1646"><text:s/></text:span><text:span text:style-name="T5_1647">czerwony</text:span><text:span text:style-name="T5_1648"><text:s/></text:span><text:span text:style-name="T5_1649">mak</text:span><text:span text:style-name="T5_1650">,<text:s/></text:span><text:span text:style-name="T5_1651">który</text:span><text:span text:style-name="T5_1652"><text:s/></text:span><text:span text:style-name="T5_1653">stał</text:span><text:span text:style-name="T5_1654"><text:s/></text:span><text:span text:style-name="T5_1655">się</text:span><text:span text:style-name="T5_1656"><text:s/></text:span><text:span text:style-name="T5_1657">znakiem</text:span><text:span text:style-name="T5_1658"><text:s/></text:span><text:span text:style-name="T5_1659">rozpoznawczym</text:span><text:span text:style-name="T5_1660"><text:s/></text:span><text:span text:style-name="T5_1661">tej</text:span><text:span text:style-name="T5_1662"><text:s/></text:span><text:span text:style-name="T5_1663">gry</text:span><text:span text:style-name="T5_1664"><text:s/>(</text:span><text:span text:style-name="T5_1665">i</text:span><text:span text:style-name="T5_1666"><text:s/></text:span><text:span text:style-name="T5_1667">banerem</text:span><text:span text:style-name="T5_1668"><text:s/></text:span><text:span text:style-name="T5_1669">tej</text:span><text:span text:style-name="T5_1670"><text:s/></text:span><text:span text:style-name="T5_1671">serii</text:span><text:span text:style-name="T5_1672">,<text:s/></text:span><text:span text:style-name="T5_1673">co</text:span><text:span text:style-name="T5_1674"><text:s/></text:span><text:span text:style-name="T5_1675">powinno</text:span><text:span text:style-name="T5_1676"><text:s/></text:span><text:span text:style-name="T5_1677">wyjaśnić</text:span><text:span text:style-name="T5_1678">,<text:s/></text:span><text:span text:style-name="T5_1679">dlaczego</text:span><text:span text:style-name="T5_1680"><text:s/></text:span><text:span text:style-name="T5_1681">akurat</text:span><text:span text:style-name="T5_1682"><text:s/></text:span><text:span text:style-name="T5_1683">tej</text:span><text:span text:style-name="T5_1684"><text:s/></text:span><text:span text:style-name="T5_1685">grze</text:span><text:span text:style-name="T5_1686"><text:s/></text:span><text:span text:style-name="T5_1687">poświęciłem</text:span><text:span text:style-name="T5_1688"><text:s/></text:span><text:span text:style-name="T5_1689">tyle</text:span><text:span text:style-name="T5_1690"><text:s/></text:span><text:span text:style-name="T5_1691">miejsca</text:span><text:span text:style-name="T5_1692">).<text:s/></text:span><text:span text:style-name="T5_1693">Otóż</text:span><text:span text:style-name="T5_1694"><text:s/></text:span><text:span text:style-name="T5_1695">jest</text:span><text:span text:style-name="T5_1696"><text:s/></text:span><text:span text:style-name="T5_1697">on</text:span><text:span text:style-name="T5_1698"><text:s/></text:span><text:span text:style-name="T5_1699">również</text:span><text:span text:style-name="T5_1700"><text:s/></text:span><text:span text:style-name="T5_1701">symbolem</text:span><text:span text:style-name="T5_1702"><text:s/></text:span><text:span text:style-name="T5_1703">weteranów</text:span><text:span text:style-name="T5_1704"><text:s/></text:span><text:span text:style-name="T5_1705">pierwszej</text:span><text:span text:style-name="T5_1706"><text:s/></text:span><text:span text:style-name="T5_1707">wojny</text:span><text:span text:style-name="T5_1708"><text:s/></text:span><text:span text:style-name="T5_1709">światowej</text:span><text:span text:style-name="T5_1710">,<text:s/></text:span><text:span text:style-name="T5_1711">tak</text:span><text:span text:style-name="T5_1712"><text:s/></text:span><text:span text:style-name="T5_1713">więc</text:span><text:span text:style-name="T5_1714"><text:s/></text:span><text:span text:style-name="T5_1715">organizacja</text:span><text:span text:style-name="T5_1716"><text:s/>„</text:span><text:span text:style-name="T5_1717">British</text:span><text:span text:style-name="T5_1718"><text:s/></text:span><text:span text:style-name="T5_1719">Legion</text:span><text:span text:style-name="T5_1720">”<text:s/>(</text:span><text:span text:style-name="T5_1721">Brytyjska</text:span><text:span text:style-name="T5_1722"><text:s/></text:span><text:span text:style-name="T5_1723">Legia</text:span><text:span text:style-name="T5_1724"><text:s/></text:span><text:span text:style-name="T5_1725">Królewska</text:span><text:span text:style-name="T5_1726">),<text:s/></text:span><text:span text:style-name="T5_1727">nomem</text:span><text:span text:style-name="T5_1728">-</text:span><text:span text:style-name="T5_1729">omen</text:span><text:span text:style-name="T5_1730"><text:s/></text:span><text:span text:style-name="T5_1731">również</text:span><text:span text:style-name="T5_1732"><text:s/></text:span><text:span text:style-name="T5_1733">posiadająca</text:span><text:span text:style-name="T5_1734"><text:s/></text:span><text:span text:style-name="T5_1735">w</text:span><text:span text:style-name="T5_1736"><text:s/></text:span><text:span text:style-name="T5_1737">swoim</text:span><text:span text:style-name="T5_1738"><text:s/></text:span><text:span text:style-name="T5_1739">logo</text:span><text:span text:style-name="T5_1740"><text:s/></text:span><text:span text:style-name="T5_1741">kwiat</text:span><text:span text:style-name="T5_1742"><text:s/></text:span><text:span text:style-name="T5_1743">maku</text:span><text:span text:style-name="T5_1744">,<text:s/></text:span><text:span text:style-name="T5_1745">zajmująca</text:span><text:span text:style-name="T5_1746"><text:s/></text:span><text:span text:style-name="T5_1747">się</text:span><text:span text:style-name="T5_1748"><text:s/></text:span><text:span text:style-name="T5_1749">pomocą</text:span><text:span text:style-name="T5_1750"><text:s/></text:span><text:span text:style-name="T5_1751">weteranom</text:span><text:span text:style-name="T5_1752"><text:s/></text:span><text:span text:style-name="T5_1753">brytyjskich</text:span><text:span text:style-name="T5_1754"><text:s/></text:span><text:span text:style-name="T5_1755">sił</text:span><text:span text:style-name="T5_1756"><text:s/></text:span><text:span text:style-name="T5_1757">zbrojnych</text:span><text:span text:style-name="T5_1758">,<text:s/></text:span><text:span text:style-name="T5_1759">była</text:span><text:span text:style-name="T5_1760"><text:s/></text:span><text:span text:style-name="T5_1761">z</text:span><text:span text:style-name="T5_1762"><text:s/></text:span><text:span text:style-name="T5_1763">tego</text:span><text:span text:style-name="T5_1764"><text:s/></text:span><text:span text:style-name="T5_1765">powodu</text:span><text:span text:style-name="T5_1766"><text:s/></text:span><text:span text:style-name="T5_1767">bardzo</text:span><text:span text:style-name="T5_1768"><text:s/></text:span><text:span text:style-name="T5_1769">niezadowolona</text:span><text:span text:style-name="T5_1770">.<text:s/></text:span><text:span text:style-name="T5_1771">Uznano</text:span><text:span text:style-name="T5_1772">,<text:s/></text:span><text:span text:style-name="T5_1773">iż</text:span><text:span text:style-name="T5_1774"><text:s/></text:span><text:span text:style-name="T5_1775">mogą</text:span><text:span text:style-name="T5_1776"><text:s/></text:span><text:span text:style-name="T5_1777">zostać</text:span><text:span text:style-name="T5_1778"><text:s/></text:span><text:span text:style-name="T5_1779">skojarzeni</text:span><text:span text:style-name="T5_1780"><text:s/></text:span><text:span text:style-name="T5_1781">z</text:span><text:span text:style-name="T5_1782"><text:s/></text:span><text:span text:style-name="T5_1783">tym</text:span><text:span text:style-name="T5_1784"><text:s/></text:span><text:span text:style-name="T5_1785">tytułem</text:span><text:span text:style-name="T5_1786">,<text:s/></text:span><text:span text:style-name="T5_1787">na</text:span><text:span text:style-name="T5_1788"><text:s/></text:span><text:span text:style-name="T5_1789">co</text:span><text:span text:style-name="T5_1790"><text:s/></text:span><text:span text:style-name="T5_1791">nie</text:span><text:span text:style-name="T5_1792"><text:s/></text:span><text:span text:style-name="T5_1793">mieli</text:span><text:span text:style-name="T5_1794"><text:s/></text:span><text:span text:style-name="T5_1795">najmniejszej</text:span><text:span text:style-name="T5_1796"><text:s/></text:span><text:span text:style-name="T5_1797">ochoty</text:span><text:span text:style-name="T5_1798">.<text:s/></text:span><text:span text:style-name="T5_1799">Sensible</text:span><text:span text:style-name="T5_1800"><text:s/></text:span><text:span text:style-name="T5_1801">Software</text:span><text:span text:style-name="T5_1802"><text:s/></text:span><text:span text:style-name="T5_1803">zareagowało</text:span><text:span text:style-name="T5_1804"><text:s/></text:span><text:span text:style-name="T5_1805">i</text:span><text:span text:style-name="T5_1806"><text:s/></text:span><text:span text:style-name="T5_1807">w</text:span><text:span text:style-name="T5_1808"><text:s/></text:span><text:span text:style-name="T5_1809">późniejszych</text:span><text:span text:style-name="T5_1810"><text:s/></text:span><text:span text:style-name="T5_1811">wersjach</text:span><text:span text:style-name="T5_1812"><text:s/></text:span><text:span text:style-name="T5_1813">gry</text:span><text:span text:style-name="T5_1814"><text:s/></text:span><text:span text:style-name="T5_1815">jeszcze</text:span><text:span text:style-name="T5_1816"><text:s/></text:span><text:span text:style-name="T5_1817">przed</text:span><text:span text:style-name="T5_1818"><text:s/></text:span><text:span text:style-name="T5_1819">ekranem</text:span><text:span text:style-name="T5_1820"><text:s/></text:span><text:span text:style-name="T5_1821">startowym</text:span><text:span text:style-name="T5_1822"><text:s/></text:span><text:span text:style-name="T5_1823">ukazywało</text:span><text:span text:style-name="T5_1824"><text:s/></text:span><text:span text:style-name="T5_1825">się</text:span><text:span text:style-name="T5_1826"><text:s/></text:span><text:span text:style-name="T5_1827">obwieszczenie</text:span><text:span text:style-name="T5_1828">,<text:s/></text:span><text:span text:style-name="T5_1829">iż</text:span><text:span text:style-name="T5_1830"><text:s/></text:span><text:span text:style-name="T5_1831">firma</text:span><text:span text:style-name="T5_1832"><text:s/></text:span><text:span text:style-name="T5_1833">nie</text:span><text:span text:style-name="T5_1834"><text:s/></text:span><text:span text:style-name="T5_1835">ma</text:span><text:span text:style-name="T5_1836"><text:s/></text:span><text:span text:style-name="T5_1837">żadnego</text:span><text:span text:style-name="T5_1838"><text:s/></text:span><text:span text:style-name="T5_1839">związku</text:span><text:span text:style-name="T5_1840"><text:s/></text:span><text:span text:style-name="T5_1841">z</text:span><text:span text:style-name="T5_1842"><text:s/></text:span><text:span text:style-name="T5_1843">Brytyjską</text:span><text:span text:style-name="T5_1844"><text:s/></text:span><text:span text:style-name="T5_1845">Legią</text:span><text:span text:style-name="T5_1846"><text:s/></text:span><text:span text:style-name="T5_1847">Królewską</text:span><text:span text:style-name="T5_1848"><text:s/></text:span><text:span text:style-name="T5_1849">i</text:span><text:span text:style-name="T5_1850"><text:s/></text:span><text:span text:style-name="T5_1851">nie</text:span><text:span text:style-name="T5_1852"><text:s/></text:span><text:span text:style-name="T5_1853">powinna</text:span><text:span text:style-name="T5_1854"><text:s/></text:span><text:span text:style-name="T5_1855">być</text:span><text:span text:style-name="T5_1856"><text:s/></text:span><text:span text:style-name="T5_1857">z</text:span><text:span text:style-name="T5_1858"><text:s/></text:span><text:span text:style-name="T5_1859">nią</text:span><text:span text:style-name="T5_1860"><text:s/></text:span><text:span text:style-name="T5_1861">kojarzona</text:span><text:span text:style-name="T5_1862">.<text:s/></text:span><text:span text:style-name="T5_1863">To</text:span><text:span text:style-name="T5_1864"><text:s/></text:span><text:span text:style-name="T5_1865">by</text:span><text:span text:style-name="T5_1866"><text:s/></text:span><text:span text:style-name="T5_1867">było</text:span><text:span text:style-name="T5_1868"><text:s/></text:span><text:span text:style-name="T5_1869">na</text:span><text:span text:style-name="T5_1870"><text:s/></text:span><text:span text:style-name="T5_1871">tyle</text:span><text:span text:style-name="T5_1872">,<text:s/></text:span><text:span text:style-name="T5_1873">moi</text:span><text:span text:style-name="T5_1874"><text:s/></text:span><text:span text:style-name="T5_1875">drodzy</text:span><text:span text:style-name="T5_1876"><text:s/></text:span><text:span text:style-name="T5_1877">czytelnicy</text:span><text:span text:style-name="T5_1878">.<text:s/></text:span><text:span text:style-name="T5_1879">Mam</text:span><text:span text:style-name="T5_1880"><text:s/></text:span><text:span text:style-name="T5_1881">nadzieję</text:span><text:span text:style-name="T5_1882">,<text:s/></text:span><text:span text:style-name="T5_1883">iż</text:span><text:span text:style-name="T5_1884"><text:s/></text:span><text:span text:style-name="T5_1885">ten</text:span><text:span text:style-name="T5_1886"><text:s/></text:span><text:span text:style-name="T5_1887">przydługi</text:span><text:span text:style-name="T5_1888"><text:s/></text:span><text:span text:style-name="T5_1889">i</text:span><text:span text:style-name="T5_1890"><text:s/></text:span><text:span text:style-name="T5_1891">wypełniony</text:span><text:span text:style-name="T5_1892"><text:s/>(</text:span><text:span text:style-name="T5_1893">zapewne</text:span><text:span text:style-name="T5_1894"><text:s/></text:span><text:span text:style-name="T5_1895">niepotrzebnymi</text:span><text:span text:style-name="T5_1896">)<text:s/></text:span><text:span text:style-name="T5_1897">wątkami</text:span><text:span text:style-name="T5_1898"><text:s/></text:span><text:span text:style-name="T5_1899">pobocznymi</text:span><text:span text:style-name="T5_1900"><text:s/></text:span><text:span text:style-name="T5_1901">opis</text:span><text:span text:style-name="T5_1902"><text:s/></text:span><text:span text:style-name="T5_1903">zachęci</text:span><text:span text:style-name="T5_1904"><text:s/></text:span><text:span text:style-name="T5_1905">kogoś</text:span><text:span text:style-name="T5_1906"><text:s/></text:span><text:span text:style-name="T5_1907">z</text:span><text:span text:style-name="T5_1908"><text:s/></text:span><text:span text:style-name="T5_1909">Was</text:span><text:span text:style-name="T5_1910"><text:s/></text:span><text:span text:style-name="T5_1911">do</text:span><text:span text:style-name="T5_1912"><text:s/></text:span><text:span text:style-name="T5_1913">sięgnięcia</text:span><text:span text:style-name="T5_1914"><text:s/></text:span><text:span text:style-name="T5_1915">po</text:span><text:span text:style-name="T5_1916"><text:s/></text:span><text:span text:style-name="T5_1917">ten</text:span><text:span text:style-name="T5_1918"><text:s/></text:span><text:span text:style-name="T5_1919">tytuł</text:span><text:span text:style-name="T5_1920"><text:s/></text:span><text:span text:style-name="T5_1921">i</text:span><text:span text:style-name="T5_1922"><text:s/></text:span><text:span text:style-name="T5_1923">wyruszenia</text:span><text:span text:style-name="T5_1924"><text:s/></text:span><text:span text:style-name="T5_1925">w</text:span><text:span text:style-name="T5_1926"><text:s/></text:span><text:span text:style-name="T5_1927">bój</text:span><text:span text:style-name="T5_1928">.<text:s/></text:span><text:span text:style-name="T5_1929">W</text:span><text:span text:style-name="T5_1930"><text:s/></text:span><text:span text:style-name="T5_1931">końcu</text:span><text:span text:style-name="T5_1932">,<text:s/></text:span><text:span text:style-name="T5_1933">jak</text:span><text:span text:style-name="T5_1934"><text:s/></text:span><text:span text:style-name="T5_1935">stwierdzają</text:span><text:span text:style-name="T5_1936"><text:s/></text:span><text:span text:style-name="T5_1937">słowa</text:span><text:span text:style-name="T5_1938"><text:s/></text:span><text:span text:style-name="T5_1939">piosenki</text:span><text:span text:style-name="T5_1940">:<text:s/>„</text:span><text:span text:style-name="T5_1941">War</text:span><text:span text:style-name="T5_1942"><text:s/></text:span><text:span text:style-name="T5_1943">has</text:span><text:span text:style-name="T5_1944"><text:s/></text:span><text:span text:style-name="T5_1945">never</text:span><text:span text:style-name="T5_1946"><text:s/></text:span><text:span text:style-name="T5_1947">been</text:span><text:span text:style-name="T5_1948"><text:s/></text:span><text:span text:style-name="T5_1949">so</text:span><text:span text:style-name="T5_1950"><text:s/></text:span><text:span text:style-name="T5_1951">much</text:span><text:span text:style-name="T5_1952"><text:s/></text:span><text:span text:style-name="T5_1953">fun</text:span><text:span text:style-name="T5_1954">!”.</text:span></text:p>
      <text:p text:style-name="P6"/>
      <text:p text:style-name="P7"><text:span text:style-name="T7_1">Obrazki</text:span><text:span text:style-name="T7_2">:<text:s/></text:span><text:span text:style-name="T7_3"><text:a xlink:type="simple" xlink:href="http://gamesdbase.com/Media/SYSTEM/Commodore_Amiga/Title/big/Cannon_Fodder_-_1993_-_Virgin_Games,_Ltd..jpg"><text:span text:style-name="T7_4">1</text:span></text:a></text:span><text:span text:style-name="T7_5"><text:s/></text:span><text:span text:style-name="T7_6"><text:a xlink:type="simple" xlink:href="http://gamesdbase.com/Media/SYSTEM/Commodore_Amiga/Snap/big/Cannon_Fodder_-_1993_-_Virgin_Games,_Ltd..jpg"><text:span text:style-name="T7_7">2</text:span></text:a></text:span><text:span text:style-name="T7_8"><text:s/></text:span><text:span text:style-name="T7_9"><text:a xlink:type="simple" xlink:href="http://socksmakepeoplesexy.net/images/cannonfodder_doods02.png"><text:span text:style-name="T7_10">3</text:span></text:a></text:span><text:span text:style-name="T7_11"><text:s/></text:span><text:span text:style-name="T7_12"><text:a xlink:type="simple" xlink:href="http://media.classic-retro-games.com/376/cannon_fodder.gif"><text:span text:style-name="T7_13">4</text:span></text:a></text:span><text:span text:style-name="T7_14"><text:s/></text:span><text:span text:style-name="T7_15"><text:a xlink:type="simple" xlink:href="http://screenshots.en.sftcdn.net/en/scrn/51000/51533/cannon-fodder-1.jpg"><text:span text:style-name="T7_16">5</text:span></text:a></text:span></text:p>
      <text:p text:style-name="P8"><text:span text:style-name="T8_1">Źródła</text:span><text:span text:style-name="T8_2">:<text:s/></text:span><text:span text:style-name="T8_3"><text:a xlink:type="simple" xlink:href="http://gamesdbase.com/game/commodore-amiga/cannon-fodder.aspx"><text:span text:style-name="T8_4">1</text:span></text:a></text:span><text:span text:style-name="T8_5"><text:s/></text:span><text:span text:style-name="T8_6"><text:a xlink:type="simple" xlink:href="http://gamesdbase.com/game/commodore-amiga/cannon-fodder.aspx"><text:span text:style-name="T8_7">2</text:span></text:a></text:span><text:span text:style-name="T8_8"><text:s/></text:span><text:span text:style-name="T8_9"><text:a xlink:type="simple" xlink:href="http://socksmakepeoplesexy.net/index.php?a=cannon_fodder"><text:span text:style-name="T8_10">3</text:span></text:a></text:span><text:span text:style-name="T8_11"><text:s/></text:span><text:span text:style-name="T8_12"><text:a xlink:type="simple" xlink:href="http://www.classic-retro-games.com/Cannon-Fodder_376.html"><text:span text:style-name="T8_13">4</text:span></text:a></text:span><text:span text:style-name="T8_14"><text:s/></text:span><text:span text:style-name="T8_15"><text:a xlink:type="simple" xlink:href="http://cannon-fodder.en.softonic.com"><text:span text:style-name="T8_16">5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